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adornments="Extra Bold" style:font-pitch="variable"/>
    <style:font-face style:name="Cantarell Extra Bold1"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pitch="fixed"/>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_5f_Background">
      <style:graphic-properties/>
    </style:style>
    <style:style style:name="gr2" style:family="graphic" style:parent-style-name="Obj_5f_Inner_5f_01">
      <style:graphic-properties/>
    </style:style>
    <style:style style:name="gr3" style:family="graphic" style:parent-style-name="Obj_5f_Line_5f_02_5f_Dash">
      <style:graphic-properties/>
    </style:style>
    <style:style style:name="gr4" style:family="graphic" style:parent-style-name="standard">
      <style:graphic-properties draw:stroke="none" svg:stroke-color="#000000" draw:fill="none" draw:fill-color="#ffffff" fo:min-height="5.75cm"/>
      <style:paragraph-properties style:writing-mode="lr-tb"/>
    </style:style>
    <style:style style:name="gr5" style:family="graphic" style:parent-style-name="Obj_5f_Background">
      <style:graphic-properties fo:min-height="8.774cm" fo:min-width="8.524cm"/>
    </style:style>
    <style:style style:name="gr6" style:family="graphic" style:parent-style-name="standard">
      <style:graphic-properties draw:stroke="none" draw:fill-color="#ffffff" draw:textarea-horizontal-align="justify" draw:textarea-vertical-align="middle" draw:auto-grow-height="false" fo:min-height="0.214cm" fo:min-width="0.988cm" draw:shadow="hidden"/>
    </style:style>
    <style:style style:name="gr7" style:family="graphic" style:parent-style-name="Obj_5f_Inner_5f_01">
      <style:graphic-properties draw:textarea-vertical-align="middle" draw:auto-grow-height="false"/>
    </style:style>
    <style:style style:name="gr8" style:family="graphic" style:parent-style-name="standard">
      <style:graphic-properties draw:stroke="none" draw:fill-color="#1c527f" draw:textarea-horizontal-align="justify" draw:textarea-vertical-align="middle" draw:auto-grow-height="false" fo:min-height="8.774cm" fo:min-width="8.524cm"/>
    </style:style>
    <style:style style:name="gr9" style:family="graphic" style:parent-style-name="Obj_5f_Inner_5f_01">
      <style:graphic-properties draw:textarea-vertical-align="middle" draw:auto-grow-height="false" fo:min-height="4.456cm" fo:min-width="4.182cm"/>
    </style:style>
    <style:style style:name="gr10" style:family="graphic" style:parent-style-name="Obj_5f_Inner_5f_02">
      <style:graphic-properties/>
    </style:style>
    <style:style style:name="gr11" style:family="graphic" style:parent-style-name="Obj_5f_Inner_5f_01">
      <style:graphic-properties draw:textarea-vertical-align="middle" draw:auto-grow-height="false" fo:min-height="4.448cm" fo:min-width="4.179cm"/>
    </style:style>
    <style:style style:name="gr12" style:family="graphic" style:parent-style-name="Obj_5f_Inner_5f_02">
      <style:graphic-properties draw:textarea-horizontal-align="center" draw:textarea-vertical-align="middle"/>
    </style:style>
    <style:style style:name="gr13" style:family="graphic" style:parent-style-name="Obj_5f_Line_5f_02_5f_Dash">
      <style:graphic-properties draw:stroke="dash" draw:stroke-dash="Long_20_Dash_20__28_Rounded_29_" svg:stroke-width="0.035cm" draw:marker-start-width="0.131cm" draw:marker-end-width="0.131cm" svg:stroke-opacity="90%" svg:stroke-linecap="round" draw:fill="none" draw:fill-color="#729fcf" draw:opacity="100%" fo:padding-top="0.017cm" fo:padding-bottom="0.017cm" fo:padding-left="0.017cm" fo:padding-right="0.017cm"/>
    </style:style>
    <style:style style:name="gr14" style:family="graphic" style:parent-style-name="standard">
      <style:graphic-properties draw:stroke="none" draw:stroke-dash="Long_20_Dash_20__28_Rounded_29_" svg:stroke-width="0cm" draw:marker-start-width="0.131cm" draw:marker-end-width="0.131cm" svg:stroke-opacity="90%" svg:stroke-linecap="round" draw:fill="solid" draw:fill-color="#1c527f" draw:opacity="100%" draw:textarea-horizontal-align="center" draw:textarea-vertical-align="middle" fo:padding-top="0.017cm" fo:padding-bottom="0.017cm" fo:padding-left="0.017cm" fo:padding-right="0.017cm"/>
    </style:style>
    <style:style style:name="gr15" style:family="graphic" style:parent-style-name="Obj_5f_Inner_5f_01">
      <style:graphic-properties draw:textarea-vertical-align="middle" draw:auto-grow-height="false" fo:min-height="1.237cm" fo:min-width="0.871cm"/>
    </style:style>
    <style:style style:name="gr16" style:family="graphic" style:parent-style-name="Obj_5f_Inner_5f_01">
      <style:graphic-properties draw:textarea-vertical-align="middle"/>
    </style:style>
    <style:style style:name="gr17" style:family="graphic" style:parent-style-name="Obj_5f_Inner_5f_01">
      <style:graphic-properties draw:opacity="100%" draw:textarea-vertical-align="middle" draw:auto-grow-height="false" fo:min-height="1.237cm" fo:min-width="0.876cm"/>
    </style:style>
    <style:style style:name="gr18" style:family="graphic" style:parent-style-name="Obj_5f_Inner_5f_01">
      <style:graphic-properties draw:opacity="100%" draw:textarea-vertical-align="middle"/>
    </style:style>
    <style:style style:name="gr19" style:family="graphic" style:parent-style-name="Obj_5f_Inner_5f_01">
      <style:graphic-properties draw:textarea-vertical-align="middle" draw:auto-grow-height="false" fo:min-height="0.528cm" fo:min-width="2.527cm"/>
    </style:style>
    <style:style style:name="gr20" style:family="graphic" style:parent-style-name="Obj_5f_Inner_5f_01">
      <style:graphic-properties draw:textarea-vertical-align="middle" draw:auto-grow-height="false" fo:min-height="0.543cm" fo:min-width="0.864cm"/>
    </style:style>
    <style:style style:name="gr21" style:family="graphic" style:parent-style-name="Obj_5f_Inner_5f_01">
      <style:graphic-properties draw:auto-grow-height="false" fo:min-height="0.533cm" fo:min-width="0.861cm"/>
    </style:style>
    <style:style style:name="gr22" style:family="graphic" style:parent-style-name="Obj_5f_Inner_5f_01">
      <style:graphic-properties draw:textarea-vertical-align="middle" draw:auto-grow-height="false" fo:min-height="2.015cm" fo:min-width="1.625cm"/>
    </style:style>
    <style:style style:name="gr23" style:family="graphic" style:parent-style-name="Obj_5f_Inner_5f_01">
      <style:graphic-properties draw:textarea-vertical-align="middle" draw:auto-grow-height="false" fo:min-height="1.119cm" fo:min-width="0cm"/>
    </style:style>
    <style:style style:name="gr24" style:family="graphic" style:parent-style-name="Obj_5f_Inner_5f_01">
      <style:graphic-properties draw:textarea-vertical-align="middle" draw:auto-grow-height="false" fo:min-height="1.108cm" fo:min-width="0cm"/>
    </style:style>
    <style:style style:name="gr25" style:family="graphic" style:parent-style-name="Obj_5f_Inner_5f_01">
      <style:graphic-properties draw:textarea-vertical-align="middle" draw:auto-grow-height="false" fo:min-height="0cm" fo:min-width="0cm"/>
    </style:style>
    <style:style style:name="gr26" style:family="graphic" style:parent-style-name="standard">
      <style:graphic-properties draw:stroke="none" svg:stroke-width="0cm" svg:stroke-color="#ffffff" draw:marker-start-width="0.518cm" draw:marker-end-width="0.518cm" draw:fill="solid" draw:fill-color="#ffffff" draw:opacity="100%" draw:textarea-horizontal-align="justify" draw:textarea-vertical-align="middle" draw:auto-grow-height="false" fo:min-height="0.184cm" fo:min-width="0.232cm" fo:padding-top="0.231cm" fo:padding-bottom="0.231cm" fo:padding-left="0.356cm" fo:padding-right="0.356cm" draw:shadow="hidden"/>
    </style:style>
    <style:style style:name="gr27"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4.045cm" draw:shadow="hidden"/>
    </style:style>
    <style:style style:name="gr28" style:family="graphic" style:parent-style-name="standard">
      <style:graphic-properties svg:stroke-color="#ffffff" draw:fill="none" draw:textarea-horizontal-align="justify" draw:textarea-vertical-align="middle" draw:auto-grow-height="false" fo:min-height="6.369cm" fo:min-width="6.123cm"/>
    </style:style>
    <style:style style:name="gr29" style:family="graphic" style:parent-style-name="Obj_5f_Inner_5f_01">
      <style:graphic-properties draw:textarea-vertical-align="middle" draw:auto-grow-height="false" fo:min-height="3.579cm" fo:min-width="5.897cm"/>
    </style:style>
    <style:style style:name="gr30" style:family="graphic" style:parent-style-name="Obj_5f_Inner_5f_02">
      <style:graphic-properties fo:min-height="0cm" fo:min-width="0cm"/>
    </style:style>
    <style:style style:name="gr31" style:family="graphic" style:parent-style-name="standard">
      <style:graphic-properties draw:stroke="none" draw:fill-color="#ffffff" draw:textarea-horizontal-align="justify" draw:textarea-vertical-align="middle" draw:auto-grow-height="false" fo:min-height="0.092cm" fo:min-width="0.316cm"/>
    </style:style>
    <style:style style:name="gr32" style:family="graphic" style:parent-style-name="Obj_5f_Inner_5f_01">
      <style:graphic-properties draw:auto-grow-height="false" fo:min-height="4.402cm" fo:min-width="4.159cm"/>
    </style:style>
    <style:style style:name="gr33" style:family="graphic" style:parent-style-name="Obj_5f_Inner_5f_02">
      <style:graphic-properties draw:auto-grow-height="false" fo:min-height="0.265cm" fo:min-width="3.392cm"/>
    </style:style>
    <style:style style:name="gr34" style:family="graphic" style:parent-style-name="Obj_5f_Inner_5f_01">
      <style:graphic-properties draw:textarea-vertical-align="middle" draw:auto-grow-height="false" fo:min-height="1.911cm" fo:min-width="4.214cm"/>
    </style:style>
    <style:style style:name="gr35" style:family="graphic" style:parent-style-name="Obj_5f_Inner_5f_01">
      <style:graphic-properties fo:min-height="0cm" fo:min-width="0cm"/>
    </style:style>
    <style:style style:name="gr36" style:family="graphic" style:parent-style-name="Obj_5f_Inner_5f_02">
      <style:graphic-properties fo:min-height="0cm" fo:min-width="0cm"/>
      <style:paragraph-properties style:writing-mode="lr-tb"/>
    </style:style>
    <style:style style:name="gr37" style:family="graphic" style:parent-style-name="Obj_5f_Inner_5f_01_5f_T80">
      <style:graphic-properties fo:min-height="4.456cm" fo:min-width="4.182cm"/>
    </style:style>
    <style:style style:name="gr38" style:family="graphic">
      <style:graphic-properties draw:stroke="dash" draw:stroke-dash="Long_20_Dash_20__28_Rounded_29_" svg:stroke-color="#ffffff" svg:stroke-linecap="round" draw:opacity="37%" draw:textarea-vertical-align="middle"/>
    </style:style>
    <style:style style:name="gr39" style:family="graphic" style:parent-style-name="standard">
      <style:graphic-properties draw:stroke="none" svg:stroke-color="#000000" draw:fill="solid" draw:fill-color="#ffffff" draw:textarea-horizontal-align="center" draw:textarea-vertical-align="middle" fo:min-height="1.69cm" draw:shadow="hidden"/>
    </style:style>
    <style:style style:name="gr40" style:family="graphic" style:parent-style-name="standard">
      <style:graphic-properties draw:textarea-horizontal-align="justify" draw:textarea-vertical-align="middle" draw:auto-grow-height="false" fo:min-height="4.448cm" fo:min-width="4.179cm" draw:shadow="hidden"/>
    </style:style>
    <style:style style:name="gr41" style:family="graphic" style:parent-style-name="standard">
      <style:graphic-properties draw:fill-color="#1c527f" draw:textarea-horizontal-align="center" draw:textarea-vertical-align="middle"/>
    </style:style>
    <style:style style:name="gr42" style:family="graphic">
      <style:graphic-properties draw:fill-color="#236aa5" draw:textarea-horizontal-align="justify" draw:textarea-vertical-align="middle" draw:auto-grow-height="false" fo:min-height="7.375cm" fo:min-width="9.875cm" draw:shadow="hidden"/>
    </style:style>
    <style:style style:name="gr43" style:family="graphic" style:parent-style-name="standard">
      <style:graphic-properties draw:textarea-horizontal-align="justify" draw:textarea-vertical-align="middle" draw:auto-grow-height="false" fo:min-height="0cm" fo:min-width="0cm"/>
    </style:style>
    <style:style style:name="gr44" style:family="graphic">
      <style:graphic-properties fo:min-height="0cm" fo:min-width="0cm"/>
    </style:style>
    <style:style style:name="gr45"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46" style:family="graphic" style:parent-style-name="standard">
      <style:graphic-properties draw:stroke="none" draw:fill-color="#ffffff" draw:textarea-horizontal-align="justify" draw:textarea-vertical-align="middle" draw:auto-grow-height="false" fo:min-height="0.565cm" fo:min-width="1.351cm"/>
    </style:style>
    <style:style style:name="gr47"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48" style:family="graphic">
      <style:graphic-properties draw:stroke="none" svg:stroke-color="#000000" draw:fill="solid" draw:fill-color="#ffffff" draw:textarea-horizontal-align="center" draw:textarea-vertical-align="middle" fo:min-height="1.7cm" draw:shadow="hidden"/>
      <style:paragraph-properties style:writing-mode="lr-tb"/>
    </style:style>
    <style:style style:name="gr49" style:family="graphic">
      <style:graphic-properties draw:stroke="none" draw:fill="solid" draw:fill-color="#ffffff" draw:textarea-horizontal-align="center" draw:textarea-vertical-align="middle" fo:min-height="2.118cm" draw:shadow="hidden"/>
      <style:paragraph-properties style:writing-mode="lr-tb"/>
    </style:style>
    <style:style style:name="gr50" style:family="graphic">
      <style:graphic-properties draw:stroke="solid" draw:textarea-vertical-align="middle"/>
    </style:style>
    <style:style style:name="gr51" style:family="graphic" style:parent-style-name="standard">
      <style:graphic-properties draw:stroke="none" draw:fill-color="#ffffff" draw:textarea-horizontal-align="justify" draw:textarea-vertical-align="middle" draw:auto-grow-height="false" fo:min-height="0.498cm" fo:min-width="1.351cm"/>
    </style:style>
    <style:style style:name="gr52" style:family="graphic" style:parent-style-name="Obj_5f_Inner_5f_01">
      <style:graphic-properties draw:textarea-vertical-align="middle" fo:min-height="0cm" fo:min-width="0cm"/>
    </style:style>
    <style:style style:name="gr53" style:family="graphic" style:parent-style-name="standard">
      <style:graphic-properties draw:stroke="none" draw:fill-color="#ffffff" draw:textarea-horizontal-align="justify" draw:textarea-vertical-align="middle" draw:auto-grow-height="false" fo:min-height="1.518cm" fo:min-width="1.268cm"/>
    </style:style>
    <style:style style:name="gr54" style:family="graphic" style:parent-style-name="standard">
      <style:graphic-properties draw:stroke="none" draw:fill-color="#ffffff" draw:textarea-horizontal-align="justify" draw:textarea-vertical-align="middle" draw:auto-grow-height="false" fo:min-height="2.402cm" fo:min-width="2.152cm"/>
    </style:style>
    <style:style style:name="gr55" style:family="graphic" style:parent-style-name="standard">
      <style:graphic-properties draw:stroke="none" draw:fill-color="#ffffff" draw:textarea-horizontal-align="justify" draw:textarea-vertical-align="middle" draw:auto-grow-height="false" fo:min-height="2.048cm" fo:min-width="1.796cm"/>
    </style:style>
    <style:style style:name="gr56" style:family="graphic" style:parent-style-name="standard">
      <style:graphic-properties draw:stroke="none" draw:fill-color="#ffffff" draw:textarea-horizontal-align="justify" draw:textarea-vertical-align="middle" draw:auto-grow-height="false" fo:min-height="0.566cm" fo:min-width="0.396cm"/>
    </style:style>
    <style:style style:name="gr57" style:family="graphic" style:parent-style-name="standard">
      <style:graphic-properties draw:stroke="none" draw:fill-color="#ffffff" draw:textarea-horizontal-align="justify" draw:textarea-vertical-align="middle" draw:auto-grow-height="false" fo:min-height="0.487cm" fo:min-width="0.289cm"/>
    </style:style>
    <style:style style:name="gr58" style:family="graphic" style:parent-style-name="Obj_5f_Inner_5f_02_5f_T20">
      <style:graphic-properties fo:min-height="0cm" fo:min-width="0cm"/>
    </style:style>
    <style:style style:name="gr59" style:family="graphic" style:parent-style-name="Obj_5f_Line_5f_01_5f_Dash">
      <style:graphic-properties/>
    </style:style>
    <style:style style:name="gr60" style:family="graphic" style:parent-style-name="Obj_5f_Text_5f_01">
      <style:graphic-properties fo:min-height="0.246cm" fo:min-width="0.772cm"/>
      <style:paragraph-properties style:writing-mode="lr-tb"/>
    </style:style>
    <style:style style:name="gr61" style:family="graphic" style:parent-style-name="Obj_5f_Text_5f_01">
      <style:graphic-properties fo:min-height="0.247cm" fo:min-width="0.773cm"/>
      <style:paragraph-properties style:writing-mode="lr-tb"/>
    </style:style>
    <style:style style:name="gr62" style:family="graphic" style:parent-style-name="Obj_5f_Inner_5f_01">
      <style:graphic-properties draw:textarea-vertical-align="middle" draw:auto-grow-height="false" fo:min-height="2.402cm" fo:min-width="2.152cm"/>
    </style:style>
    <style:style style:name="gr63" style:family="graphic" style:parent-style-name="Obj_5f_Line_5f_01_5f_Solid">
      <style:graphic-properties/>
    </style:style>
    <style:style style:name="gr64" style:family="graphic" style:parent-style-name="standard">
      <style:graphic-properties draw:stroke="none" svg:stroke-color="#ffffff" draw:fill-color="#ffffff" draw:textarea-horizontal-align="justify" draw:textarea-vertical-align="middle" draw:auto-grow-height="false" fo:min-height="1.069cm" fo:min-width="0.905cm"/>
    </style:style>
    <style:style style:name="gr65" style:family="graphic" style:parent-style-name="Obj_5f_Inner_5f_01">
      <style:graphic-properties draw:textarea-vertical-align="middle" draw:auto-grow-height="false" fo:min-height="5.421cm" fo:min-width="0.45cm"/>
    </style:style>
    <style:style style:name="gr66" style:family="graphic" style:parent-style-name="Obj_5f_Inner_5f_02">
      <style:graphic-properties draw:auto-grow-height="false" fo:min-height="0.56cm" fo:min-width="0.342cm"/>
    </style:style>
    <style:style style:name="gr67" style:family="graphic" style:parent-style-name="Obj_5f_Inner_5f_02">
      <style:graphic-properties draw:auto-grow-height="false" fo:min-height="2.296cm" fo:min-width="0cm"/>
    </style:style>
    <style:style style:name="gr68" style:family="graphic" style:parent-style-name="Obj_5f_Inner_5f_02">
      <style:graphic-properties draw:auto-grow-height="false" fo:min-height="0cm" fo:min-width="0cm"/>
    </style:style>
    <style:style style:name="gr69" style:family="graphic" style:parent-style-name="Obj_5f_Inner_5f_02">
      <style:graphic-properties draw:auto-grow-height="false" fo:min-height="0cm" fo:min-width="0.012cm"/>
    </style:style>
    <style:style style:name="gr70" style:family="graphic" style:parent-style-name="Obj_5f_Inner_5f_01">
      <style:graphic-properties draw:textarea-vertical-align="middle" draw:auto-grow-height="false" fo:min-height="0.982cm" fo:min-width="0.643cm"/>
    </style:style>
    <style:style style:name="gr71" style:family="graphic" style:parent-style-name="Obj_5f_Inner_5f_01">
      <style:graphic-properties draw:textarea-vertical-align="middle" draw:auto-grow-height="false" fo:min-height="0.983cm" fo:min-width="0.642cm"/>
    </style:style>
    <style:style style:name="gr72" style:family="graphic" style:parent-style-name="Obj_5f_Inner_5f_01">
      <style:graphic-properties draw:textarea-vertical-align="middle" draw:auto-grow-height="false" fo:min-height="0.133cm" fo:min-width="0cm"/>
    </style:style>
    <style:style style:name="gr73" style:family="graphic" style:parent-style-name="Obj_5f_Inner_5f_01">
      <style:graphic-properties draw:textarea-vertical-align="middle" draw:auto-grow-height="false" fo:min-height="0.003cm" fo:min-width="0cm"/>
    </style:style>
    <style:style style:name="gr74" style:family="graphic" style:parent-style-name="Obj_5f_Inner_5f_01">
      <style:graphic-properties draw:textarea-vertical-align="middle" draw:auto-grow-height="false" fo:min-height="0.004cm" fo:min-width="0cm"/>
    </style:style>
    <style:style style:name="gr75" style:family="graphic" style:parent-style-name="Obj_5f_Inner_5f_01">
      <style:graphic-properties draw:textarea-vertical-align="middle" draw:auto-grow-height="false" fo:min-height="1.537cm" fo:min-width="1.17cm"/>
    </style:style>
    <style:style style:name="gr76" style:family="graphic" style:parent-style-name="Obj_5f_Background">
      <style:graphic-properties svg:stroke-linecap="butt" fo:min-height="6.376cm" fo:min-width="6.125cm"/>
    </style:style>
    <style:style style:name="gr77" style:family="graphic" style:parent-style-name="Obj_5f_Inner_5f_01_5f_T80">
      <style:graphic-properties fo:min-height="6.511cm" fo:min-width="6.189cm"/>
    </style:style>
    <style:style style:name="gr78"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187cm" fo:min-width="0.23cm" fo:padding-top="0.231cm" fo:padding-bottom="0.231cm" fo:padding-left="0.356cm" fo:padding-right="0.356cm"/>
    </style:style>
    <style:style style:name="gr79" style:family="graphic" style:parent-style-name="Obj_5f_Inner_5f_01">
      <style:graphic-properties/>
      <style:paragraph-properties style:writing-mode="lr-tb"/>
    </style:style>
    <style:style style:name="gr80" style:family="graphic" style:parent-style-name="standard">
      <style:graphic-properties draw:stroke="none" draw:fill-color="#ffffff" draw:textarea-horizontal-align="justify" draw:textarea-vertical-align="middle" draw:auto-grow-height="false" fo:min-height="1.987cm" fo:min-width="1.319cm"/>
    </style:style>
    <style:style style:name="gr81" style:family="graphic" style:parent-style-name="Obj_5f_Inner_5f_02">
      <style:graphic-properties draw:auto-grow-height="false" fo:min-height="0.596cm" fo:min-width="0.332cm"/>
    </style:style>
    <style:style style:name="gr82" style:family="graphic" style:parent-style-name="standard">
      <style:graphic-properties draw:stroke="none" draw:fill-color="#ffffff" draw:textarea-horizontal-align="justify" draw:textarea-vertical-align="middle" draw:auto-grow-height="false" fo:min-height="0.78cm" fo:min-width="2.413cm"/>
    </style:style>
    <style:style style:name="gr83" style:family="graphic" style:parent-style-name="standard">
      <style:graphic-properties draw:stroke="none" draw:fill-color="#ffffff" draw:textarea-horizontal-align="justify" draw:textarea-vertical-align="middle" draw:auto-grow-height="false" fo:min-height="0.776cm" fo:min-width="0.277cm"/>
    </style:style>
    <style:style style:name="gr84" style:family="graphic" style:parent-style-name="Obj_5f_Inner_5f_01">
      <style:graphic-properties draw:textarea-vertical-align="middle" draw:auto-grow-height="false" fo:min-height="1.987cm" fo:min-width="1.384cm"/>
    </style:style>
    <style:style style:name="gr85" style:family="graphic" style:parent-style-name="Obj_5f_Line_5f_02_5f_Solid">
      <style:graphic-properties/>
    </style:style>
    <style:style style:name="gr86" style:family="graphic" style:parent-style-name="Obj_5f_Inner_5f_01">
      <style:graphic-properties draw:textarea-vertical-align="middle" draw:auto-grow-height="false" fo:min-height="1.987cm" fo:min-width="1.383cm"/>
    </style:style>
    <style:style style:name="gr87" style:family="graphic" style:parent-style-name="standard">
      <style:graphic-properties draw:stroke="none" draw:fill-color="#ffffff" draw:textarea-horizontal-align="justify" draw:textarea-vertical-align="middle" draw:auto-grow-height="false" fo:min-height="0.922cm" fo:min-width="0.48cm"/>
    </style:style>
    <style:style style:name="gr88" style:family="graphic" style:parent-style-name="Obj_5f_Inner_5f_02">
      <style:graphic-properties draw:auto-grow-height="false" fo:min-height="0.193cm" fo:min-width="0cm"/>
    </style:style>
    <style:style style:name="gr89" style:family="graphic" style:parent-style-name="standard">
      <style:graphic-properties draw:stroke="none" draw:fill-color="#ffffff" draw:textarea-horizontal-align="justify" draw:textarea-vertical-align="middle" draw:auto-grow-height="false" fo:min-height="0.288cm" fo:min-width="1.068cm"/>
    </style:style>
    <style:style style:name="gr90" style:family="graphic" style:parent-style-name="standard">
      <style:graphic-properties draw:stroke="none" draw:fill-color="#ffffff" draw:textarea-horizontal-align="justify" draw:textarea-vertical-align="middle" draw:auto-grow-height="false" fo:min-height="0.288cm" fo:min-width="0cm"/>
    </style:style>
    <style:style style:name="gr91" style:family="graphic" style:parent-style-name="Obj_5f_Inner_5f_01">
      <style:graphic-properties draw:textarea-vertical-align="middle" draw:auto-grow-height="false" fo:min-height="0.92cm" fo:min-width="0.514cm"/>
    </style:style>
    <style:style style:name="gr92" style:family="graphic" style:parent-style-name="Obj_5f_Inner_5f_01">
      <style:graphic-properties draw:textarea-vertical-align="middle" draw:auto-grow-height="false" fo:min-height="0.921cm" fo:min-width="0.514cm"/>
    </style:style>
    <style:style style:name="gr93" style:family="graphic" style:parent-style-name="standard">
      <style:graphic-properties draw:stroke="none" draw:fill-color="#ffffff" draw:textarea-horizontal-align="justify" draw:textarea-vertical-align="middle" draw:auto-grow-height="false" fo:min-height="0.648cm" fo:min-width="0.206cm" draw:shadow="hidden"/>
    </style:style>
    <style:style style:name="gr94" style:family="graphic" style:parent-style-name="standard">
      <style:graphic-properties draw:stroke="none" draw:fill-color="#ffffff" draw:textarea-horizontal-align="justify" draw:textarea-vertical-align="middle" draw:auto-grow-height="false" fo:min-height="0cm" fo:min-width="0cm" draw:shadow="hidden"/>
    </style:style>
    <style:style style:name="gr95" style:family="graphic" style:parent-style-name="Obj_5f_Inner_5f_02">
      <style:graphic-properties draw:auto-grow-height="false" fo:min-height="0.588cm" fo:min-width="0.333cm"/>
    </style:style>
    <style:style style:name="gr96" style:family="graphic" style:parent-style-name="Obj_5f_Inner_5f_01">
      <style:graphic-properties draw:textarea-vertical-align="middle" draw:auto-grow-height="false" fo:min-height="0.772cm" fo:min-width="0cm"/>
    </style:style>
    <style:style style:name="gr97" style:family="graphic" style:parent-style-name="Obj_5f_Inner_5f_01">
      <style:graphic-properties draw:textarea-vertical-align="middle" draw:auto-grow-height="false" fo:min-height="1.41cm" fo:min-width="0.875cm"/>
    </style:style>
    <style:style style:name="gr98" style:family="graphic" style:parent-style-name="Obj_5f_Inner_5f_02">
      <style:graphic-properties draw:textarea-horizontal-align="center" draw:textarea-vertical-align="middle" draw:auto-grow-height="false" fo:min-height="0.458cm" fo:min-width="0.138cm" draw:shadow="hidden"/>
    </style:style>
    <style:style style:name="gr99" style:family="graphic" style:parent-style-name="Obj_5f_Inner_5f_01">
      <style:graphic-properties draw:textarea-horizontal-align="justify" draw:textarea-vertical-align="middle" draw:auto-grow-height="false" fo:min-height="0cm" fo:min-width="0cm"/>
    </style:style>
    <style:style style:name="gr100" style:family="graphic" style:parent-style-name="Obj_5f_Inner_5f_01">
      <style:graphic-properties draw:auto-grow-height="false" fo:min-height="6.049cm" fo:min-width="5.799cm"/>
      <style:paragraph-properties style:writing-mode="lr-tb"/>
    </style:style>
    <style:style style:name="gr101" style:family="graphic" style:parent-style-name="standard">
      <style:graphic-properties draw:stroke="none" draw:fill-color="#666666" draw:textarea-horizontal-align="justify" draw:textarea-vertical-align="middle" draw:auto-grow-height="false" fo:min-height="1.745cm" fo:min-width="0cm"/>
    </style:style>
    <style:style style:name="gr102" style:family="graphic" style:parent-style-name="standard">
      <style:graphic-properties draw:stroke="none" draw:fill-color="#666666" draw:textarea-horizontal-align="justify" draw:textarea-vertical-align="middle" draw:auto-grow-height="false" fo:min-height="1.743cm" fo:min-width="0cm"/>
    </style:style>
    <style:style style:name="gr103" style:family="graphic" style:parent-style-name="Obj_5f_Inner_5f_02">
      <style:graphic-properties draw:auto-grow-height="false" fo:min-height="1.745cm" fo:min-width="0cm"/>
    </style:style>
    <style:style style:name="gr104" style:family="graphic" style:parent-style-name="Obj_5f_Inner_5f_02">
      <style:graphic-properties draw:auto-grow-height="false" fo:min-height="1.742cm" fo:min-width="0cm"/>
    </style:style>
    <style:style style:name="gr105" style:family="graphic" style:parent-style-name="Obj_5f_Inner_5f_02">
      <style:graphic-properties draw:auto-grow-height="false" fo:min-height="1.203cm" fo:min-width="0.968cm"/>
    </style:style>
    <style:style style:name="gr106" style:family="graphic" style:parent-style-name="Obj_5f_Inner_5f_02">
      <style:graphic-properties draw:auto-grow-height="false" fo:min-height="1.203cm" fo:min-width="0.964cm"/>
    </style:style>
    <style:style style:name="gr107" style:family="graphic" style:parent-style-name="Obj_5f_Inner_5f_02">
      <style:graphic-properties draw:auto-grow-height="false" fo:min-height="1.743cm" fo:min-width="0cm"/>
    </style:style>
    <style:style style:name="gr108" style:family="graphic" style:parent-style-name="Obj_5f_Inner_5f_02">
      <style:graphic-properties draw:auto-grow-height="false" fo:min-height="1.746cm" fo:min-width="0cm"/>
    </style:style>
    <style:style style:name="gr109" style:family="graphic" style:parent-style-name="Obj_5f_Inner_5f_02">
      <style:graphic-properties draw:auto-grow-height="false" fo:min-height="1.208cm" fo:min-width="0.967cm"/>
    </style:style>
    <style:style style:name="gr110" style:family="graphic" style:parent-style-name="Obj_5f_Inner_5f_02">
      <style:graphic-properties draw:auto-grow-height="false" fo:min-height="1.208cm" fo:min-width="0.969cm"/>
    </style:style>
    <style:style style:name="gr111" style:family="graphic" style:parent-style-name="Obj_5f_Inner_5f_02">
      <style:graphic-properties draw:auto-grow-height="false" fo:min-height="1.744cm" fo:min-width="0cm"/>
    </style:style>
    <style:style style:name="gr112" style:family="graphic" style:parent-style-name="Obj_5f_Inner_5f_02">
      <style:graphic-properties draw:auto-grow-height="false" fo:min-height="1.202cm" fo:min-width="0.963cm"/>
    </style:style>
    <style:style style:name="gr113" style:family="graphic" style:parent-style-name="Obj_5f_Inner_5f_02">
      <style:graphic-properties draw:auto-grow-height="false" fo:min-height="1.74cm" fo:min-width="0cm"/>
    </style:style>
    <style:style style:name="gr114" style:family="graphic" style:parent-style-name="Obj_5f_Inner_5f_02">
      <style:graphic-properties draw:auto-grow-height="false" fo:min-height="1.202cm" fo:min-width="0.968cm"/>
    </style:style>
    <style:style style:name="gr115" style:family="graphic" style:parent-style-name="Obj_5f_Inner_5f_02">
      <style:graphic-properties draw:auto-grow-height="false" fo:min-height="1.302cm" fo:min-width="5.303cm"/>
    </style:style>
    <style:style style:name="gr116" style:family="graphic" style:parent-style-name="Obj_5f_Inner_5f_01">
      <style:graphic-properties draw:auto-grow-height="false" fo:min-height="0.929cm" fo:min-width="0cm"/>
    </style:style>
    <style:style style:name="gr117" style:family="graphic" style:parent-style-name="Obj_5f_Inner_5f_01">
      <style:graphic-properties draw:auto-grow-height="false" fo:min-height="0.023cm" fo:min-width="3.439cm"/>
    </style:style>
    <style:style style:name="gr118" style:family="graphic" style:parent-style-name="Obj_5f_Inner_5f_01">
      <style:graphic-properties draw:auto-grow-height="false" fo:min-height="0.02cm" fo:min-width="3.442cm"/>
    </style:style>
    <style:style style:name="gr119" style:family="graphic" style:parent-style-name="Obj_5f_Inner_5f_01">
      <style:graphic-properties draw:auto-grow-height="false" fo:min-height="0.019cm" fo:min-width="3.44cm"/>
    </style:style>
    <style:style style:name="gr120" style:family="graphic" style:parent-style-name="Obj_5f_Inner_5f_01">
      <style:graphic-properties draw:auto-grow-height="false" fo:min-height="0cm" fo:min-width="0cm"/>
    </style:style>
    <style:style style:name="gr121"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122" style:family="graphic" style:parent-style-name="standard">
      <style:graphic-properties draw:stroke="none" draw:fill-color="#ffffff" draw:textarea-horizontal-align="center" draw:textarea-vertical-align="middle"/>
    </style:style>
    <style:style style:name="gr123" style:family="graphic" style:parent-style-name="Obj_5f_Inner_5f_02">
      <style:graphic-properties draw:auto-grow-height="false" fo:min-height="1.167cm" fo:min-width="0.756cm"/>
    </style:style>
    <style:style style:name="gr124" style:family="graphic" style:parent-style-name="Obj_5f_Inner_5f_02">
      <style:graphic-properties draw:auto-grow-height="false" fo:min-height="0.421cm" fo:min-width="0.171cm"/>
    </style:style>
    <style:style style:name="gr125" style:family="graphic" style:parent-style-name="Obj_5f_Inner_5f_02">
      <style:graphic-properties draw:auto-grow-height="false" fo:min-height="0.154cm" fo:min-width="0cm"/>
    </style:style>
    <style:style style:name="gr126" style:family="graphic" style:parent-style-name="Obj_5f_Inner_5f_02">
      <style:graphic-properties draw:auto-grow-height="false" fo:min-height="0cm" fo:min-width="0.267cm"/>
    </style:style>
    <style:style style:name="gr127" style:family="graphic" style:parent-style-name="Obj_5f_Inner_5f_01">
      <style:graphic-properties draw:textarea-vertical-align="middle" draw:auto-grow-height="false" fo:min-height="5.432cm" fo:min-width="5.734cm"/>
    </style:style>
    <style:style style:name="gr128" style:family="graphic" style:parent-style-name="Obj_5f_Inner_5f_01">
      <style:graphic-properties draw:textarea-vertical-align="middle" draw:auto-grow-height="false" fo:min-height="0.462cm" fo:min-width="6.144cm"/>
    </style:style>
    <style:style style:name="gr129" style:family="graphic" style:parent-style-name="Obj_5f_Inner_5f_02">
      <style:graphic-properties draw:auto-grow-height="false" fo:min-height="3.189cm" fo:min-width="4.898cm"/>
    </style:style>
    <style:style style:name="gr130" style:family="graphic" style:parent-style-name="Obj_5f_Inner_5f_02">
      <style:graphic-properties draw:auto-grow-height="false" fo:min-height="0.266cm" fo:min-width="0cm"/>
    </style:style>
    <style:style style:name="gr131" style:family="graphic" style:parent-style-name="Obj_5f_Inner_5f_02">
      <style:graphic-properties draw:auto-grow-height="false" fo:min-height="0.451cm" fo:min-width="0.628cm"/>
    </style:style>
    <style:style style:name="gr132" style:family="graphic" style:parent-style-name="Obj_5f_Inner_5f_01">
      <style:graphic-properties draw:textarea-vertical-align="middle" draw:auto-grow-height="false" fo:min-height="0cm" fo:min-width="0.906cm"/>
    </style:style>
    <style:style style:name="gr133" style:family="graphic" style:parent-style-name="Obj_5f_Inner_5f_01">
      <style:graphic-properties draw:textarea-vertical-align="middle" draw:auto-grow-height="false" fo:min-height="0cm" fo:min-width="0.905cm"/>
    </style:style>
    <style:style style:name="gr134" style:family="graphic" style:parent-style-name="Obj_5f_Inner_5f_01">
      <style:graphic-properties draw:textarea-vertical-align="middle" draw:auto-grow-height="false" fo:min-height="0cm" fo:min-width="0.926cm"/>
    </style:style>
    <style:style style:name="gr135" style:family="graphic" style:parent-style-name="Obj_5f_Inner_5f_01">
      <style:graphic-properties draw:textarea-vertical-align="middle" draw:auto-grow-height="false" fo:min-height="0.57cm" fo:min-width="0.612cm"/>
    </style:style>
    <style:style style:name="gr136" style:family="graphic" style:parent-style-name="Obj_5f_Inner_5f_01">
      <style:graphic-properties draw:textarea-vertical-align="middle" draw:auto-grow-height="false" fo:min-height="0cm" fo:min-width="1.199cm"/>
    </style:style>
    <style:style style:name="gr137" style:family="graphic" style:parent-style-name="Obj_5f_Inner_5f_01">
      <style:graphic-properties draw:textarea-vertical-align="middle" draw:auto-grow-height="false" fo:min-height="0.201cm" fo:min-width="1.017cm"/>
    </style:style>
    <style:style style:name="gr138" style:family="graphic" style:parent-style-name="Obj_5f_Inner_5f_01">
      <style:graphic-properties draw:textarea-vertical-align="middle" draw:auto-grow-height="false" fo:min-height="0.515cm" fo:min-width="0cm"/>
    </style:style>
    <style:style style:name="gr139" style:family="graphic" style:parent-style-name="Obj_5f_Inner_5f_01">
      <style:graphic-properties draw:textarea-vertical-align="middle" draw:auto-grow-height="false" fo:min-height="0.279cm" fo:min-width="0cm"/>
    </style:style>
    <style:style style:name="gr140" style:family="graphic" style:parent-style-name="Obj_5f_Inner_5f_02">
      <style:graphic-properties draw:auto-grow-height="false" fo:min-height="1.109cm" fo:min-width="0cm"/>
    </style:style>
    <style:style style:name="gr141" style:family="graphic" style:parent-style-name="Obj_5f_Inner_5f_01">
      <style:graphic-properties draw:textarea-vertical-align="middle" draw:auto-grow-height="false" fo:min-height="1.687cm" fo:min-width="1.676cm"/>
    </style:style>
    <style:style style:name="gr142" style:family="graphic" style:parent-style-name="Obj_5f_Inner_5f_01">
      <style:graphic-properties draw:textarea-vertical-align="middle" draw:auto-grow-height="false" fo:min-height="1.687cm" fo:min-width="1.6cm"/>
    </style:style>
    <style:style style:name="gr143" style:family="graphic" style:parent-style-name="Obj_5f_Inner_5f_01">
      <style:graphic-properties draw:textarea-vertical-align="middle" draw:auto-grow-height="false" fo:min-height="1.687cm" fo:min-width="1.719cm"/>
    </style:style>
    <style:style style:name="gr144" style:family="graphic" style:parent-style-name="Obj_5f_Inner_5f_01">
      <style:graphic-properties draw:textarea-vertical-align="middle" draw:auto-grow-height="false" fo:min-height="2.263cm" fo:min-width="1.677cm"/>
    </style:style>
    <style:style style:name="gr145" style:family="graphic" style:parent-style-name="Obj_5f_Inner_5f_01">
      <style:graphic-properties draw:textarea-vertical-align="middle" draw:auto-grow-height="false" fo:min-height="2.263cm" fo:min-width="1.6cm"/>
    </style:style>
    <style:style style:name="gr146" style:family="graphic" style:parent-style-name="Obj_5f_Inner_5f_01">
      <style:graphic-properties draw:textarea-vertical-align="middle" draw:auto-grow-height="false" fo:min-height="2.263cm" fo:min-width="1.719cm"/>
    </style:style>
    <style:style style:name="gr147" style:family="graphic" style:parent-style-name="standard">
      <style:graphic-properties draw:fill-color="#ffffff" draw:textarea-horizontal-align="justify" draw:textarea-vertical-align="middle" draw:auto-grow-height="false" fo:min-height="0.168cm" fo:min-width="2.642cm"/>
    </style:style>
    <style:style style:name="gr148" style:family="graphic" style:parent-style-name="Obj_5f_Inner_5f_01">
      <style:graphic-properties draw:auto-grow-height="false"/>
    </style:style>
    <style:style style:name="gr149" style:family="graphic" style:parent-style-name="Obj_5f_Inner_5f_01">
      <style:graphic-properties draw:textarea-horizontal-align="center" draw:textarea-vertical-align="middle" draw:auto-grow-height="false"/>
    </style:style>
    <style:style style:name="gr150" style:family="graphic" style:parent-style-name="Obj_5f_Inner_5f_02">
      <style:graphic-properties draw:textarea-horizontal-align="center" draw:textarea-vertical-align="middle" draw:auto-grow-height="false" fo:min-height="1.094cm" fo:min-width="0.756cm"/>
    </style:style>
    <style:style style:name="gr151" style:family="graphic" style:parent-style-name="Obj_5f_Inner_5f_02">
      <style:graphic-properties draw:auto-grow-height="false" fo:min-height="0.079cm" fo:min-width="0cm"/>
    </style:style>
    <style:style style:name="gr152" style:family="graphic" style:parent-style-name="Obj_5f_Boundary">
      <style:graphic-properties fo:min-height="0cm" fo:min-width="0cm"/>
    </style:style>
    <style:style style:name="P1" style:family="paragraph">
      <loext:graphic-properties draw:fill="none" draw:fill-color="#ffffff"/>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color="#1c527f"/>
      <style:paragraph-properties fo:text-align="center"/>
    </style:style>
    <style:style style:name="P5" style:family="paragraph">
      <loext:graphic-properties draw:fill="none" draw:fill-color="#729fcf" draw:opacity="100%"/>
    </style:style>
    <style:style style:name="P6" style:family="paragraph">
      <loext:graphic-properties draw:fill="solid" draw:fill-color="#1c527f" draw:opacity="100%"/>
      <style:paragraph-properties fo:text-align="center"/>
    </style:style>
    <style:style style:name="P7" style:family="paragraph">
      <loext:graphic-properties draw:opacity="100%"/>
      <style:paragraph-properties fo:text-align="center"/>
    </style:style>
    <style:style style:name="P8" style:family="paragraph">
      <loext:graphic-properties draw:fill="solid" draw:fill-color="#ffffff" draw:opacity="100%"/>
      <style:paragraph-properties fo:text-align="center"/>
    </style:style>
    <style:style style:name="P9" style:family="paragraph">
      <loext:graphic-properties draw:fill="solid" draw:fill-color="#ffffff"/>
      <style:paragraph-properties fo:text-align="center" style:writing-mode="lr-tb"/>
      <style:text-properties fo:color="#ffffff" loext:opacity="100%" style:font-name="Noto Mono" fo:font-size="9pt" style:font-size-asian="9pt" style:font-size-complex="9pt"/>
    </style:style>
    <style:style style:name="P10" style:family="paragraph">
      <loext:graphic-properties draw:fill="none"/>
      <style:paragraph-properties fo:text-align="center"/>
    </style:style>
    <style:style style:name="P11" style:family="paragraph">
      <style:paragraph-properties style:writing-mode="lr-tb"/>
    </style:style>
    <style:style style:name="P12" style:family="paragraph">
      <style:paragraph-properties fo:text-align="center" style:writing-mode="lr-tb"/>
      <style:text-properties fo:letter-spacing="-0.032cm" fo:background-color="transparent"/>
    </style:style>
    <style:style style:name="P13" style:family="paragraph">
      <loext:graphic-properties draw:opacity="37%"/>
      <style:paragraph-properties fo:text-align="center"/>
    </style:style>
    <style:style style:name="P14" style:family="paragraph">
      <style:paragraph-properties fo:text-align="center" style:writing-mode="lr-tb"/>
      <style:text-properties fo:letter-spacing="-0.032cm" fo:background-color="#1c527f"/>
    </style:style>
    <style:style style:name="P15" style:family="paragraph">
      <loext:graphic-properties draw:fill="solid" draw:fill-color="#ffffff"/>
      <style:paragraph-properties fo:text-align="center" style:writing-mode="lr-tb"/>
      <style:text-properties fo:color="#ffffff" loext:opacity="100%" style:font-name="Cantarell Extra Bold1" fo:font-size="37pt" style:font-size-asian="37pt" style:font-size-complex="37pt"/>
    </style:style>
    <style:style style:name="P16" style:family="paragraph">
      <loext:graphic-properties draw:fill-color="#236aa5"/>
      <style:paragraph-properties fo:text-align="center"/>
    </style:style>
    <style:style style:name="P17" style:family="paragraph">
      <loext:graphic-properties draw:fill="solid" draw:fill-color="#ffffff"/>
      <style:paragraph-properties fo:text-align="center" style:writing-mode="lr-tb"/>
      <style:text-properties fo:color="#ffffff" loext:opacity="100%" style:font-name="Cantarell Extra Bold1" fo:font-size="26pt" style:font-size-asian="26pt" style:font-size-complex="26pt"/>
    </style:style>
    <style:style style:name="P18" style:family="paragraph">
      <loext:graphic-properties draw:fill="solid" draw:fill-color="#ffffff"/>
      <style:paragraph-properties fo:text-align="center" style:writing-mode="lr-tb"/>
      <style:text-properties fo:font-size="50pt" style:font-size-asian="50pt" style:font-size-complex="50pt"/>
    </style:style>
    <style:style style:name="P19" style:family="paragraph">
      <loext:graphic-properties draw:fill-color="#666666"/>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layer="layout" svg:width="6.85cm" svg:height="6.85cm" svg:x="1.651cm" svg:y="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layer="layout" svg:width="4.602cm" svg:height="3.003cm" draw:transform="skewX (-0.369311669722) rotate (-1.07215575950012) translate (5.43414440084498cm 1.75170416419607cm)" svg:viewBox="0 0 4603 3004" svg:d="M0 0c4285-1 4603 3004 4603 3004">
                <text:p/>
              </draw:path>
              <draw:path draw:style-name="gr3" draw:layer="layout" svg:width="6.244cm" svg:height="4.759cm" draw:transform="skewX (0.39706240482871) rotate (-0.687834258210965) translate (5.73531652619304cm 1.75170984906346cm)" svg:viewBox="0 0 6245 4760" svg:d="M0 0c5814-1 6245 4760 6245 4760">
                <text:p/>
              </draw:path>
              <draw:path draw:style-name="gr3" draw:layer="layout" svg:width="4.602cm" svg:height="3.004cm" draw:transform="skewX (0.369137136796801) rotate (1.07198122657492) translate (2.50092035688656cm 5.79369566802358cm)" svg:viewBox="0 0 4603 3005" svg:d="M4603 0c-4285 0-4603 3005-4603 3005">
                <text:p/>
              </draw:path>
              <draw:path draw:style-name="gr3" draw:layer="layout" svg:width="6.244cm" svg:height="4.76cm" draw:transform="skewX (-0.39706240482871) rotate (0.687659725285766) translate (-0.423982547561729cm 5.71555676146649cm)" svg:viewBox="0 0 6245 4761" svg:d="M6245 0c-5814 0-6245 4761-6245 4761">
                <text:p/>
              </draw:path>
              <draw:line draw:style-name="gr3" draw:layer="layout" svg:x1="5.052cm" svg:y1="1.627cm" svg:x2="5.052cm" svg:y2="8.252cm">
                <text:p/>
              </draw:line>
              <draw:path draw:style-name="gr3" draw:layer="layout" svg:width="4.602cm" svg:height="3.003cm" draw:transform="skewX (-0.369311669722) rotate (-2.64295208629501) translate (8.25629583580393cm 5.30614440084498cm)" svg:viewBox="0 0 4603 3004" svg:d="M0 0c4285-1 4603 3004 4603 3004">
                <text:p/>
              </draw:path>
              <draw:path draw:style-name="gr3" draw:layer="layout" svg:width="6.244cm" svg:height="4.759cm" draw:transform="skewX (0.39706240482871) rotate (-2.25863058500586) translate (8.25629015093654cm 5.60731652619305cm)" svg:viewBox="0 0 6245 4760" svg:d="M0 0c5814-1 6245 4760 6245 4760">
                <text:p/>
              </draw:path>
              <draw:path draw:style-name="gr3" draw:layer="layout" svg:width="4.602cm" svg:height="3.004cm" draw:transform="skewX (0.369137136796801) rotate (-0.49881510021998) translate (4.21430433197627cm 2.37292035688661cm)" svg:viewBox="0 0 4603 3005" svg:d="M4603 0c-4285 0-4603 3005-4603 3005">
                <text:p/>
              </draw:path>
              <draw:path draw:style-name="gr3" draw:layer="layout" svg:width="6.244cm" svg:height="4.76cm" draw:transform="skewX (-0.39706240482871) rotate (-0.883136601509131) translate (4.29244323853351cm -0.551982547561733cm)" svg:viewBox="0 0 6245 4761" svg:d="M6245 0c-5814 0-6245 4761-6245 4761">
                <text:p/>
              </draw:path>
              <draw:line draw:style-name="gr3" draw:layer="layout" svg:x1="8.381cm" svg:y1="4.924cm" svg:x2="1.756cm" svg:y2="4.924cm">
                <text:p/>
              </draw:line>
            </draw:g>
          </draw:g>
        </draw:g>
      </draw:page>
      <draw:page draw:name="page2" draw:style-name="dp1" draw:master-page-name="Default">
        <draw:g>
          <draw:frame draw:style-name="gr4" draw:text-style-name="P1" draw:layer="layout" svg:width="10cm" svg:height="6cm" svg:x="0.001cm" svg:y="0.501cm">
            <draw:text-box>
              <text:p/>
              <text:p>DONE</text:p>
            </draw:text-box>
          </draw:frame>
          <draw:g>
            <draw:custom-shape draw:style-name="gr5" draw:layer="layout" svg:width="10cm" svg:height="10cm" svg:x="0.002cm" svg:y="0.0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6" draw:text-style-name="P2" draw:layer="layout" svg:width="2.395cm" svg:height="6.618cm" svg:x="3.705cm" svg:y="1.687cm" svg:viewBox="0 0 2396 6619" draw:points="827,21 827,2087 1574,2087 1574,0 2396,666 2396,1998 1793,2487 1793,6619 566,6619 566,2466 0,2012 0,684">
            <text:p/>
          </draw:polygon>
          <draw:polygon draw:style-name="gr7" draw:text-style-name="P3" draw:layer="layout" svg:width="0.827cm" svg:height="6.622cm" svg:x="2.087cm" svg:y="1.683cm" svg:viewBox="0 0 828 6623" draw:points="71,919 236,0 566,0 732,918 732,918 732,918 732,919 732,919 567,1814 566,1814 566,4063 828,4063 828,6623 0,6623 0,4063 241,4063 241,1814 237,1814 73,919">
            <text:p/>
          </draw:polygon>
          <draw:path draw:style-name="gr7" draw:text-style-name="P3" draw:layer="layout" svg:width="1.979cm" svg:height="6.557cm" svg:x="6.338cm" svg:y="1.727cm" svg:viewBox="0 0 1980 6558" svg:d="M470 3341v-554h1037v547h2l-2 6v1l-2 7c17 39 36 79 55 119 114 261 210 574 283 904 74 331 119 668 132 980 15 310-4 583-54 791-49 209-128 345-227 395-78 38-164 24-257-42 15-39 28-82 40-131 49-207 69-481 55-792-14-312-60-648-134-979-59-271-136-530-225-758h-179v-494h-7v494h-179c-89 228-167 487-226 757-74 330-119 670-133 980-14 311 5 583 56 793 10 49 24 93 40 132-94 65-181 78-257 39-100-50-178-185-229-394-49-209-69-482-55-792 14-311 60-648 133-980 73-329 171-641 284-903 18-41 36-81 55-120l-2-6zM1248 2241c0-62-10-125-32-180-21-55-51-100-88-131-37-33-78-49-120-49h-14v-1881l514 2786h-514v-184h14c42 0 83-16 120-49 37-31 67-76 88-131 22-55 32-117 32-181zM732 2241c0 64 11 126 32 181s51 100 89 131c36 33 77 49 120 49h14v184h-514l514-2786v1881h-14c-43 0-84 16-120 49-38 31-68 76-89 131s-32 118-32 180z">
            <text:p/>
          </draw:path>
        </draw:g>
      </draw:page>
      <draw:page draw:name="page3"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7" draw:text-style-name="P3" draw:layer="layout" svg:width="3.631cm" svg:height="5.713cm" svg:x="3.182cm" svg:y="2.616cm" svg:viewBox="0 0 3632 5714" svg:d="M3061 2122l571 3592h-3632l571-3592zM612 1861l295-1861h1815l296 1861z">
            <text:p/>
          </draw:path>
          <draw:path draw:style-name="gr7" draw:text-style-name="P3" draw:layer="layout" svg:width="1.454cm" svg:height="4.646cm" svg:x="2.386cm" svg:y="3.444cm" svg:viewBox="0 0 1455 4647" svg:d="M1214 1514h-763l217-1514h787zM715 4647h-715l420-2921h761z">
            <text:p/>
          </draw:path>
          <draw:path draw:style-name="gr7" draw:text-style-name="P3" draw:layer="layout" svg:width="1.186cm" svg:height="3.959cm" svg:x="1.729cm" svg:y="3.798cm" svg:viewBox="0 0 1187 3960" svg:d="M996 1290h-659l163-1290h687zM601 3960h-601l314-2488h655z">
            <text:p/>
          </draw:path>
          <draw:path draw:style-name="gr7" draw:text-style-name="P3" draw:layer="layout" svg:width="1.454cm" svg:height="4.646cm" svg:x="6.162cm" svg:y="3.445cm" svg:viewBox="0 0 1455 4647" svg:d="M241 1514h765l-219-1514h-787zM741 4647h714l-419-2921h-761z">
            <text:p/>
          </draw:path>
          <draw:path draw:style-name="gr7" draw:text-style-name="P3" draw:layer="layout" svg:width="1.186cm" svg:height="3.959cm" svg:x="7.089cm" svg:y="3.8cm" svg:viewBox="0 0 1187 3960" svg:d="M191 1290h659l-163-1290h-687zM585 3960h602l-315-2488h-655z">
            <text:p/>
          </draw:path>
        </draw:g>
      </draw:page>
      <draw:page draw:name="page4"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 draw:layer="layout" svg:width="6.62cm" svg:height="6.654cm" svg:x="1.698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layer="layout" svg:width="1.767cm" svg:height="1.368cm" svg:x="6.209cm" svg:y="5.707cm" svg:viewBox="0 0 1768 1369" svg:d="M1595 813c-79 136-171 265-269 386-34 15-67 33-97 51l-192 119-147-140c-68-265-378-285-725-258-382 28-7-575 191-659 243-101 489-414 704-278 338 216 448-266 595 220 24 75 69 149 113 222-50 116-108 229-173 337z">
            <text:p/>
          </draw:path>
          <draw:path draw:style-name="gr10" draw:layer="layout" svg:width="4.399cm" svg:height="2.325cm" svg:x="2.828cm" svg:y="2.579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0" draw:layer="layout" svg:width="2.869cm" svg:height="3.689cm" svg:x="2.177cm" svg:y="3.836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page>
      <draw:page draw:name="page5" draw:style-name="dp1" draw:master-page-name="Default">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6.617cm" svg:height="6.644cm" svg:x="1.703cm" svg:y="1.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0" draw:layer="layout" svg:width="2.31cm" svg:height="3.133cm" svg:x="4.903cm" svg:y="4.555cm" svg:viewBox="0 0 2311 3134" svg:d="M1243 3134c-199-124-416-285-440-595-18-263 29-479 40-727 14-262-160-524-438-462-271 60-479-340-380-617 84-232 6-540 300-661 248-103 533-107 758 66 199 153 501 5 640 309 97 214 185 367 499 483 207 77 17 626-199 661-579 96 98 280-80 530-167 232-386 421-520 683l-120 220 20 110z">
            <text:p/>
          </draw:path>
          <draw:path draw:style-name="gr10" draw:layer="layout" svg:width="2.716cm" svg:height="4.837cm" svg:x="1.959cm" svg:y="2.74cm" svg:viewBox="0 0 2717 4838" svg:d="M1167 4657c-4-25-8-48-11-68-35-213-172-397-199-611-23-179 134-352-149-507-177-97-317-327-281-558 25-166 189-391-100-506-158-64-281-131-365-385-20-61-40-116-62-168 52-386 181-761 379-1101 43-76 91-150 142-221 36 1 86-8 155-29 273-85 295-355 580-366 202-9 401-235 629-87 176 113 422 140 612 52 464-212 58 269 0 349-132 187-323 298-479 454-351 351-84-153-217-262-203-166-413 111-247 332 81 109 300 559-34 419-408-173-172 332-529 245-354-88-44 574-365 315-254-208-396 313-165 313 300 0 154 392 413 350 224-38 370 79 514 208 186 168 512 264 463 541-42 248 175 350-132 577-171 127-241 319-331 524-54 122 11 256 46 371-92-56-181-116-267-181z">
            <text:p/>
          </draw:path>
          <draw:path draw:style-name="gr10" draw:layer="layout" svg:width="3.107cm" svg:height="2.659cm" svg:x="4.888cm" svg:y="2.818cm" svg:viewBox="0 0 3108 2660" svg:d="M2702 677c266 458 406 978 406 1507 0 93-4 187-13 279-95-135-242-234-404-264-710-129 368 23-118 377-348 255-506-135-628-306l-164-236-211-236 164-95c548-167-48-605-256-355-248 298-470-101-771 95-156 102-957 577-629 71 241-374 57-422 0-613-87-298 318-143 652-143 329 0 157-597 398-684 241-88 468 197 723 23 96-67 204-87 314-97 210 199 391 426 537 677z">
            <text:p/>
          </draw:path>
        </draw:g>
      </draw:page>
      <draw:page draw:name="page6"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 draw:layer="layout" svg:width="6.62cm" svg:height="6.654cm" svg:x="1.698cm" svg:y="1.6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2" draw:text-style-name="P3" draw:layer="layout" svg:width="5.799cm" svg:height="4.946cm" svg:x="2.177cm" svg:y="2.579cm" svg:viewBox="0 0 5800 4947" svg:d="M5627 3941c-79 136-171 265-269 386-34 15-67 33-97 51l-192 119-147-140c-68-265-378-285-725-258-382 28-7-575 191-659 243-101 489-414 704-278 338 216 448-266 595 220 24 75 69 149 113 222-50 116-108 229-173 337zM2178 1330c482-113-43-413-226-242-218 204-414-70-679 65-46 23-154 75-268 120 120 23 236 70 341 147 247 179 622 6 794 363 121 251 229 434 620 570 257 90 21 735-247 778-720 114 122 328-100 623-206 274-479 495-645 803l-149 260 25 130h-100c-246-146-517-336-546-699-23-313 35-565 50-857 17-309-199-619-545-545-338 71-595-398-471-726 102-273 7-634 372-778 86-34 175-59 266-73 11-19 27-42 50-69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2" draw:text-style-name="P3" draw:layer="layout" svg:width="5.799cm" svg:height="4.946cm" svg:x="2.177cm" svg:y="2.58cm" svg:viewBox="0 0 5800 4947" svg:d="M5627 3941c-79 136-171 265-269 386-34 15-67 33-97 51l-192 119-147-140c-68-265-378-285-725-258-382 28-7-575 191-659 243-101 489-414 704-278 338 216 448-266 595 220 24 75 69 149 113 222-50 116-108 229-173 337zM2178 1330c482-113-43-413-226-242-218 204-414-70-679 65-46 23-154 75-268 120 120 23 236 70 341 147 247 179 622 6 794 363 121 251 229 434 620 570 257 90 21 735-247 778-720 114 122 328-100 623-206 274-479 495-645 803l-149 260 25 130h-100c-246-146-517-336-546-699-23-313 35-565 50-857 17-309-199-619-545-545-338 71-595-398-471-726 102-273 7-634 372-778 86-34 175-59 266-73 11-19 27-42 50-69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g>
            <draw:g>
              <draw:path draw:style-name="gr13" draw:text-style-name="P5" draw:layer="layout" svg:width="4.548cm" svg:height="2.973cm" draw:transform="skewX (-0.369311669722) rotate (-1.07163216072452) translate (5.38917370978376cm 1.82333026738875cm)" svg:viewBox="0 0 4549 2974" svg:d="M0 0c4235 3 4549 2974 4549 2974">
                <text:p/>
              </draw:path>
              <draw:path draw:style-name="gr13" draw:text-style-name="P5" draw:layer="layout" svg:width="6.173cm" svg:height="4.706cm" draw:transform="skewX (0.396538806053112) rotate (-0.688008791136165) translate (5.68666360137166cm 1.8233357665911cm)" svg:viewBox="0 0 6174 4707" svg:d="M0 0c5747 1 6174 4707 6174 4707">
                <text:p/>
              </draw:path>
              <draw:path draw:style-name="gr13" draw:text-style-name="P5" draw:layer="layout" svg:width="4.55cm" svg:height="2.97cm" draw:transform="skewX (0.369835268497598) rotate (1.07215575950012) translate (2.49061628220324cm 5.81975872172884cm)" svg:viewBox="0 0 4551 2971" svg:d="M4551 0c-4236 1-4551 2971-4551 2971">
                <text:p/>
              </draw:path>
              <draw:path draw:style-name="gr13" draw:text-style-name="P5" draw:layer="layout" svg:width="6.167cm" svg:height="4.703cm" draw:transform="skewX (-0.395142542651516) rotate (0.688706922836963) translate (-0.393113671173599cm 5.74361434897339cm)" svg:viewBox="0 0 6168 4704" svg:d="M6168 0c-5744-3-6168 4704-6168 4704">
                <text:p/>
              </draw:path>
              <draw:line draw:style-name="gr13" draw:text-style-name="P5" draw:layer="layout" svg:x1="5.012cm" svg:y1="1.7cm" svg:x2="5.012cm" svg:y2="8.252cm">
                <text:p/>
              </draw:line>
              <draw:path draw:style-name="gr13" draw:text-style-name="P5" draw:layer="layout" svg:width="4.545cm" svg:height="2.969cm" draw:transform="skewX (-0.368788070946402) rotate (-2.64242848751942) translate (8.17682050342865cm 5.33860437979379cm)" svg:viewBox="0 0 4546 2970" svg:d="M0 0c4234-1 4546 2970 4546 2970">
                <text:p/>
              </draw:path>
              <draw:path draw:style-name="gr13" draw:text-style-name="P5" draw:layer="layout" svg:width="6.171cm" svg:height="4.704cm" draw:transform="skewX (0.397935069454707) rotate (-2.25793245330506) translate (8.1768148407498cm 5.63645782166545cm)" svg:viewBox="0 0 6172 4705" svg:d="M0 0c5747 0 6172 4705 6172 4705">
                <text:p/>
              </draw:path>
              <draw:path draw:style-name="gr13" draw:text-style-name="P5" draw:layer="layout" svg:width="4.541cm" svg:height="2.971cm" draw:transform="skewX (0.3694862026472) rotate (-0.499513231920777) translate (4.18988140156912cm 2.43981809150518cm)" svg:viewBox="0 0 4542 2972" svg:d="M4542 0c-4233 1-4542 2972-4542 2972">
                <text:p/>
              </draw:path>
              <draw:path draw:style-name="gr13" draw:text-style-name="P5" draw:layer="layout" svg:width="6.174cm" svg:height="4.704cm" draw:transform="skewX (-0.398458668230305) rotate (-0.883660200284729) translate (4.25990208204499cm -0.456101335554382cm)" svg:viewBox="0 0 6175 4705" svg:d="M6175 0c-5747 0-6175 4705-6175 4705">
                <text:p/>
              </draw:path>
              <draw:line draw:style-name="gr13" draw:text-style-name="P5" draw:layer="layout" svg:x1="8.3cm" svg:y1="4.961cm" svg:x2="1.756cm" svg:y2="4.961cm">
                <text:p/>
              </draw:line>
            </draw:g>
          </draw:g>
          <draw:path draw:style-name="gr14" draw:text-style-name="P6" draw:layer="layout" svg:width="5.661cm" svg:height="4.669cm" svg:x="2.18cm" svg:y="2.59cm" svg:viewBox="0 0 5662 4670" svg:d="M3612 9c0 3-1 6-3 8-2 3-4 5-7 6s-6 2-9 2c-3-1-6-2-9-4-2-1-4-4-5-7-2-3-3-6-5-9 13-1 25-2 37-3 1 2 1 5 1 7zM3631 134c-1-3-2-6-1-9 0-4 1-6 3-9 2-2 4-4 7-5 3-2 6-2 9-2 3 1 6 2 9 4 2 1 4 4 5 7 13 29 26 59 38 88 1 3 1 6 1 9s-2 6-3 9c-2 2-5 4-8 5-2 1-6 2-9 1-3 0-6-1-8-3s-4-4-5-7c-13-29-25-59-38-88zM3722 354c-1-3-1-6-1-9 1-3 2-6 4-8 2-3 4-5 7-6s6-1 9-1c3 1 6 2 9 4 2 2 4 4 5 7 14 36 28 71 41 106 1 3 2 6 1 9 0 3-2 6-4 8-2 3-4 4-7 6-3 1-6 1-9 0-3 0-6-1-8-3-3-2-4-5-6-8-13-34-26-70-41-105zM3814 596c-1-3-1-6-1-9 1-3 2-6 4-8s5-4 7-5c3-1 7-2 10-1s5 2 8 4c2 2 4 4 5 7 12 34 24 68 35 102 1 3 1 6 1 9-1 3-2 6-4 8s-5 4-8 5-6 1-9 0c-3 0-6-2-8-4s-4-4-5-7c-11-33-23-67-35-101zM3892 828c-1-3-1-7-1-10 1-3 2-5 5-8 2-2 4-4 7-4 3-1 6-1 9-1 3 1 6 2 8 4 3 2 4 5 5 8 10 33 20 65 30 97 1 3 1 6 0 9s-2 6-4 8-5 4-8 5c-3 0-6 1-9 0s-6-2-8-4c-2-3-4-5-5-8-9-32-19-64-29-96zM3957 1049c-1-3-1-7 0-9 0-3 2-6 4-8 2-3 5-4 8-5s6-1 9 0 6 2 8 5c2 2 4 4 4 7 9 32 17 64 25 96 1 3 1 6 0 9s-2 5-4 7c-3 3-5 4-8 5s-6 1-9 0-6-3-8-5-4-5-5-8c-7-31-16-63-24-94zM4016 1289c-1-3-1-6 0-9s3-6 5-8 5-3 8-4c3 0 6 0 9 1s6 2 8 5c2 2 3 5 4 8 8 36 16 72 23 108 0 3 0 6-1 9-1 2-3 5-5 7s-5 3-8 4-6 0-9-1-6-2-8-5c-2-2-3-5-4-8-7-35-14-71-22-107zM4063 1534c-1-3 0-6 1-9 1-2 3-5 5-7 3-2 5-3 8-4 3 0 7 0 9 1 3 1 6 3 8 6 2 2 3 5 3 8 6 34 11 68 16 102 0 3 0 6-1 9s-3 6-6 7c-2 2-5 4-8 4s-6 0-9-1-5-3-7-6c-2-2-3-5-4-8-4-33-9-67-15-102zM4094 1767c0-3 0-6 1-9 2-3 4-5 6-7 3-2 6-3 9-3s6 0 9 1c2 2 5 3 7 6 1 2 2 5 3 8 3 33 6 66 9 98 0 3-1 7-2 9s-2 4-3 5c-11-6-21-12-31-18-2-30-5-60-8-90zM4360 1c-2 2-4 4-7 5-3 0-7 0-9 0-3-1-6-2-8-4 8-1 17-1 25-2 0 1 0 1-1 1zM4425 91c-2-2-4-5-4-7-1-3-1-7 0-10 0-3 2-5 4-7s5-4 8-5 6 0 9 0c3 1 6 3 8 5 22 23 44 45 65 67 2 3 4 5 4 8 1 3 1 7 0 9-1 3-2 6-5 8-2 2-5 4-8 5-3 0-6 0-9-1s-5-2-7-4c-22-23-43-45-65-68zM4572 246c-2-2-4-5-4-8-1-3-1-6 0-9s3-5 5-7 5-4 8-5c3 0 6 0 9 1s5 2 7 5c28 30 55 59 81 89 2 2 3 5 4 8s0 6 0 9c-1 3-3 5-5 7-3 2-6 4-9 4-3 1-6 1-9 0s-5-3-7-5c-26-29-53-59-80-89zM4692 406c-3-2-4-4-6-7-1-3-1-6 0-9 0-3 1-6 3-9 2-2 5-4 8-5 2-1 6-1 9-1 3 1 5 2 8 4 9 7 17 14 26 21-13 5-27 9-40 13-2-2-5-5-8-7zM5143 3187c-3 2-6 2-9 2s-6-1-9-3c-2-2-4-4-5-7-2-3-2-6-2-9 10 6 20 10 29 14-1 2-2 3-4 3zM5039 3274c2-2 5-4 7-5 3-1 6-2 9-1 3 0 6 1 9 3 2 2 4 4 5 7 2 3 2 6 2 9-1 3-2 6-4 8-21 29-43 57-65 85-2 3-4 5-7 6s-6 1-9 1c-3-1-6-2-8-4-3-2-5-4-6-7s-1-6-1-9c1-3 2-6 4-8 22-28 43-56 64-85zM4886 3469c2-3 5-4 8-6 3-1 6-1 9 0 3 0 6 1 8 3s4 5 5 8 2 6 1 9c0 3-2 6-3 8-23 27-45 54-68 81-1 2-4 4-7 5s-6 1-9 1c-3-1-6-2-8-4-3-2-4-5-5-7-1-3-2-6-1-9 0-3 2-6 4-9 22-26 44-53 66-80zM4730 3656c2-3 4-4 7-5s6-2 9-1c3 0 6 2 8 4 3 2 4 4 5 7s2 6 1 9-2 6-4 8c-23 27-46 54-69 81-2 2-4 4-7 5s-6 1-9 0c-3 0-6-1-8-3-3-2-4-5-5-8s-2-6-1-9c0-3 2-6 4-8 23-27 46-54 69-80zM4570 3842c2-2 4-4 7-5s6-1 9-1c3 1 6 2 8 4 3 2 4 5 5 8 1 2 2 6 1 9s-2 5-4 8c-23 26-46 53-68 80-2 2-5 4-8 5s-6 1-9 1c-3-1-6-2-8-4s-4-5-5-8c-1-2-1-6-1-9 1-3 2-5 4-8 23-27 46-53 69-80zM4410 4031c2-3 4-5 7-6s6-1 9 0c3 0 6 1 9 3 2 2 4 5 5 8s1 6 1 9c-1 3-2 6-4 8-8 9-15 19-23 28-15 0-30 0-45 0 13-17 27-34 41-50zM1941 341c1-3 3-6 5-7 2-2 5-4 8-4s7 0 9 1c3 1 6 3 8 5 2 3 3 6 3 9 1 3 0 6-1 9-14 35-28 70-41 105-1 3-3 6-5 8-3 2-5 3-8 3-3 1-7 1-9-1-3-1-6-2-8-5-2-2-3-5-4-8 0-3 0-6 1-9 14-35 27-70 42-106zM1849 584c1-3 3-5 5-7s5-4 8-4c3-1 6 0 9 1s6 2 8 5c2 2 3 5 3 8 1 3 1 6 0 9-12 34-24 68-35 101-1 3-3 5-5 7-3 2-6 4-9 4-3 1-6 1-9 0s-5-3-7-5c-2-3-4-5-4-8-1-3-1-7 0-9 12-34 24-68 36-102zM1770 817c1-3 3-6 5-8 3-2 5-3 8-4s6 0 9 0c3 1 6 3 8 5 2 3 4 5 4 8 1 3 1 6 0 9-10 33-20 65-30 97-1 3-2 5-4 7-3 3-5 4-8 5-3 0-6 0-9 0-3-1-6-3-8-5s-4-5-4-8c-1-3-1-6 0-9 9-32 19-64 29-97zM1705 1039c1-3 2-5 5-8 2-2 5-3 8-4 2-1 6-1 9 0s5 2 7 5c3 2 4 4 5 7s1 7 0 9c-9 32-17 64-25 95-1 3-2 6-4 8-1 1-2 2-3 2-8-1-16-2-23-3-2-2-3-4-4-6-1-3-1-7 0-10 8-31 16-63 25-95zM1598 1529c1-3 2-6 4-9 2-2 4-4 7-5s6-1 9-1c3 1 6 2 8 4 3 2 5 4 6 7s1 6 1 9c-6 35-11 68-16 102 0 3-1 6-3 8-2 3-5 5-7 6-3 1-6 1-9 1-3-1-6-2-9-4-2-2-4-4-5-7s-2-6-1-9c4-34 9-68 15-102zM1567 1763c0-3 1-6 3-8 2-3 4-5 7-6s6-2 9-1c3 0 6 1 8 3 3 2 5 4 6 7s2 6 2 9c-4 33-7 65-9 97-1 3-2 6-3 9-2 2-4 4-7 5-3 2-6 2-9 2s-6-1-9-3c-2-2-4-4-6-7-1-3-1-6-1-9 2-32 5-65 9-98zM1549 2009c0-3 1-6 3-8 2-3 4-5 7-6 2-2 5-2 8-2s6 1 9 2c3 2 5 4 6 7 2 3 2 6 2 9-1 36-2 72-2 107 0 3-1 6-3 9-1 3-3 5-6 6-3 2-6 3-9 3s-6-1-8-3c-3-1-5-4-7-6-1-3-2-6-2-9 0-36 1-72 2-109zM1549 2258c0-3 0-6 2-9 1-3 3-5 6-6 3-2 6-3 9-3s6 1 8 2c3 1 5 4 7 6 2 3 3 6 3 9 1 34 3 68 5 101 0 2 0 4-1 6 0-1 1-1 1-2 2-3 4-5 7-7 2-1 5-2 8-2h106c3 0 6 1 8 2 3 2 5 4 7 7 1 3 2 6 2 9s-1 6-2 8c-2 3-4 5-7 7-2 1-5 2-8 2h-106c-3 0-6-1-8-2-3-2-5-4-7-7-1-2-2-5-2-8 0-2 0-4 1-5-1 0-1 1-1 1-1 3-4 5-6 7-3 2-6 3-9 3s-6 0-9-2c-2-1-5-3-6-6-2-2-3-5-3-8-2-34-4-68-5-103zM1565 2494c0-3 0-6 1-9 2-3 4-5 6-7 3-2 5-3 8-3 4-1 7 0 9 1 3 1 6 3 7 6 2 2 3 5 4 8 3 37 8 73 13 108 0 3 0 6-2 9-1 3-3 5-5 7s-5 3-8 4c-3 0-7 0-9-1-3-1-6-3-8-6-1-2-3-5-3-8-5-36-9-72-13-109zM1600 2744c-1-3 0-7 1-9 1-3 3-6 5-8s5-3 8-4c3 0 6 0 9 1s6 3 8 5c2 3 3 5 3 8 7 35 13 69 20 103 1 3 1 6 0 9s-3 5-5 8c-3 2-5 3-8 4-3 0-7 0-9-1-3-1-6-3-8-5s-3-5-4-8c-7-34-14-69-20-103zM1650 2981c0-3 0-6 0-9 1-3 3-6 5-8s5-3 8-4 6-1 9 0 6 3 8 5 4 5 4 8c8 33 17 67 26 100 1 3 1 6 0 9s-2 6-4 8c-3 2-5 4-8 4-3 1-6 1-9 0-3 0-6-2-8-4s-4-5-5-8c-9-33-17-67-26-101zM1716 3218c-1-3-1-6-1-9 1-3 2-6 5-8 2-2 4-4 7-5 3 0 6-1 9 0s6 2 8 4 4 5 5 8c10 34 21 67 32 100 1 3 1 6 0 9s-2 6-4 8c-2 3-5 4-8 5s-6 2-9 1-5-2-8-4c-2-2-4-5-5-8-11-33-21-67-31-101zM1792 3451c-1-3-1-6-1-8-1 0-1 0-2 0-3 1-6 1-9 0-33-12-66-24-98-36-3-1-6-2-8-5-2-2-3-5-4-8 0-3 0-6 1-9s3-6 5-8c3-1 6-3 9-3 3-1 6-1 9 0 32 12 65 24 97 36 3 1 6 2 8 5 2 2 3 5 4 8 0 2 0 4 0 6 3-1 6-2 9-1s5 2 8 4c2 2 4 5 5 7 11 33 23 66 35 98 1 3 1 6 1 9-1 3-2 6-4 8-2 3-5 5-8 6s-6 1-9 0c-3 0-6-1-8-3s-4-5-5-8c-12-32-24-65-35-98zM1876 3681c-1-3-2-6-1-9 0-3 2-6 4-9 1-2 4-4 7-5s6-1 9-1c3 1 6 2 8 4 3 2 4 4 5 7 13 33 25 66 38 99 1 2 1 6 1 9-1 3-2 5-4 8-2 2-4 4-7 5s-6 2-9 1c-3 0-6-2-9-4-2-1-4-4-5-7-12-33-25-66-37-98zM1963 3909c-1-3-1-6-1-9 1-3 2-6 4-8s4-4 7-5 6-2 9-1c3 0 6 1 9 3 2 2 4 5 5 8 13 32 25 65 38 98 1 3 1 6 1 9-1 3-2 6-4 8-2 3-5 5-8 6-2 1-5 1-9 1-3-1-5-2-8-4-2-2-4-5-5-7-13-33-25-66-38-99zM2050 4137c-1-3-2-6-1-9 0-3 2-6 4-8s4-4 7-5 6-2 9-1c3 0 6 2 8 4 2 1 4 3 5 5-9 10-18 19-27 29-2-5-3-10-5-15zM717 737c-2 2-4 4-7 5 0 0-1 1-2 1-10-53 19-79 71-89-21 28-42 55-62 83zM389 1338c1 3 2 6 1 9 0 3-1 6-3 8-2 3-5 4-8 6-32 13-64 25-97 37 30-23 65-43 107-60zM267 1470c2-3 3-6 6-8 2-2 5-3 8-4 3 0 6 0 9 1s5 3 7 5c2 3 4 6 4 9 1 3 0 6-1 9-12 32-23 64-33 96-1 3-2 5-5 7-2 3-5 4-8 5-3 0-6 0-9-1s-5-2-7-5c-2-2-4-5-4-8-1-3-1-6 0-9 10-32 21-65 33-97zM199 1694c0-3 2-6 4-8s5-4 8-5 6-1 9 0 5 2 8 4c2 2 4 5 4 8 1 3 1 6 1 9-8 31-14 61-20 91-1 3-2 6-4 8-2 3-4 4-7 5-3 2-6 2-9 1-3 0-6-2-9-4-2-2-4-4-5-7s-1-6 0-9c5-31 12-62 20-93zM158 1932c0-3 1-6 3-8 2-3 4-5 7-6s6-2 9-1c3 0 6 1 8 3 3 1 5 4 6 7s2 6 2 9c-4 36-6 72-7 107 0 3-1 6-3 9-1 2-4 4-6 6-3 1-6 2-9 2s-6-1-9-3c-2-1-5-3-6-6-2-3-2-6-2-9 1-36 3-73 7-110zM153 2183c0-3 1-6 2-8 2-3 4-6 6-7 3-2 6-3 9-3s6 0 9 2c2 1 5 3 6 6 2 2 3 5 3 8 2 34 6 68 10 102 1 3 0 6-1 9-1 2-3 5-5 7-3 2-6 3-9 3-3 1-6 0-9-1s-5-3-7-5c-2-3-3-6-3-9-5-34-8-69-11-104zM187 2421c0-3 0-6 1-9s2-6 5-8c2-2 5-3 8-4s6 0 9 1c3 0 5 2 7 4 2 3 4 5 5 8 7 34 16 68 26 101 0 3 0 6 0 9-1 3-2 6-5 8-2 2-4 4-7 5s-6 1-9 0-6-2-8-4c-3-2-4-5-5-8-10-34-19-68-27-103zM259 2658c-1-3-1-6-1-9 1-3 2-6 4-9 2-2 4-4 7-5s6-1 9-1c3 1 6 2 8 4 3 2 5 4 6 7 12 33 25 65 40 97 1 2 1 5 1 8 0 4-1 6-3 9-2 2-4 4-7 6-3 1-6 1-9 1s-6-1-9-3c-2-2-4-4-5-7-15-33-28-65-41-98zM1035 3736c2 2 3 5 4 8 0 3 0 6-1 9s-3 6-5 8c-3 2-5 3-8 4-3 0-7 0-9-1-3-1-5-2-7-4 2-16 4-32 5-47 7 7 14 15 21 23zM1099 3865c-2-2-3-5-4-8 0-3 0-6 1-9s3-6 5-8c3-2 5-3 8-4 3 0 7 0 9 1 3 1 6 3 8 5 23 27 46 54 68 80 2 3 4 6 4 9 1 3 1 6 0 9-1 1-1 2-2 3 2 2 5 4 7 6s4 5 5 8 2 6 1 9c0 3-2 6-4 8s-4 4-7 5-6 2-9 1c-3 0-6-2-8-4-28-22-55-45-82-67-3-2-4-4-6-7-1-3-1-6-1-9 1-3 2-6 4-8 2-3 5-5 7-6 3-1 5-1 8-1-4-4-8-9-12-13zM1259 4053c-2-2-4-5-4-8-1-3 0-6 1-9s3-6 5-8c2-1 5-3 8-3 3-1 6-1 9 1 3 1 6 2 8 5 2 2 4 5 6 7 1 0 1 0 2-1 3-1 6-1 9 0 3 0 6 2 8 4 27 22 54 45 81 68 2 2 4 5 5 8s1 6 0 9c0 3-2 6-4 8s-4 4-7 5-6 1-9 1c-3-1-6-2-8-4-4-4-8-7-12-11 0 2-1 4-1 5-2 3-3 6-6 8-2 2-5 3-8 3-3 1-6 1-9 0-3-2-5-3-7-6-22-27-45-55-67-82zM1412 4245c-2-3-3-6-4-9 0-3 0-6 2-9 1-2 3-5 5-7 3-2 5-3 9-3 3-1 6 0 9 1 2 1 5 3 7 5 21 28 42 56 63 85 2 2 3 5 3 8s0 6-1 9c-2 3-4 5-6 7-3 2-5 3-8 3-4 1-7 0-9-1-3-1-6-3-7-6-21-28-42-56-63-83zM1554 4440c-2-2-3-5-3-8-1-3 0-6 1-9 2-3 4-5 6-7 3-2 6-3 9-3s6 1 9 2c2 1 5 3 7 6 20 30 39 60 58 90 2 3 3 6 3 9s0 6-2 9c-1 2-3 5-6 6-3 2-6 3-9 3s-6-1-9-2c-2-2-5-4-6-6-19-30-38-60-58-90zM1683 4650c-1-3-2-6-2-9s1-6 2-8c2-3 4-5 7-7 3-1 6-2 9-2s6 1 8 3c3 1 5 3 7 6 0 1 0 1 1 2l-21 35c-3-6-7-13-11-20zM2849 195c0 3-1 6-2 9-2 3-4 5-7 6-2 2-6 3-9 3s-6-1-8-3c-3-1-5-3-7-6-1-3-2-6-2-9v-54c12-1 23-3 35-4zM2814 335c0-3 1-6 2-9 2-2 4-5 7-6 2-2 5-3 8-3s7 1 9 3c3 1 5 4 7 6 1 3 2 6 2 9v105c0 3-1 6-2 9-2 3-4 5-7 6-2 2-6 3-9 3s-6-1-8-3c-3-1-5-3-7-6-1-3-2-6-2-9zM2814 580c0-3 1-6 2-9 2-2 4-5 7-6 2-2 5-3 8-3s7 1 9 3c3 1 5 4 7 6 1 3 2 6 2 9v105c0 3-1 6-2 9-2 3-4 5-7 6-2 2-6 3-9 3s-6-1-8-3c-3-1-5-3-7-6-1-3-2-6-2-9zM2814 825c0-3 1-6 2-9 2-2 4-5 7-6 2-2 5-3 8-3s7 1 9 3c3 1 5 4 7 6 1 3 2 6 2 9v105c0 3-1 6-2 9-2 3-4 5-7 6-2 2-6 3-9 3s-6-1-8-3c-3-1-5-3-7-6-1-3-2-6-2-9zM2814 1070c0-3 1-6 2-9 2-2 4-5 7-6 2-2 5-3 8-3s7 1 9 3c3 1 5 4 7 6 1 3 2 6 2 9v105c0 3-1 6-2 9-2 3-4 5-7 6-2 2-6 3-9 3s-6-1-8-3c-3-1-5-3-7-6-1-3-2-6-2-9zM2814 1315c0-3 1-6 2-9 2-2 4-5 7-6 2-2 5-3 8-3s7 1 9 3c3 1 5 4 7 6 1 3 2 6 2 9v105c0 3-1 6-2 9-2 3-4 5-7 6-2 2-6 3-9 3s-6-1-8-3c-3-1-5-3-7-6-1-3-2-6-2-9zM2814 1560c0-3 1-6 2-9 2-2 4-5 7-6 2-2 5-3 8-3s7 1 9 3c3 1 5 4 7 6 1 3 2 6 2 9v77c-15-3-27-4-35-5zM2849 1665c0 3-1 6-2 9-2 3-4 5-7 6-2 2-6 3-9 3s-6-1-8-3c-3-1-5-3-7-6-1-3-2-6-2-9v-28c9 3 21 7 35 13zM2814 1805c0-3 1-6 2-9 2-2 4-5 7-6 2-2 5-3 8-3s7 1 9 3c3 1 5 4 7 6 1 3 2 6 2 9v105c0 3-1 6-2 9-2 3-4 5-7 6-2 2-6 3-9 3s-6-1-8-3c-3-1-5-3-7-6-1-3-2-6-2-9zM2831 2418c-3 0-6-1-8-3-3-1-5-3-7-6-1-3-2-6-2-9v-19c10 10 18 22 25 35-2 1-5 2-8 2zM2814 2540c0-3 1-6 2-9 2-2 4-5 7-6 2-2 5-3 8-3s7 1 9 3c3 1 5 4 7 6 1 3 2 6 2 9v105c0 3-1 6-2 9-2 3-4 5-7 6-2 2-6 3-9 3s-6-1-8-3c-3-1-5-3-7-6-1-3-2-6-2-9zM2814 2785c0-3 1-6 2-9 2-2 4-5 7-6-3 8-6 15-9 23zM5097 3172c3-2 6-2 9-2 3 1 6 2 8 4 3 1 5 4 6 7 1 2 1 6 1 9s-1 6-3 8c-2 3-5 4-7 6-30 13-60 25-89 37-3 2-6 2-9 2-3-1-6-2-8-4-3-2-5-4-6-7s-1-6-1-9 2-6 3-8c2-3 5-5 8-6 29-12 58-25 88-37zM4876 3263c3-1 6-1 9-1 3 1 6 2 9 4 2 2 4 4 5 7s2 6 1 9c0 3-2 6-3 8-2 3-5 5-8 6-35 14-71 28-106 41-3 1-6 1-9 1-3-1-6-2-8-4s-4-4-5-7-2-6-1-9c0-3 2-6 4-8 1-3 4-5 7-6 35-13 70-27 105-41zM4634 3355c3-1 6-2 9-1s6 2 8 4c3 2 5 4 6 7s1 6 0 9c0 3-2 6-4 9-2 2-4 4-7 5-34 12-68 24-101 35-3 1-6 1-9 1-3-1-6-2-8-4-3-2-4-5-5-8s-2-6-1-9 2-6 4-8 5-4 7-5c34-11 67-23 101-35zM4403 3433c3-1 6-1 9-1 3 1 6 2 8 5 2 2 4 4 5 7s1 6 0 9c0 3-2 6-4 8-2 3-5 4-8 5-32 10-64 20-96 30-3 1-6 1-9 0s-6-2-8-4c-1-1-2-2-2-2 18-16 36-30 53-41 17-5 34-11 52-16zM2383 3615c-3 0-5-2-8-4-2-2-4-4-5-7s-1-6 0-9 2-6 4-8c2-3 5-4 8-5s6-1 9-1c16 4 33 7 49 10 4 12 7 25 7 37-21-4-42-8-64-13zM2258 3551c3 1 6 2 8 4s4 5 5 8c0 3 1 6 0 9s-2 6-5 8c-2 2-4 4-7 5s-6 1-9 0c-34-8-68-17-102-26-3-1-5-3-7-5-3-2-4-5-5-8s-1-6 0-9 2-6 5-8c2-2 5-3 8-4 2-1 6-1 9 0 33 9 66 18 100 26zM2023 3486c2 1 5 2 7 5 2 2 4 5 4 8 1 3 1 6 0 9s-2 5-5 7c-2 2-5 4-8 5-3 0-6 0-9-1-34-10-67-21-101-32-2-1-5-2-7-5-2-2-4-5-4-8-1-3-1-6 0-9s3-5 5-7 5-4 8-4c3-1 6-1 9 0 34 11 67 21 101 32zM1563 3326c2 1 5 3 7 5s3 5 4 8c0 3 0 6-1 9s-3 6-6 8c-2 2-5 3-8 3-3 1-6 1-9-1-33-12-65-25-98-37-3-1-6-3-8-5-2-3-3-6-3-9-1-3 0-6 1-9s3-5 5-7 5-3 8-4c3 0 6 0 9 1 33 13 66 25 99 38zM1334 3238c3 1 6 3 8 5 1 3 3 6 3 9 1 3 0 6-1 9-1 2-3 5-5 7-3 2-5 3-8 4-3 0-7 0-9-1-33-13-66-26-99-38-2-1-5-3-7-5-2-3-3-6-4-9 0-3 0-6 1-9s3-5 6-7c2-2 5-3 8-4 3 0 6 0 9 1 33 13 65 25 98 38zM1106 3151c3 1 5 3 7 5 2 3 4 6 4 9 1 3 0 6-1 9s-3 5-5 7-5 3-8 4c-3 0-6 0-9-1-27-10-53-19-79-29-5-14-10-28-15-41 2 0 5 0 7 1 33 12 66 24 99 36zM5631 3448c2-2 5-4 8-5s6-1 9 0c3 0 6 2 8 4s4 4 5 7 1 6 0 9c0 3-2 6-4 8-24 28-49 55-73 82-2 3-5 4-8 5s-6 1-9 1c-3-1-5-2-8-5-2-2-4-4-5-7s-1-6 0-9 2-6 4-8c24-27 49-54 73-82zM5463 3634c2-2 4-4 7-5s6-1 9 0 6 2 8 4c3 2 4 5 5 8s1 6 0 9c0 3-2 6-4 8-24 26-47 51-71 76-2 2-5 4-8 5-3 0-6 1-9 0s-6-2-8-4c-2-3-4-5-5-8 0-3 0-6 0-9 1-3 2-6 5-8 23-25 47-50 71-76zM5299 3807c2-3 5-4 8-5 2-1 6-1 9 0s5 2 7 4c3 2 4 5 5 8s1 6 0 9-2 6-4 8c-23 24-47 47-69 70-3 3-5 4-8 5s-6 1-9 0-6-2-8-5c-2-2-4-4-5-7s-1-6 0-9 3-6 5-8c23-23 46-47 69-70zM5140 3966c2-2 4-4 7-4 3-1 7-1 9 0 3 1 6 2 8 4 2 3 4 5 5 8 0 3 0 6 0 9-1 3-3 6-5 8-23 22-45 44-67 65-3 2-5 4-8 4-3 1-6 1-9 0s-6-2-8-4c-2-3-4-5-4-8-1-3-1-7 0-9 1-3 2-6 4-8 23-21 45-43 68-65zM4985 4113c2-2 5-3 8-4s6-1 9 0 5 3 8 5c2 2 3 5 4 8 0 3 0 6-1 9s-2 6-4 8c-30 27-60 54-89 80-3 2-5 4-8 4-3 1-6 1-9 0s-6-3-8-5-3-5-4-8 0-6 0-9c1-3 3-6 5-8 30-26 59-53 89-80zM1764 4427c3 2 5 4 6 7s1 6 1 9c-1 3-2 6-4 8-2 3-5 5-8 6-2 1-6 1-9 0-3 0-5-1-8-3-27-22-54-45-81-67-2-2-4-5-5-8s-1-6-1-9c1-3 2-6 4-8s5-4 8-5 6-2 9-1c3 0 6 2 8 4 27 22 54 45 80 67zM1578 4270c2 2 4 4 5 7s1 6 0 9c0 3-1 6-3 8-2 3-5 4-8 5s-6 2-9 1-6-2-8-4c-27-23-54-46-80-69-3-2-4-4-5-7s-2-6-1-9 2-6 4-8c2-3 5-5 7-6 3-1 6-1 9 0 4 0 6 2 9 4 26 23 53 46 80 69zM1011 3795c2 2 4 4 5 7s2 6 1 9c0 3-1 6-3 9-2 2-5 4-7 5s-3 1-4 1c1-11 2-23 3-34 2 1 3 2 5 3zM4889 1478c3 2 6 3 8 6 2 2 3 5 3 8 1 3 0 6-1 9s-3 6-5 7c-3 2-5 4-9 4-3 0-6 0-9-1-35-14-70-28-105-41-3-1-5-3-7-6-2-2-4-5-4-8-1-3 0-6 1-9s3-5 5-7c3-2 5-3 8-4 3 0 7 0 9 1 35 13 71 27 106 41zM4646 1386c3 1 6 3 8 5 2 3 3 6 3 9 1 3 1 6 0 9s-3 5-5 7c-3 2-6 3-9 4s-6 0-9-1c-34-12-67-24-100-35-3-1-6-3-8-5s-3-5-4-8 0-6 1-9 2-6 5-8c2-2 5-3 8-4 3 0 6 0 9 1 33 11 67 23 101 35zM4414 1308c3 1 5 3 7 5s4 5 4 8c1 3 1 6 0 9s-3 5-5 8c-2 2-5 3-8 4-3 0-6 0-9-1-32-10-64-20-96-29-3-1-6-3-8-5s-4-5-4-8c-1-3-1-6 0-9s3-6 5-8 5-3 8-4 6-1 9 0c32 10 64 20 97 30zM4191 1243c3 0 6 2 8 4s4 5 5 8c0 3 0 6 0 9-1 3-3 6-5 8s-5 4-8 4c-3 1-6 1-9 0-32-8-63-17-95-25-3 0-5-2-8-4-2-2-3-5-4-8s-1-6 0-9c0-3 2-5 4-8 2-2 5-3 8-4s6-1 9 0c31 7 63 16 95 25zM3949 1183c3 0 6 2 8 4s4 5 5 8 1 6 0 9c0 3-2 5-4 8-2 2-5 4-8 5s-6 1-9 0c-36-8-71-15-107-22-3-1-6-2-8-4s-4-5-5-8-1-6-1-9c1-3 2-6 4-8s5-4 8-5 6-1 9-1c36 7 72 15 108 23zM3702 1135c3 1 6 2 8 4s4 5 5 8c1 2 2 5 1 9 0 3-2 5-4 8-1 2-4 4-7 5s-6 1-9 1c-34-6-68-11-101-15-3-1-6-2-9-4-2-2-4-4-5-7s-2-6-1-9c0-3 1-6 3-8 2-3 5-5 7-6 3-1 6-1 9-1 34 5 68 10 103 15zM3467 1104c3 1 6 2 9 3 2 2 4 5 5 7 2 3 2 6 2 9s-2 6-3 9c-2 2-5 4-7 6-3 1-6 1-9 1-33-3-66-6-98-9-3 0-6-1-8-3-3-2-5-4-6-7-1-2-2-6-2-9s1-6 3-8c2-3 4-5 7-6s6-2 9-2c32 3 65 6 98 9zM3221 1087c3 0 6 1 9 3 2 1 4 3 6 6 1 3 2 6 2 9s-1 6-3 9c-2 2-4 4-7 6-2 1-5 2-8 2-37-2-72-2-108-2-3 0-6-1-9-3-2-1-4-4-6-6-1-3-2-6-2-9s1-6 2-9c2-2 4-5 7-6 2-2 5-2 8-2 36 0 72 1 109 2zM2973 1087c3-1 6 0 8 2 3 1 5 3 7 6 2 2 2 5 3 8 0 3-1 7-2 9-2 3-4 5-7 7-2 1-5 2-8 2-35 2-68 3-102 6-3 0-6-1-9-2-3-2-5-4-7-6-1-3-2-6-2-9-1-3 0-6 1-9 2-2 4-5 6-6 3-2 6-3 9-3 34-3 68-4 103-5zM2736 1103c3 0 6 0 9 1 3 2 6 4 7 6 2 3 3 5 4 9 0 3-1 6-2 8-1 3-3 6-6 8-2 1-5 2-8 3-36 4-72 8-108 13-3 0-6 0-9-1s-5-3-7-6c-2-2-3-5-3-8-1-3-1-6 1-9 1-3 3-5 5-7 3-2 5-3 8-4 36-5 73-9 109-13zM2487 1138c3 0 6 0 9 1s5 3 7 5c2 3 4 6 4 9 1 3 1 6 0 9-2 2-3 5-6 7-2 2-5 3-8 4-34 6-68 13-102 20-3 0-6 0-9-1s-6-2-8-5l-1-1c0-6-1-11-2-16 1-3 2-6 4-7 3-3 6-4 9-5 34-7 68-13 103-20zM1464 1486c-2 1-6 1-9 1-3-1-6-2-8-4s-4-5-5-7c-1-3-2-6-1-9 0-1 0-2 1-3 14 5 28 10 43 14-7 2-14 5-21 8zM1322 1503c3-1 6-1 9-1 3 1 6 2 8 4s4 4 5 7 2 6 1 9c0 3-1 6-3 9-2 2-5 4-8 5-32 12-65 25-98 38-3 1-6 1-9 1-3-1-6-2-8-4-3-2-5-5-6-7-1-3-1-6-1-9 1-4 2-6 4-9 2-2 5-4 7-5 33-13 66-25 99-38zM1094 1590c3-1 6-1 9-1 3 1 6 2 8 4s4 4 5 7 2 6 1 9c0 3-2 6-4 8-2 3-4 5-7 6-33 12-66 24-99 36-2 1-6 1-9 1-3-1-5-2-8-4-2-2-4-5-5-8s-1-6-1-9c1-3 2-6 4-8s5-4 8-5c32-12 65-24 98-36zM864 1672c3-1 6-1 9-1 3 1 6 2 8 4s4 5 5 8 1 6 1 9c-1 3-2 6-4 8s-5 4-8 5c-33 11-67 22-101 33-3 1-6 1-9 0-3 0-6-2-8-4s-4-4-5-7-1-6 0-9c0-3 2-6 4-8 2-3 5-4 8-5 33-11 67-22 100-33zM631 1745c3-1 6-1 9 0 3 0 6 2 8 4 3 2 4 5 5 8s1 6 0 9-2 5-4 8c-2 2-5 4-8 4-33 10-66 19-100 28-3 1-6 1-9 0s-6-2-8-5c-2-2-4-5-5-8 0-3 0-6 0-9 1-3 3-5 5-7 2-3 5-4 8-5 33-9 67-18 99-27zM397 1805c3-1 6-1 9 0s6 3 8 5 4 5 4 8c1 3 1 6 0 9s-3 6-5 8-5 3-8 4c-35 8-69 15-105 22-3 1-6 0-9-1s-5-2-7-5c-2-2-4-5-4-8-1-3-1-6 0-9s3-5 5-7c3-2 6-4 9-4 35-7 69-14 103-22zM154 1851c3 0 6 0 9 1s6 3 8 5c2 3 3 6 3 9 1 3 0 6-1 9s-3 5-5 7-5 3-8 4c-27 4-55 8-82 11 2-12 3-24 5-36 24-3 48-6 71-10zM4600 289c2 2 4 4 6 7 1 3 1 6 1 9-1 3-2 6-4 8-2 3-4 5-7 6s-6 1-9 1-6-2-8-3c-28-22-56-43-84-63-2-2-4-5-6-7-1-3-1-6-1-9s2-6 3-9c2-2 5-4 7-5 3-2 6-2 9-2 3 1 6 2 9 4 28 20 56 41 84 63zM4406 148c3 1 5 4 6 7 1 2 2 5 2 8 0 4-1 6-3 9s-4 5-7 6-6 2-9 2c-3-1-6-2-9-3-27-19-53-37-80-54-2-2-5-4-6-7s-2-6-2-9 1-6 3-8c2-3 4-5 7-7 2-1 6-2 9-1 3 0 6 1 8 2 27 18 54 36 81 55zM4220 27c2 2 5 4 6 7 2 3 2 6 2 9s-1 6-2 8c-2 3-4 5-7 7-3 1-6 2-9 2s-6-1-8-3c-28-16-55-32-81-47-3-2-5-4-7-6-1-2-1-3-2-4 22 1 44 2 65 2 14 8 28 17 43 25zM1874 259c-2 2-5 3-8 3-3 1-6 0-9-1s-5-3-7-5c-2-3-3-5-4-8 0-3 0-7 1-9 1-3 3-6 6-8 6-5 13-10 19-15 14 4 29 7 43 11-13 11-27 21-41 32zM1742 320c2-2 5-3 8-4 3 0 7 0 9 1 3 1 6 3 8 6 2 2 3 5 3 8 1 3 1 6 0 9s-3 5-6 7c-27 22-53 45-80 67-3 2-5 3-8 4s-7 0-9-1c-3-1-6-3-8-5s-3-5-4-8c0-3 0-6 1-9s3-6 5-8c27-22 54-45 81-67zM1555 478c2-2 5-3 8-4s6 0 9 1 5 2 7 5c2 2 4 5 4 8 1 3 1 6 0 9s-3 5-5 7c-27 23-54 46-80 69-3 2-6 4-9 4-3 1-6 1-9 0-3-2-5-3-7-6-2-2-4-5-4-8-1-3 0-6 1-9s2-5 5-7c26-23 53-46 80-69zM1397 648c1 3 1 6 0 9s-3 6-6 8c-26 23-53 46-80 68-2 2-5 4-8 4-3 1-6 1-9-1-3-1-5-2-7-5-2-2-4-5-4-8-1-3-1-6 0-9s3-5 6-7c13-12 26-23 40-35 27-4 50-12 68-24zM1181 798c2-2 5-4 8-4 3-1 6 0 9 1s5 2 7 5c2 2 3 5 4 8s0 6-1 9-3 6-5 8c-27 22-55 45-82 67-3 2-6 3-9 4-3 0-6 0-9-1s-5-3-7-6c-2-2-3-5-4-8 0-3 0-6 1-9s3-5 6-7c27-22 54-45 82-67zM989 951c3-2 5-3 8-3 3-1 7 0 9 1 3 1 6 3 8 5 1 3 3 6 3 9s0 6-1 9c-1 2-3 5-6 7-27 21-55 42-84 63-2 2-5 3-8 3-3 1-6 0-9-1s-5-3-7-6c-2-2-3-5-3-8-1-3 0-6 1-9s3-6 6-7c28-21 55-42 83-63zM793 1093c3-2 6-3 9-3s6 0 9 2c3 1 5 3 7 5 1 3 3 6 3 9s-1 6-2 9-3 5-6 7c-28 19-57 38-85 56 23-29 41-55 55-78 4-3 7-5 10-7zM507 1303c-3 1-6 2-9 1-3 0-6-1-9-3 16-4 31-9 47-13-10 5-19 10-29 15zM2690 2353c3 0 6 1 8 2 3 2 5 4 7 7 1 3 2 6 2 9s-1 6-2 8c-2 3-4 5-7 7-2 1-5 2-8 2h-106c-3 0-6-1-8-2-3-2-5-4-7-7-1-2-2-5-2-8s1-6 2-9c2-3 4-5 7-7 2-1 5-2 8-2zM2445 2353c3 0 6 1 8 2 3 2 5 4 7 7 1 3 2 6 2 9s-1 6-2 8c-2 3-4 5-7 7-2 1-5 2-8 2h-106c-3 0-6-1-8-2-3-2-5-4-7-7-1-2-2-5-2-8s1-6 2-9c2-3 4-5 7-7 2-1 5-2 8-2zM2200 2353c3 0 6 1 8 2 3 2 5 4 7 7 1 3 2 6 2 9s-1 6-2 8c-2 3-4 5-7 7-2 1-5 2-8 2h-106c-3 0-6-1-8-2-3-2-5-4-7-7-1-2-2-5-2-8s1-6 2-9c2-3 4-5 7-7 2-1 5-2 8-2zM1955 2353c3 0 6 1 8 2 3 2 5 4 7 7 1 3 2 6 2 9s-1 6-2 8c-2 3-4 5-7 7-2 1-5 2-8 2h-106c-3 0-6-1-8-2-3-2-5-4-7-7-1-2-2-5-2-8s1-6 2-9c2-3 4-5 7-7 2-1 5-2 8-2zM1465 2353c3 0 6 1 8 2 3 2 5 4 7 7 1 3 2 6 2 9s-1 6-2 8c-2 3-4 5-7 7-2 1-5 2-8 2h-106c-3 0-6-1-8-2-3-2-5-4-7-7-1-2-2-5-2-8s1-6 2-9c2-3 4-5 7-7 2-1 5-2 8-2zM1220 2353c3 0 6 1 8 2 3 2 5 4 7 7 1 3 2 6 2 9s-1 6-2 8c-2 3-4 5-7 7-2 1-5 2-8 2h-106c-3 0-6-1-8-2-3-2-5-4-7-7-1-2-2-5-2-8s1-6 2-9c2-3 4-5 7-7 2-1 5-2 8-2zM975 2353c3 0 6 1 8 2 3 2 5 4 7 7 1 3 2 6 2 9s-1 6-2 8c-2 3-4 5-7 7-2 1-5 2-8 2h-106c-3 0-6-1-8-2-3-2-5-4-7-7-1-2-2-5-2-8s1-6 2-9c2-3 4-5 7-7 2-1 5-2 8-2zM730 2353c3 0 6 1 8 2 3 2 5 4 7 7 1 3 2 6 2 9s-1 6-2 8c-2 3-4 5-7 7-2 1-5 2-8 2h-106c-3 0-6-1-8-2-3-2-5-4-7-7-1-2-2-5-2-8s1-6 2-9c2-3 4-5 7-7 2-1 5-2 8-2zM485 2353c3 0 6 1 8 2 3 2 5 4 7 7 1 3 2 6 2 9s-1 6-2 8c-2 3-4 5-7 7-2 1-5 2-8 2h-106c-3 0-6-1-8-2-3-2-5-4-7-7-1-2-2-5-2-8s1-6 2-9c2-3 4-5 7-7 2-1 5-2 8-2zM240 2353c3 0 6 1 8 2 3 2 5 4 7 7 1 3 2 6 2 9s-1 6-2 8c-2 3-4 5-7 7-2 1-5 2-8 2h-106c-3 0-6-1-8-2-3-2-5-4-7-7-1-2-2-5-2-8s1-6 2-9c2-3 4-5 7-7 2-1 5-2 8-2zM3 2355c3 2 5 4 7 7 1 3 2 6 2 9s-1 6-2 8c-2 3-4 5-6 6-2-10-3-21-4-31 1 0 2 1 3 1z">
            <text:p/>
          </draw:path>
        </draw:g>
      </draw:page>
      <draw:page draw:name="page7"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 draw:text-style-name="P3" draw:layer="layout" svg:width="1.939cm" svg:height="2.101cm" svg:x="1.786cm" svg:y="4.2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6" draw:text-style-name="P3" draw:layer="layout" svg:width="1.995cm" svg:height="1.976cm" svg:x="1.786cm" svg:y="6.282cm" svg:viewBox="0 0 1996 1977" svg:d="M971 155c168 0 337-49 484-140 8-6 15-10 22-15 7 5 13 11 20 16 152 136 278 330 366 562 87 233 133 498 133 766 0 220-31 435-90 633h-1816c-59-198-90-413-90-633 0-268 46-533 134-766 87-231 211-423 362-557 145 88 307 134 475 134z">
              <text:p/>
            </draw:path>
            <draw:custom-shape draw:style-name="gr15" draw:text-style-name="P3" draw:layer="layout" svg:width="1.937cm" svg:height="2.101cm" svg:x="4.067cm" svg:y="4.2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6" draw:text-style-name="P3" draw:layer="layout" svg:width="1.995cm" svg:height="1.976cm" svg:x="4.062cm" svg:y="6.282cm" svg:viewBox="0 0 1996 1977" svg:d="M971 155c168 0 337-49 484-140 8-6 15-10 22-15 7 5 13 11 20 16 152 136 278 330 366 562 87 233 133 498 133 766 0 220-31 435-90 633h-1816c-59-198-90-413-90-633 0-268 46-533 134-766 87-231 211-423 362-557 145 88 307 134 475 134z">
              <text:p/>
            </draw:path>
            <draw:custom-shape draw:style-name="gr17" draw:text-style-name="P7" draw:layer="layout" svg:width="1.944cm" svg:height="2.101cm" svg:x="6.282cm" svg:y="4.2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8" draw:text-style-name="P7" draw:layer="layout" svg:width="1.995cm" svg:height="1.976cm" svg:x="6.284cm" svg:y="6.279cm" svg:viewBox="0 0 1996 1977" svg:d="M971 155c168 0 337-49 484-140 8-6 15-10 22-15 7 5 13 11 20 16 152 136 278 330 366 562 87 233 133 498 133 766 0 220-31 435-90 633h-1816c-59-198-90-413-90-633 0-268 46-533 134-766 87-231 211-423 362-557 145 88 307 134 475 134z">
              <text:p/>
            </draw:path>
            <draw:custom-shape draw:style-name="gr19" draw:text-style-name="P3" draw:layer="layout" svg:width="3.269cm" svg:height="0.84cm" svg:x="3.801cm" svg:y="1.721cm">
              <text:p/>
              <draw:enhanced-geometry svg:viewBox="0 0 21600 21600" draw:text-areas="800 800 20800 20800" draw:mirror-horizontal="false" draw:mirror-vertical="false" draw:type="round-rectangular-callout" draw:modifiers="-1360.73394495413 39604.280618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3" draw:layer="layout" svg:width="1.472cm" svg:height="0.855cm" svg:x="1.684cm" svg:y="1.973cm">
              <text:p/>
              <draw:enhanced-geometry svg:viewBox="0 0 21600 21600" draw:text-areas="800 800 20800 20800" draw:mirror-horizontal="false" draw:mirror-vertical="false" draw:type="round-rectangular-callout" draw:modifiers="8197.14867617108 34317.75700934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layer="layout" svg:width="1.469cm" svg:height="0.845cm" svg:x="5.833cm" svg:y="2.976cm">
              <text:p/>
              <draw:enhanced-geometry svg:viewBox="0 0 21600 21600" draw:text-areas="800 800 20800 20800" draw:mirror-horizontal="false" draw:mirror-vertical="false" draw:type="round-rectangular-callout" draw:modifiers="19351.8367346939 29668.085106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page>
      <draw:page draw:name="page8"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2" draw:text-style-name="P3" draw:layer="layout" svg:width="3.005cm" svg:height="3.201cm" svg:x="3.393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3.091cm" svg:height="3.011cm" svg:x="3.393cm" svg:y="5.317cm" svg:viewBox="0 0 3092 3012" svg:d="M1502 236c264 0 523-74 752-215 12-6 23-14 35-21 10 9 20 17 30 26 234 205 431 500 566 855 136 353 207 757 207 1165 0 335-48 663-139 966h-2814c-92-303-139-631-139-966 0-408 71-812 207-1165 134-353 328-645 560-850 224 135 477 205 735 205z">
              <text:p/>
            </draw:path>
            <draw:g>
              <draw:custom-shape draw:style-name="gr23" draw:text-style-name="P3" draw:layer="layout" svg:width="0.377cm" svg:height="1.405cm" svg:x="2.897cm" svg:y="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 draw:layer="layout" svg:width="0.37cm" svg:height="1.394cm" svg:x="6.569cm" svg:y="2.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3" draw:layer="layout" svg:width="3.653cm" svg:height="1.324cm" svg:x="3.092cm" svg:y="1.717cm" svg:viewBox="0 0 3654 1325" svg:d="M3409 782c-160-190-391-347-668-456-279-110-594-167-915-167-319 0-634 57-913 167-277 109-508 266-668 456-141 166-224 352-241 543-3-26-4-52-4-78 0-219 85-434 245-624s391-347 668-456c279-110 594-167 913-167 321 0 636 57 915 167 277 109 508 266 668 456s245 405 245 624c0 26-1 52-4 78-17-191-100-377-241-543z">
                <text:p/>
              </draw:path>
              <draw:path draw:style-name="gr7" draw:text-style-name="P3" draw:layer="layout" svg:width="0.497cm" svg:height="0.933cm" svg:x="6.311cm" svg:y="4.081cm" svg:viewBox="0 0 498 934" svg:d="M0 777c97-71 182-149 254-232 141-168 223-354 241-545 2 26 3 52 3 79 0 220-84 434-244 623-72 85-157 162-254 232z">
                <text:p/>
              </draw:path>
              <draw:custom-shape draw:style-name="gr25" draw:text-style-name="P3" draw:layer="layout" svg:width="0.351cm" svg:height="0.273cm" svg:x="5.98cm" svg:y="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ge>
      <draw:page draw:name="page9" draw:style-name="dp1" draw:master-page-name="Default">
        <draw:g>
          <draw:g>
            <draw:g>
              <draw:custom-shape draw:style-name="gr8" draw:text-style-name="P4"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6" draw:text-style-name="P8" draw:layer="layout" svg:width="6.583cm" svg:height="6.607cm" svg:x="1.723cm" svg:y="1.693cm" svg:viewBox="0 0 6584 6608" svg:d="M4538 14c16-9 34-14 53-14s37 5 53 14c9 5 17 12 24 19l1887 1993c6 6 11 13 15 20 9 16 14 34 14 53s-5 37-14 53c-3 5-6 9-9 13v4337c0 19-5 37-14 53-10 16-23 29-39 39-16 9-34 14-53 14h-6349c-19 0-37-5-53-14-16-10-29-23-39-39-9-16-14-34-14-53v-6360c0-19 5-37 14-53 10-16 23-29 39-39 16-9 34-14 53-14h4405c8-9 17-16 27-22zM4591 2205c-19 0-37-5-53-14-16-10-29-23-39-39-9-16-14-34-14-53v-1851h-4273v6148h6137v-4191zM6232 1993l-1535-1621v1621z">
              <text:p/>
            </draw:path>
          </draw:g>
        </draw:g>
        <draw:g>
          <draw:polygon draw:style-name="gr27" draw:text-style-name="P9" draw:layer="layout" svg:width="0.24cm" svg:height="0.453cm" svg:x="2.316cm" svg:y="3.585cm" svg:viewBox="0 0 241 454" draw:points="241,454 0,454 0,416 91,410 91,44 0,38 0,0 241,0 241,38 149,44 149,410 241,416">
            <text:p/>
          </draw:polygon>
          <draw:polygon draw:style-name="gr27" draw:text-style-name="P9" draw:layer="layout" svg:width="0.296cm" svg:height="0.453cm" svg:x="2.669cm" svg:y="3.585cm" svg:viewBox="0 0 297 454" draw:points="297,454 230,454 50,78 48,78 52,154 53,183 53,208 53,454 0,454 0,0 66,0 245,374 247,374 243,248 243,0 297,0">
            <text:p/>
          </draw:polygon>
          <draw:polygon draw:style-name="gr27" draw:text-style-name="P9" draw:layer="layout" svg:width="0.316cm" svg:height="0.453cm" svg:x="3.04cm" svg:y="3.585cm" svg:viewBox="0 0 317 454" draw:points="188,454 130,454 130,51 0,51 0,0 317,0 317,51 188,51">
            <text:p/>
          </draw:polygon>
          <draw:polygon draw:style-name="gr27" draw:text-style-name="P9" draw:layer="layout" svg:width="0.31cm" svg:height="0.453cm" svg:x="3.805cm" svg:y="3.585cm" svg:viewBox="0 0 311 454" draw:points="130,454 44,56 41,56 45,129 46,158 47,183 47,454 0,454 0,0 77,0 153,370 155,370 233,0 311,0 311,454 264,454 264,178 268,57 265,57 178,454">
            <text:p/>
          </draw:polygon>
          <draw:path draw:style-name="gr27" draw:text-style-name="P9" draw:layer="layout" svg:width="0.36cm" svg:height="0.455cm" svg:x="4.161cm" svg:y="3.583cm" svg:viewBox="0 0 361 456" svg:d="M301 456l-45-141h-152l-45 141h-59l150-456h60l151 456zM240 264l-41-132-11-37-5-17-3-16-4 15-3 15-4 14-4 13-44 145z">
            <text:p/>
          </draw:path>
          <draw:polygon draw:style-name="gr27" draw:text-style-name="P9" draw:layer="layout" svg:width="0.24cm" svg:height="0.453cm" svg:x="4.602cm" svg:y="3.585cm" svg:viewBox="0 0 241 454" draw:points="241,454 0,454 0,416 91,410 91,44 0,38 0,0 241,0 241,38 149,44 149,410 241,416">
            <text:p/>
          </draw:polygon>
          <draw:polygon draw:style-name="gr27" draw:text-style-name="P9" draw:layer="layout" svg:width="0.296cm" svg:height="0.453cm" svg:x="4.955cm" svg:y="3.585cm" svg:viewBox="0 0 297 454" draw:points="297,454 230,454 50,78 48,78 52,154 53,183 53,208 53,454 0,454 0,0 66,0 245,374 247,374 243,248 243,0 297,0">
            <text:p/>
          </draw:polygon>
          <draw:polygon draw:style-name="gr27" draw:text-style-name="P9" draw:layer="layout" svg:width="0.24cm" svg:height="0.553cm" svg:x="5.364cm" svg:y="3.585cm" svg:viewBox="0 0 241 554" draw:points="161,459 162,465 162,468 162,471 163,473 164,476 165,478 166,481 167,483 168,485 169,487 171,489 173,491 175,493 176,494 179,496 181,497 183,499 186,500 189,501 195,503 203,505 211,506 220,507 230,507 241,508 241,554 209,553 194,551 181,548 169,545 158,541 148,536 139,531 131,525 124,518 118,511 113,503 110,494 107,484 105,474 105,463 105,360 104,353 103,346 101,340 98,334 95,329 90,324 85,320 79,316 72,312 64,309 55,307 46,305 36,303 25,302 0,301 0,253 25,252 36,251 46,249 55,247 64,245 72,242 79,238 85,234 90,230 95,225 98,220 101,214 103,208 104,201 105,194 105,91 105,80 107,70 110,61 113,52 118,44 124,36 131,30 139,24 148,18 158,14 169,10 181,6 194,4 209,2 241,0 241,47 230,47 220,47 211,48 203,49 195,51 189,53 186,54 183,55 181,57 179,58 176,60 175,61 173,63 171,65 169,67 168,69 167,71 166,73 165,76 164,78 163,81 162,83 162,86 162,89 161,95 161,198 161,206 160,214 159,221 157,227 154,233 151,239 147,245 143,250 138,254 133,258 127,262 121,266 114,269 106,271 98,274 89,275 89,279 98,281 106,283 114,286 121,289 127,292 133,296 138,300 143,305 147,310 151,315 154,321 157,327 159,334 160,341 161,348 161,356">
            <text:p/>
          </draw:polygon>
          <draw:polygon draw:style-name="gr27" draw:text-style-name="P9" draw:layer="layout" svg:width="0.26cm" svg:height="0.453cm" svg:x="3.084cm" svg:y="4.33cm" svg:viewBox="0 0 261 454" draw:points="58,454 0,454 0,0 261,0 261,51 58,51 58,211 249,211 249,262 58,262">
            <text:p/>
          </draw:polygon>
          <draw:polygon draw:style-name="gr27" draw:text-style-name="P9" draw:layer="layout" svg:width="0.272cm" svg:height="0.482cm" svg:x="3.447cm" svg:y="4.301cm" svg:viewBox="0 0 273 483" draw:points="107,44 24,38 24,0 163,0 163,439 273,445 273,483 0,483 0,445 107,439">
            <text:p/>
          </draw:polygon>
          <draw:path draw:style-name="gr27" draw:text-style-name="P9" draw:layer="layout" svg:width="0.308cm" svg:height="0.352cm" svg:x="3.806cm" svg:y="4.437cm" svg:viewBox="0 0 309 353" svg:d="M153 353l-16-1-8-1-8-1-7-2-7-2-8-2-7-3-6-3-7-4-6-4-7-4-6-5-6-5-11-11-5-6-5-7-4-6-5-7-4-8-3-7-6-16-5-16-3-18-2-18-1-20 1-20 2-19 3-17 5-17 5-16 4-7 4-7 4-7 4-7 5-6 5-6 5-6 6-5 6-5 6-4 6-5 7-4 6-3 7-3 8-3 7-2 8-2 8-2 16-2 17-1 17 1 16 2 7 2 8 2 7 2 7 3 7 3 6 4 7 4 6 4 6 5 6 5 6 5 5 6 5 6 5 7 5 6 4 7 4 7 3 8 6 15 5 17 3 17 2 18 1 20-1 20-2 19-3 18-4 16-6 16-4 7-4 8-4 7-4 6-5 6-5 7-6 5-5 6-6 5-6 4-7 5-6 3-7 4-7 3-7 3-7 2-8 2-8 2-16 2zM155 306h11l11-2 10-2 10-4 8-5 8-5 7-7 7-7 5-9 5-10 4-10 4-12 2-13 2-14 1-14 1-16-1-16-1-14-2-14-2-13-4-11-4-11-5-9-5-9-7-7-7-7-8-6-9-4-9-4-10-2-11-2h-12-12l-10 2-10 2-10 4-8 4-8 6-7 7-7 7-5 9-5 9-4 11-4 11-2 13-2 14-1 14-1 16 1 16 1 14 2 14 2 13 4 12 4 10 5 10 5 9 7 7 7 7 8 5 9 5 9 4 10 2 11 2z">
            <text:p/>
          </draw:path>
          <draw:path draw:style-name="gr27" draw:text-style-name="P9" draw:layer="layout" svg:width="0.275cm" svg:height="0.352cm" svg:x="4.193cm" svg:y="4.437cm" svg:viewBox="0 0 276 353" svg:d="M236 347l-12-47h-2l-6 7-6 7-6 6-6 5-7 5-6 4-6 4-6 3-7 3-7 2-7 2-8 2-8 1-9 1-9 1h-10-12l-12-2-11-2-10-3-10-3-4-3-5-2-4-3-4-2-4-3-3-4-4-3-3-4-3-3-3-4-2-4-3-5-2-4-2-5-2-4-1-5-2-11-2-11v-11l1-13 1-12 4-11 4-10 5-9 7-9 8-8 10-7 10-6 12-6 13-5 14-4 15-3 17-3 37-2 63-3v-21-9l-1-8-2-8-2-7-2-7-4-6-3-5-5-5-5-4-5-4-7-3-6-3-8-2-8-1-8-1h-10-11l-12 1-12 2-13 3-13 4-13 4-13 5-14 6-20-42 15-7 15-6 15-5 15-5 15-3 15-2 14-2h15 17l16 2 14 2 14 3 12 4 5 2 6 2 5 3 4 3 5 3 4 3 4 3 3 4 3 4 4 5 2 4 3 5 2 5 2 5 2 6 2 5 2 13 2 13v15 233zM220 180l-50 2-14 1-14 2-12 1-12 2-10 3-9 3-8 4-4 1-3 2-3 3-3 2-3 2-2 3-2 3-2 2-2 3-2 3-2 4-1 3-1 4-1 3-1 4v4 8 7l1 6 1 6 1 5 3 5 2 5 3 4 4 4 4 3 5 3 5 2 5 2 7 1 6 2h7 8 11l10-1 10-2 10-3 8-3 5-3 4-2 3-2 4-3 4-3 3-3 4-3 3-4 3-3 2-4 3-4 2-4 2-4 2-4 1-5 2-5 2-9 1-11v-11z">
            <text:p/>
          </draw:path>
          <draw:polygon draw:style-name="gr27" draw:text-style-name="P9" draw:layer="layout" svg:width="0.274cm" svg:height="0.437cm" svg:x="4.575cm" svg:y="4.352cm" svg:viewBox="0 0 275 438" draw:points="273,385 273,428 253,432 233,436 214,437 205,438 195,438 181,438 169,436 157,434 146,431 136,428 127,423 118,418 111,411 104,404 99,396 94,388 90,378 87,368 85,356 83,344 83,331 83,134 0,134 0,104 83,89 107,0 139,0 139,91 275,91 275,134 139,134 139,331 139,339 140,345 141,352 143,358 145,363 148,368 151,373 154,377 158,380 162,383 167,386 173,388 179,390 185,391 192,392 199,392 214,391 232,390 251,388">
            <text:p/>
          </draw:polygon>
          <draw:polygon draw:style-name="gr27" draw:text-style-name="P9" draw:layer="layout" svg:width="0.36cm" svg:height="0.453cm" svg:x="5.304cm" svg:y="4.33cm" svg:viewBox="0 0 361 454" draw:points="299,0 361,0 209,454 151,454 0,0 61,0 152,288 159,309 165,334 180,392 185,368 192,343 199,315 208,286">
            <text:p/>
          </draw:polygon>
          <draw:path draw:style-name="gr27" draw:text-style-name="P9" draw:layer="layout" svg:width="0.36cm" svg:height="0.455cm" svg:x="5.685cm" svg:y="4.328cm" svg:viewBox="0 0 361 456" svg:d="M301 456l-45-141h-152l-45 141h-59l150-456h60l151 456zM240 264l-41-132-11-37-5-17-3-16-4 15-3 15-4 14-4 13-44 145z">
            <text:p/>
          </draw:path>
          <draw:path draw:style-name="gr27" draw:text-style-name="P9" draw:layer="layout" svg:width="0.304cm" svg:height="0.453cm" svg:x="6.114cm" svg:y="4.331cm" svg:viewBox="0 0 305 454" svg:d="M58 266v188h-58v-454h111l19 1 18 1 17 3 16 3 15 5 13 5 12 7 11 7 9 9 8 9 7 11 6 11 4 13 3 14 2 14 1 16v11l-1 10-2 10-3 10-3 9-4 9-4 8-5 8-6 7-7 7-7 7-8 6-9 5-10 5-10 5-11 5 123 203h-67l-109-188zM58 217h51 13l12-1 11-2 10-2 9-3 5-1 4-2 4-2 3-2 4-3 3-2 3-3 3-3 2-3 3-3 2-3 2-4 2-4 2-4 1-4 2-4 2-10 1-10v-10-11l-1-10-2-9-2-4-1-4-2-4-2-4-2-3-2-3-2-3-3-3-3-3-3-2-3-3-3-2-4-2-4-2-9-3-9-3-11-2-11-1-12-1-14-1h-49z">
            <text:p/>
          </draw:path>
          <draw:path draw:style-name="gr27" draw:text-style-name="P9" draw:layer="layout" svg:width="0.271cm" svg:height="0.48cm" svg:x="3.069cm" svg:y="5.048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27" draw:text-style-name="P9" draw:layer="layout" svg:width="0.296cm" svg:height="0.486cm" svg:x="3.437cm" svg:y="5.043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27" draw:text-style-name="P9" draw:layer="layout" svg:width="0.197cm" svg:height="0.554cm" svg:x="4.242cm" svg:y="5.076cm" svg:viewBox="0 0 198 555" draw:points="138,0 198,0 165,30 137,61 124,77 113,94 102,111 93,128 85,145 78,163 72,181 67,200 63,219 60,238 59,257 58,277 59,297 60,317 63,336 67,355 72,374 78,392 85,410 93,427 102,445 112,461 124,478 136,494 164,525 197,555 138,555 105,526 91,511 77,496 65,480 54,464 44,448 34,431 26,413 19,395 13,377 9,358 5,338 2,319 1,299 0,278 1,257 2,237 5,218 9,199 13,180 19,161 26,143 34,126 44,109 54,92 65,76 77,60 91,44 105,29">
            <text:p/>
          </draw:polygon>
          <draw:polygon draw:style-name="gr27" draw:text-style-name="P9" draw:layer="layout" svg:width="0.197cm" svg:height="0.554cm" svg:x="4.624cm" svg:y="5.076cm" svg:viewBox="0 0 198 555" draw:points="60,555 1,555 33,525 61,494 74,478 85,462 95,445 104,428 112,410 119,392 125,374 130,355 134,336 137,317 138,297 139,277 138,257 137,238 134,219 130,200 125,181 119,163 112,145 104,128 95,110 85,94 73,77 61,61 33,30 0,0 60,0 92,29 106,44 120,59 132,75 144,92 154,108 163,126 171,143 178,161 184,179 189,198 193,218 195,237 197,257 198,278 197,299 195,319 193,339 189,358 184,377 178,395 171,413 163,431 154,448 144,465 132,481 120,496 106,512 92,526">
            <text:p/>
          </draw:polygon>
          <draw:path draw:style-name="gr27" draw:text-style-name="P9" draw:layer="layout" svg:width="0.078cm" svg:height="0.357cm" svg:x="5.064cm" svg:y="5.18cm" svg:viewBox="0 0 79 358" svg:d="M39 0h5l5 1 4 1 4 1 3 1 3 2 3 2 3 3 2 3 2 3 2 3 1 4 1 4 1 5 1 5v5 5l-1 5-1 5-1 4-1 4-2 3-2 4-2 2-3 3-3 2-3 2-3 2-4 1-4 1h-5-5-4-5l-4-1-4-1-3-2-4-2-3-2-2-3-2-2-2-4-2-3-2-4-1-4v-5l-1-5v-5-5l1-5v-5l1-4 2-4 2-3 2-3 2-3 2-3 3-2 4-2 3-1 4-1 4-1 5-1zM39 272h5 5l4 1 4 1 3 2 3 2 3 2 3 2 2 3 2 4 2 3 1 4 1 4 1 5 1 5v5 5l-1 5-1 5-1 4-1 4-2 3-2 4-2 2-3 3-3 2-3 2-3 2-4 1-4 1h-5-5-4-5l-4-1-4-1-3-2-4-2-3-2-2-3-2-2-2-4-2-3-2-4-1-4v-5l-1-5v-5-5l1-5v-5l1-4 2-4 2-3 2-4 2-3 2-2 3-2 4-2 3-2 4-1 4-1h5z">
            <text:p/>
          </draw:path>
          <draw:path draw:style-name="gr27" draw:text-style-name="P9" draw:layer="layout" svg:width="0.298cm" svg:height="0.352cm" svg:x="3.049cm" svg:y="6.672cm" svg:viewBox="0 0 299 353" svg:d="M299 187h-240v14l2 13 2 13 3 11 4 11 5 9 5 9 7 7 7 7 7 6 9 5 10 4 10 4 11 2 12 1 12 1 15-1 15-1 15-2 14-2 14-4 14-4 14-4 14-6v50l-13 5-13 5-14 4-14 3-14 3-15 2-15 1h-15l-18-1-18-2-17-4-8-2-7-3-8-3-7-3-7-4-7-4-6-5-7-5-6-5-5-5-6-6-5-7-5-6-4-7-4-7-4-7-4-8-3-7-5-17-3-18-2-18-1-20 1-20 2-19 3-18 5-17 5-16 8-15 4-6 4-7 5-7 5-6 5-6 6-5 6-5 6-5 6-4 7-4 6-4 7-3 7-3 8-2 7-2 8-2 16-2 17-1 16 1 16 2 14 3 7 2 7 2 6 3 6 3 6 4 6 3 6 4 5 5 5 4 5 5 5 6 5 5 4 6 4 6 3 6 3 6 3 7 3 7 4 14 3 15 2 16 1 17zM60 141h178l-1-11-1-11-1-10-3-9-3-9-3-7-5-7-5-7-5-5-6-5-7-4-8-3-8-3-9-2-10-1h-10-10l-10 1-9 2-9 3-8 3-7 4-7 5-6 5-5 7-5 7-5 7-3 9-3 9-3 10-2 11z">
            <text:p/>
          </draw:path>
          <draw:polygon draw:style-name="gr27" draw:text-style-name="P9" draw:layer="layout" svg:width="0.281cm" svg:height="0.346cm" svg:x="3.439cm" svg:y="6.672cm" svg:viewBox="0 0 282 347" draw:points="225,347 225,128 225,118 224,109 223,100 221,92 218,85 215,78 211,72 207,67 202,62 197,58 191,55 184,52 177,50 169,48 161,47 152,47 140,47 129,49 119,51 110,55 101,59 94,64 87,71 80,78 75,86 70,95 66,105 62,116 60,128 58,141 57,155 56,170 56,347 0,347 0,6 46,6 54,52 57,52 61,46 66,40 70,34 76,29 81,25 87,20 93,16 99,13 106,10 113,7 120,5 128,3 136,2 144,1 161,0 176,0 190,2 202,4 214,8 225,12 235,18 244,24 252,31 259,39 265,49 270,59 274,70 278,82 280,95 281,109 282,124 282,347">
            <text:p/>
          </draw:polygon>
          <draw:path draw:style-name="gr27" draw:text-style-name="P9" draw:layer="layout" svg:width="0.289cm" svg:height="0.488cm" svg:x="3.812cm" svg:y="6.536cm" svg:viewBox="0 0 290 489" svg:d="M236 437h-3l-4 7-5 5-5 6-5 5-6 5-5 4-6 4-6 3-7 3-6 3-7 2-7 2-7 1-8 1-8 1h-8l-15-1-7-1-7-1-7-2-7-2-6-2-6-3-6-3-6-3-6-4-5-4-5-5-5-5-5-5-4-5-5-6-4-7-7-13-6-14-5-16-4-17-3-18-1-19-1-20 1-20 1-19 3-18 4-17 5-16 6-15 7-13 4-6 5-6 4-6 5-5 5-5 5-5 6-4 5-4 6-3 6-3 6-3 7-2 6-2 7-2 7-1 7-1 15-1h8l8 1 7 1 8 1 7 2 6 2 7 3 6 2 6 4 6 3 6 4 5 5 6 5 5 5 5 6 4 6h4l-3-33-1-11v-7-135h57v483h-46zM233 326v-13-17l-1-16-2-14-2-13-3-12-4-11-2-5-2-4-3-4-2-4-3-4-3-3-3-3-4-3-3-3-4-2-4-3-4-2-5-1-4-2-5-1-5-1-11-2h-11-10l-10 2-9 2-8 4-8 5-6 5-7 7-5 8-5 8-5 10-3 11-3 11-2 13-2 14-1 31 1 30 2 13 2 13 3 11 4 11 4 10 5 8 5 8 7 6 7 6 7 4 9 4 9 2 9 2h11 11l10-2 5-1 5-1 5-1 4-2 4-2 4-2 4-2 3-2 4-3 3-3 3-3 2-3 3-4 2-4 2-4 2-4 4-10 3-10 3-12 1-13 2-13z">
            <text:p/>
          </draw:path>
          <draw:path draw:style-name="gr27" draw:text-style-name="P9" draw:layer="layout" svg:width="0.271cm" svg:height="0.48cm" svg:x="4.212cm" svg:y="6.538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27" draw:text-style-name="P9" draw:layer="layout" svg:width="0.296cm" svg:height="0.486cm" svg:x="4.58cm" svg:y="6.533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27" draw:text-style-name="P9" draw:layer="layout" svg:width="0.24cm" svg:height="0.553cm" svg:x="2.316cm" svg:y="7.31cm" svg:viewBox="0 0 241 554" draw:points="79,356 80,348 81,341 82,334 84,327 86,321 90,315 93,310 98,305 102,300 108,296 114,292 120,289 127,286 135,283 143,281 152,279 152,275 143,274 135,271 127,269 120,266 114,262 108,259 102,254 98,250 93,245 90,239 86,233 84,227 82,221 81,214 80,206 79,198 79,95 79,89 79,86 78,84 78,81 77,78 76,76 75,73 74,71 73,69 71,67 70,65 68,63 66,62 64,60 62,58 60,57 57,56 54,54 51,53 45,51 38,50 29,48 20,47 11,47 0,47 0,0 32,2 46,4 60,6 72,10 83,14 93,18 102,24 110,30 117,36 123,44 128,52 131,61 134,70 136,80 136,91 136,194 137,201 138,208 140,214 143,220 146,225 151,230 156,234 162,238 169,242 177,245 186,247 195,249 205,251 216,252 241,253 241,301 216,302 205,303 195,305 186,307 177,309 169,312 162,316 156,320 151,324 146,329 143,334 140,340 138,346 137,353 136,360 136,463 136,474 134,484 131,494 128,502 123,510 117,518 110,524 102,530 93,536 83,540 72,544 60,548 46,550 32,552 0,554 0,508 11,507 20,507 29,506 38,505 45,503 51,501 54,500 57,499 60,497 62,496 64,494 66,493 68,491 70,489 71,487 73,485 74,483 75,481 76,478 77,476 78,473 78,471 79,468 79,465 79,459">
            <text:p/>
          </draw:polygon>
        </draw:g>
      </draw:page>
      <draw:page draw:name="page10" draw:style-name="dp1" draw:master-page-name="Default">
        <draw:g>
          <draw:custom-shape draw:style-name="gr28" draw:text-style-name="P10" draw:layer="layout" svg:width="6.623cm" svg:height="6.619cm" svg:x="1.686cm" svg:y="2.309cm">
            <text:p/>
            <draw:enhanced-geometry svg:viewBox="0 0 21600 21600" draw:type="rectangle" draw:enhanced-path="M 0 0 L 21600 0 21600 21600 0 21600 0 0 Z N"/>
          </draw:custom-shape>
        </draw:g>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9" draw:text-style-name="P3" draw:layer="layout" svg:width="6.613cm" svg:height="4.045cm" svg:x="1.696cm" svg:y="3.292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layer="layout" svg:width="1.227cm" svg:height="2.979cm" svg:x="2.097cm" svg:y="3.6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3.404cm" svg:height="0.73cm" svg:x="4.444cm" svg:y="3.6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3.404cm" svg:height="0.74cm" svg:x="4.444cm" svg:y="4.8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3.404cm" svg:height="0.73cm" svg:x="4.444cm" svg:y="5.9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159cm" svg:height="0.156cm" svg:x="3.82cm" svg:y="3.6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159cm" svg:height="0.162cm" svg:x="3.82cm" svg:y="4.1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159cm" svg:height="0.155cm" svg:x="3.82cm" svg:y="4.8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159cm" svg:height="0.149cm" svg:x="3.82cm" svg:y="5.3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159cm" svg:height="0.156cm" svg:x="3.82cm" svg:y="5.9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layer="layout" svg:width="0.159cm" svg:height="0.163cm" svg:x="3.82cm" svg:y="6.4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1" draw:text-style-name="P2" draw:layer="layout" svg:width="0.834cm" svg:height="0.36cm" svg:x="2.284cm" svg:y="6.07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1" draw:style-name="dp1" draw:master-page-name="Default">
        <draw:g>
          <draw:g>
            <draw:custom-shape draw:style-name="gr5"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32" draw:layer="layout" svg:width="4.921cm" svg:height="4.914cm" draw:transform="skewX (0.00122173047639594) rotate (-0.784001899995854) translate (5.008cm 1.52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33" draw:layer="layout" svg:width="3.466cm" svg:height="4.3cm" svg:x="3.81cm" svg:y="2.371cm" svg:viewBox="0 0 3467 4301" svg:d="M431 28l495 496c85-38 177-57 271-57 118 0 234 31 336 90s187 145 246 247c59 103 90 219 90 338 0 93-19 185-56 270l778 781c65-21 133-31 202-31 118 0 235 31 337 90 103 59 188 144 247 247s90 219 90 338c0 118-31 234-90 337s-144 188-247 247c-102 59-219 91-337 91s-234-32-337-91c-102-59-187-144-247-247-59-103-90-219-90-337 0-90 18-177 52-259l-682-683v1128c11 5 23 12 34 18 102 59 187 144 246 247s90 219 90 338c0 118-31 234-90 337s-144 188-246 247-218 91-336 91c-119 0-234-32-337-91-102-59-187-144-246-247s-90-219-90-337c0-119 31-235 90-338s144-188 246-247c22-13 45-24 68-34v-1250c-20-9-39-19-58-30-102-59-187-145-246-247-59-103-90-219-90-338 0-64 9-127 27-188l-523-523c-12-12-20-27-25-43-4-16-4-33 0-49 5-16 13-31 25-43l269-268c12-12 26-20 42-25 17-4 34-4 50 0 16 5 30 13 42 25z">
              <text:p/>
            </draw:path>
          </draw:g>
        </draw:g>
      </draw:page>
      <draw:page draw:name="page12"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4" draw:text-style-name="P3" draw:layer="layout" svg:width="6.666cm" svg:height="3.055cm" svg:x="1.687cm" svg:y="1.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3" draw:layer="layout" svg:width="6.675cm" svg:height="5.047cm" svg:x="1.68cm" svg:y="3.268cm" svg:viewBox="0 0 6676 5048" svg:d="M6233 2311c-292 232-714 425-1221 558-506 135-1082 205-1667 205-586 0-1161-70-1667-205-508-133-929-326-1222-558-258-206-408-436-440-672-6 37-8 74-8 110 0 268 153 532 446 764 292 231 714 425 1221 559 507 133 1082 205 1668 205 585 0 1160-72 1666-205 508-134 929-328 1222-559 251-201 401-423 437-653v1559c5 34 8 67 8 102 0 268-154 531-446 764-293 232-714 424-1222 559-506 134-1081 204-1666 204-587 0-1162-70-1668-204-508-135-929-327-1221-559-280-223-434-475-445-731h-8v-3554h35c-19 64-27 129-27 194 0 268 153 532 446 764 292 232 714 425 1221 558 507 135 1082 205 1668 205 585 0 1160-70 1666-205 508-133 929-326 1222-558 251-201 401-423 437-653v1368c-40 223-188 442-435 638zM6650 0h18v84c-5-29-10-57-18-84z">
              <text:p/>
            </draw:path>
          </draw:g>
        </draw:g>
      </draw:page>
      <draw:page draw:name="page13" draw:style-name="dp1" draw:master-page-name="Default">
        <draw:g>
          <draw:custom-shape draw:style-name="gr5" draw:layer="layout" svg:width="10cm" svg:height="10cm" svg:x="0.002cm" svg:y="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 draw:layer="layout" svg:width="7cm" svg:height="4.5cm" svg:x="1.501cm" svg:y="4.001cm">
              <text:p/>
              <draw:enhanced-geometry svg:viewBox="0 0 21600 21600" draw:type="rectangle" draw:enhanced-path="M 0 0 L 21600 0 21600 21600 0 21600 0 0 Z N"/>
            </draw:custom-shape>
            <draw:custom-shape draw:style-name="gr36" draw:text-style-name="P11" draw:layer="layout" svg:width="2cm" svg:height="1.75cm" svg:x="2.376cm" svg:y="5.1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1" draw:layer="layout" svg:width="2cm" svg:height="1.75cm" svg:x="5.877cm" svg:y="5.1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layer="layout" svg:width="5.625cm" svg:height="0.75cm" svg:x="2.251cm" svg:y="2.926cm">
              <text:p/>
              <draw:enhanced-geometry svg:viewBox="0 0 21600 21600" draw:type="rectangle" draw:enhanced-path="M 0 0 L 21600 0 21600 21600 0 21600 0 0 Z N"/>
            </draw:custom-shape>
            <draw:custom-shape draw:style-name="gr35" draw:layer="layout" svg:width="5.625cm" svg:height="0.75cm" svg:x="2.251cm" svg:y="1.926cm">
              <text:p/>
              <draw:enhanced-geometry svg:viewBox="0 0 21600 21600" draw:type="rectangle" draw:enhanced-path="M 0 0 L 21600 0 21600 21600 0 21600 0 0 Z N"/>
            </draw:custom-shape>
          </draw:g>
        </draw:g>
      </draw:page>
      <draw:page draw:name="page14" draw:style-name="dp1" draw:master-page-name="Default">
        <draw:g>
          <draw:custom-shape draw:style-name="gr5"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6" draw:text-style-name="P12" draw:layer="layout" svg:width="1.256cm" svg:height="1.15cm" svg:x="1.744cm" svg:y="4.555cm" svg:viewBox="0 0 1257 1151" draw:points="0,1151 279,1151 279,504 517,974 735,974 978,474 978,1151 1257,1151 1257,0 983,0 640,672 277,0 0,0">
                <text:p/>
              </draw:polygon>
              <draw:path draw:style-name="gr16" draw:text-style-name="P12" draw:layer="layout" svg:width="0.898cm" svg:height="1.15cm" svg:x="3.206cm" svg:y="4.555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16" draw:text-style-name="P12" draw:layer="layout" svg:width="0.994cm" svg:height="1.15cm" svg:x="4.106cm" svg:y="4.555cm" svg:viewBox="0 0 995 1151" draw:points="355,1151 637,1151 637,252 995,252 995,0 0,0 0,252 355,252">
                <text:p/>
              </draw:polygon>
              <draw:path draw:style-name="gr16" draw:text-style-name="P12" draw:layer="layout" svg:width="0.982cm" svg:height="1.15cm" svg:x="5.2cm" svg:y="4.555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16" draw:text-style-name="P12" draw:layer="layout" svg:width="1.168cm" svg:height="1.15cm" svg:x="6.151cm" svg:y="4.555cm" svg:viewBox="0 0 1169 1151" svg:d="M0 1151h307l69-237h402l74 237h317l-393-1151h-366zM454 655l120-401 124 401z">
                <text:p/>
              </draw:path>
              <draw:polygon draw:style-name="gr16" draw:text-style-name="P12" draw:layer="layout" svg:width="0.961cm" svg:height="1.183cm" svg:x="7.339cm" svg:y="4.539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35" draw:layer="layout" svg:width="0.875cm" svg:height="0.875cm" svg:x="1.751cm" svg:y="1.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5.647cm" svg:height="0.749cm" svg:x="2.603cm" svg:y="1.701cm" svg:viewBox="0 0 5648 750" svg:d="M92 376c-25-40-56-75-92-107l105-27 186-43 191-39 197-35 200-31 205-27 208-22 209-18 213-14 213-9 214-4h215l214 4 213 9 213 14 210 18 207 22 204 27 200 30 197 36 191 39 168 39 113-238 1162 750-1501-36 87-185-41-12-151-39-156-37-160-32-165-30-167-26-171-22-174-19-176-15-177-11-178-8-180-4h-180l-179 4-179 8-177 11-176 15-173 19-171 22-169 26-164 29-161 33-155 36-151 40-141 41c-10-64-33-126-70-182z">
                <text:p/>
              </draw:path>
            </draw:g>
            <draw:g>
              <draw:custom-shape draw:style-name="gr35" draw:layer="layout" svg:width="0.875cm" svg:height="0.875cm" svg:x="2.751cm" svg:y="2.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4.647cm" svg:height="0.749cm" svg:x="3.603cm" svg:y="2.701cm" svg:viewBox="0 0 4648 750" svg:d="M76 376c-21-40-47-75-76-107l86-27 154-43 157-39 162-35 165-31 168-27 171-22 172-18 175-14 176-9 176-4h177l176 4 175 9 175 14 173 18 170 22 169 27 165 30 162 36 157 39 137 39 93-238 957 750-1235-36 72-185-34-12-124-39-129-37-131-32-136-30-138-26-141-22-142-19-146-15-145-11-147-8-148-4h-148l-147 4-147 8-147 11-144 15-143 19-140 22-139 26-135 29-132 33-128 36-125 40-115 41c-9-64-28-126-58-182z">
                <text:p/>
              </draw:path>
            </draw:g>
            <draw:g>
              <draw:custom-shape draw:style-name="gr35" draw:layer="layout" svg:width="0.875cm" svg:height="0.875cm" svg:x="1.681cm" svg:y="7.11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5.717cm" svg:height="0.749cm" draw:transform="rotate (-3.14159265358979) translate (8.25123543387812cm 8.25127080425783cm)" svg:viewBox="0 0 5718 750" svg:d="M5625 376c26-40 57-75 93-107l-106-27-189-43-193-39-199-35-203-31-207-27-211-22-211-18-216-14-216-9-216-4h-218l-217 4-215 9-215 14-213 18-210 22-207 27-203 30-199 36-193 39-170 39-114-238-1177 750 1520-36-89-185 42-12 153-39 158-37 162-32 167-30 170-26 173-22 175-19 179-15 178-11 181-8 183-4h182l181 4 181 8 180 11 177 15 175 19 174 22 170 26 166 29 163 33 157 36 154 40 142 41c10-64 34-126 71-182z">
                <text:p/>
              </draw:path>
            </draw:g>
            <draw:g>
              <draw:custom-shape draw:style-name="gr35" draw:layer="layout" svg:width="0.875cm" svg:height="0.875cm" svg:x="4.251cm" svg:y="6.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2.946cm" svg:height="0.624cm" svg:x="5.251cm" svg:y="6.626cm" svg:viewBox="0 0 2947 625" svg:d="M22 475c0-30-3-60-9-89l158-9 177-12 173-16 171-18 168-22 165-25 160-27 156-30 151-33 41-10-88-154 1502-30-1163 625-113-198-167 32-191 33-197 30-200 25-205 22-207 18-210 15-212 12-82 3c14-46 22-93 22-142z">
                <text:p/>
              </draw:path>
            </draw:g>
          </draw:g>
        </draw:g>
      </draw:page>
      <draw:page draw:name="page15" draw:style-name="dp1" draw:master-page-name="Default">
        <draw:g>
          <draw:g>
            <draw:custom-shape draw:style-name="gr8" draw:text-style-name="P4"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layer="layout" svg:width="6.62cm" svg:height="6.654cm" svg:x="1.698cm" svg:y="1.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8" draw:text-style-name="P13" draw:layer="layout" svg:width="4.562cm" svg:height="2.999cm" draw:transform="skewX (-0.358490628359635) rotate (-1.06691977174413) translate (5.4341442278908cm 1.82333026738875cm)" svg:viewBox="0 0 4563 3000" svg:d="M0 0c4248 1 4563 3000 4563 3000">
                <text:p/>
              </draw:path>
              <draw:path draw:style-name="gr38" draw:text-style-name="P13" draw:layer="layout" svg:width="6.217cm" svg:height="4.729cm" draw:transform="skewX (0.407359847415477) rotate (-0.682074671679384) translate (5.73531637516614cm 1.8233357665911cm)" svg:viewBox="0 0 6218 4730" svg:d="M0 0c5789 1 6218 4730 6218 4730">
                <text:p/>
              </draw:path>
              <draw:path draw:style-name="gr38" draw:text-style-name="P13" draw:layer="layout" svg:width="4.563cm" svg:height="2.996cm" draw:transform="skewX (0.359188760060433) rotate (1.06744337051973) translate (2.50143227612783cm 5.82109062160643cm)" svg:viewBox="0 0 4564 2997" svg:d="M4564 0c-4249-1-4564 2997-4564 2997">
                <text:p/>
              </draw:path>
              <draw:path draw:style-name="gr38" draw:text-style-name="P13" draw:layer="layout" svg:width="6.216cm" svg:height="4.728cm" draw:transform="skewX (-0.406836248639878) rotate (0.682423737529783) translate (-0.422721056490599cm 5.74402281394915cm)" svg:viewBox="0 0 6217 4729" svg:d="M6217 0c-5788-1-6217 4729-6217 4729">
                <text:p/>
              </draw:path>
              <draw:line draw:style-name="gr38" draw:text-style-name="P13" draw:layer="layout" svg:x1="5.052cm" svg:y1="1.7cm" svg:x2="5.052cm" svg:y2="8.252cm">
                <text:p/>
              </draw:line>
              <draw:path draw:style-name="gr38" draw:text-style-name="P13" draw:layer="layout" svg:width="4.589cm" svg:height="2.978cm" draw:transform="skewX (-0.379609112308767) rotate (-2.6474899423502) translate (8.25629569604229cm 5.33860427748784cm)" svg:viewBox="0 0 4590 2979" svg:d="M0 0c4274-1 4590 2979 4590 2979">
                <text:p/>
              </draw:path>
              <draw:path draw:style-name="gr38" draw:text-style-name="P13" draw:layer="layout" svg:width="6.203cm" svg:height="4.738cm" draw:transform="skewX (0.387114028092342) rotate (-2.26404110568704) translate (8.25629012551217cm 5.63645789649615cm)" svg:viewBox="0 0 6204 4739" svg:d="M0 0c5776-1 6204 4739 6204 4739">
                <text:p/>
              </draw:path>
              <draw:path draw:style-name="gr38" draw:text-style-name="P13" draw:layer="layout" svg:width="4.589cm" svg:height="2.979cm" draw:transform="skewX (0.379609112308767) rotate (-0.494277244164795) translate (4.21613638796324cm 2.43815240384534cm)" svg:viewBox="0 0 4590 2980" svg:d="M4590 0c-4274 0-4590 2980-4590 2980">
                <text:p/>
              </draw:path>
              <draw:path draw:style-name="gr38" draw:text-style-name="P13" draw:layer="layout" svg:width="6.203cm" svg:height="4.739cm" draw:transform="skewX (-0.387114028092342) rotate (-0.877726080827949) translate (4.29234994662849cm -0.455373629177818cm)" svg:viewBox="0 0 6204 4740" svg:d="M6204 0c-5776 0-6204 4740-6204 4740">
                <text:p/>
              </draw:path>
              <draw:line draw:style-name="gr38" draw:text-style-name="P13" draw:layer="layout" svg:x1="8.381cm" svg:y1="4.961cm" svg:x2="1.756cm" svg:y2="4.961cm">
                <text:p/>
              </draw:line>
            </draw:g>
            <draw:g>
              <draw:polygon draw:style-name="gr16" draw:text-style-name="P14" draw:layer="layout" svg:width="1.256cm" svg:height="1.15cm" svg:x="1.744cm" svg:y="4.267cm" svg:viewBox="0 0 1257 1151" draw:points="0,1151 279,1151 279,504 517,974 735,974 978,474 978,1151 1257,1151 1257,0 983,0 640,672 277,0 0,0">
                <text:p/>
              </draw:polygon>
              <draw:path draw:style-name="gr16" draw:text-style-name="P14" draw:layer="layout" svg:width="0.898cm" svg:height="1.15cm" svg:x="3.206cm" svg:y="4.267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16" draw:text-style-name="P14" draw:layer="layout" svg:width="0.994cm" svg:height="1.15cm" svg:x="4.106cm" svg:y="4.267cm" svg:viewBox="0 0 995 1151" draw:points="355,1151 637,1151 637,252 995,252 995,0 0,0 0,252 355,252">
                <text:p/>
              </draw:polygon>
              <draw:path draw:style-name="gr16" draw:text-style-name="P14" draw:layer="layout" svg:width="0.982cm" svg:height="1.15cm" svg:x="5.2cm" svg:y="4.267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16" draw:text-style-name="P14" draw:layer="layout" svg:width="1.168cm" svg:height="1.15cm" svg:x="6.151cm" svg:y="4.267cm" svg:viewBox="0 0 1169 1151" svg:d="M0 1151h307l69-237h402l74 237h317l-393-1151h-366zM454 655l120-401 124 401z">
                <text:p/>
              </draw:path>
              <draw:polygon draw:style-name="gr16" draw:text-style-name="P14" draw:layer="layout" svg:width="0.961cm" svg:height="1.183cm" svg:x="7.339cm" svg:y="4.251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35" draw:layer="layout" svg:width="0.441cm" svg:height="0.429cm" draw:transform="skewX (0.231256125889249) rotate (0.231256125889249) translate (3cm 3.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3.115cm" svg:height="0.367cm" draw:transform="skewX (0.232826922216043) rotate (0.232128790515246) translate (3.41816282548537cm 3.219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35" draw:layer="layout" svg:width="0.524cm" svg:height="0.468cm" svg:x="4.351cm" svg:y="3.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2.788cm" svg:height="0.4cm" svg:x="4.862cm" svg:y="3.35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35" draw:layer="layout" svg:width="0.432cm" svg:height="0.318cm" draw:transform="skewX (-0.296007841138238) rotate (-0.296182374063438) translate (2.387cm 6.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454cm" svg:height="0.226cm" draw:transform="skewX (-0.295135176512241) rotate (-0.297055038689435) translate (2.85991031693442cm 6.69555335298547cm)" svg:viewBox="0 0 1455 227" svg:d="M11 173c0-11-2-22-5-33l79-3 87-4 85-6 85-7 82-8 82-9 79-10 77-11 74-12 21-3-44-56 742-11-574 227-56-72-82 12-95 11-97 11-99 9-101 9-102 6-104 6-105 4-40 1c7-17 11-34 11-51z">
                <text:p/>
              </draw:path>
            </draw:g>
            <draw:g>
              <draw:custom-shape draw:style-name="gr35" draw:layer="layout" svg:width="0.332cm" svg:height="0.332cm" svg:x="4.602cm" svg:y="6.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118cm" svg:height="0.236cm" svg:x="4.982cm" svg:y="6.751cm" svg:viewBox="0 0 1119 237" svg:d="M8 180c0-11-1-23-3-34l60-3 67-5 66-6 65-7 64-8 62-9 61-10 59-12 58-12 15-4-33-59 570-11-441 237-43-75-64 12-72 12-75 12-76 9-78 9-78 7-80 5-81 5-31 1c5-17 8-35 8-54z">
                <text:p/>
              </draw:path>
            </draw:g>
            <draw:g>
              <draw:custom-shape draw:style-name="gr35" draw:layer="layout" svg:width="0.333cm" svg:height="0.321cm" draw:transform="skewX (-0.253072741539178) rotate (-0.25220007691318) translate (3.151cm 6.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119cm" svg:height="0.229cm" draw:transform="skewX (-0.251152879361984) rotate (-0.250978346436785) translate (3.51874023987694cm 6.2457310658639cm)" svg:viewBox="0 0 1120 230" svg:d="M8 175c0-11-1-23-3-33l60-3 67-5 66-6 65-7 64-7 62-10 61-9 59-12 58-12 15-3-33-57 571-11-442 230-43-73-64 12-72 12-75 11-76 9-78 8-78 7-80 5-81 5-31 1c5-17 8-35 8-52z">
                <text:p/>
              </draw:path>
            </draw:g>
            <draw:g>
              <draw:custom-shape draw:style-name="gr35" draw:layer="layout" svg:width="0.332cm" svg:height="0.332cm" svg:x="4.251cm" svg:y="5.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118cm" svg:height="0.236cm" svg:x="4.631cm" svg:y="5.901cm" svg:viewBox="0 0 1119 237" svg:d="M8 180c0-11-1-23-3-34l60-3 67-5 66-6 65-7 64-8 62-9 61-10 59-12 58-12 15-4-33-59 570-11-441 237-43-75-64 12-72 12-75 12-76 9-78 9-78 7-80 5-81 5-31 1c5-17 8-35 8-54z">
                <text:p/>
              </draw:path>
            </draw:g>
            <draw:g>
              <draw:custom-shape draw:style-name="gr35" draw:layer="layout" svg:width="0.393cm" svg:height="0.355cm" draw:transform="skewX (-0.444360827557756) rotate (-0.444360827557756) translate (2.446cm 2.98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324cm" svg:height="0.253cm" draw:transform="skewX (0.441393767829366) rotate (-2.69984981991003) translate (4.05082232448875cm 2.79013295852187cm)" svg:viewBox="0 0 1325 254" svg:d="M1316 192c0-12 1-24 4-36l-72-4-79-5-78-6-77-7-75-9-75-10-71-11-71-13-67-13-19-4 39-62-675-12 523 254 51-81 75 13 86 13 88 12 90 10 93 9 93 8 94 6 96 4 36 2c-6-19-9-38-9-58z">
                <text:p/>
              </draw:path>
            </draw:g>
            <draw:g>
              <draw:custom-shape draw:style-name="gr35" draw:layer="layout" svg:width="0.332cm" svg:height="0.332cm" svg:x="6.002cm" svg:y="5.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118cm" svg:height="0.236cm" svg:x="6.382cm" svg:y="5.951cm" svg:viewBox="0 0 1119 237" svg:d="M8 180c0-11-1-23-3-34l60-3 67-5 66-6 65-7 64-8 62-9 61-10 59-12 58-12 15-4-33-59 570-11-441 237-43-75-64 12-72 12-75 12-76 9-78 9-78 7-80 5-81 5-31 1c5-17 8-35 8-54z">
                <text:p/>
              </draw:path>
            </draw:g>
          </draw:g>
        </draw:g>
      </draw:page>
      <draw:page draw:name="page16" draw:style-name="dp1" draw:master-page-name="Default">
        <draw:g>
          <draw:custom-shape draw:style-name="gr30" draw:layer="layout" svg:width="10cm" svg:height="10cm" svg:x="0cm" svg:y="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 draw:layer="layout" svg:width="6.788cm" svg:height="4.391cm" draw:transform="skewX (-0.382401639111958) rotate (-1.0784389448073) translate (5.62723296196799cm 0.292672407965887cm)" svg:viewBox="0 0 6789 4392" svg:d="M0 0c6321-5 6789 4392 6789 4392">
              <text:p/>
            </draw:path>
            <draw:path draw:style-name="gr3" draw:layer="layout" svg:width="9.167cm" svg:height="7.003cm" draw:transform="skewX (0.385368698840348) rotate (-0.694291976443345) translate (6.06672172400691cm 0.292684427780123cm)" svg:viewBox="0 0 9168 7004" svg:d="M0 0c8532 0 9168 7004 9168 7004">
              <text:p/>
            </draw:path>
            <draw:path draw:style-name="gr3" draw:layer="layout" svg:width="6.789cm" svg:height="4.391cm" draw:transform="skewX (0.382401639111957) rotate (1.0784389448073) translate (1.35068500366986cm 6.27565896640424cm)" svg:viewBox="0 0 6790 4392" svg:d="M6790 0c-6321-5-6790 4392-6790 4392">
              <text:p/>
            </draw:path>
            <draw:path draw:style-name="gr3" draw:layer="layout" svg:width="9.163cm" svg:height="7.004cm" draw:transform="skewX (-0.38484510006475) rotate (0.694117443518145) translate (-2.9225889058481cm 6.15459426658652cm)" svg:viewBox="0 0 9164 7005" svg:d="M9164 0c-8532 2-9164 7005-9164 7005">
              <text:p/>
            </draw:path>
            <draw:line draw:style-name="gr3" draw:layer="layout" svg:x1="5.07cm" svg:y1="0.108cm" svg:x2="5.07cm" svg:y2="9.908cm">
              <text:p/>
            </draw:line>
            <draw:path draw:style-name="gr3" draw:layer="layout" svg:width="6.735cm" svg:height="4.432cm" draw:transform="skewX (-0.356745299107641) rotate (-2.63684343391303) translate (9.74551491592982cm 5.55062910323786cm)" svg:viewBox="0 0 6736 4433" svg:d="M0 0c6272 1 6736 4433 6736 4433">
              <text:p/>
            </draw:path>
            <draw:path draw:style-name="gr3" draw:layer="layout" svg:width="9.185cm" svg:height="6.983cm" draw:transform="skewX (0.409105176667471) rotate (-2.25199833384828) translate (9.74550696740591cm 5.996142364979cm)" svg:viewBox="0 0 9186 6984" svg:d="M0 0c8554-2 9186 6984 9186 6984">
              <text:p/>
            </draw:path>
            <draw:path draw:style-name="gr3" draw:layer="layout" svg:width="6.723cm" svg:height="4.433cm" draw:transform="skewX (0.359014227135234) rotate (-0.504923752601959) translate (3.86113820539533cm 1.21648884950761cm)" svg:viewBox="0 0 6724 4434" svg:d="M6724 0c-6272 2-6724 4434-6724 4434">
              <text:p/>
            </draw:path>
            <draw:path draw:style-name="gr3" draw:layer="layout" svg:width="9.185cm" svg:height="6.984cm" draw:transform="skewX (-0.409105176667471) rotate (-0.889768852666709) translate (3.96201035891834cm -3.11358025123406cm)" svg:viewBox="0 0 9186 6985" svg:d="M9186 0c-8553 0-9186 6985-9186 6985">
              <text:p/>
            </draw:path>
            <draw:line draw:style-name="gr3" draw:layer="layout" svg:x1="9.928cm" svg:y1="4.985cm" svg:x2="0.26cm" svg:y2="4.985cm">
              <text:p/>
            </draw:line>
          </draw:g>
          <draw:polygon draw:style-name="gr16" draw:text-style-name="P14" draw:layer="layout" svg:width="1.861cm" svg:height="1.729cm" svg:x="0.26cm" svg:y="3.919cm" svg:viewBox="0 0 1862 1730" draw:points="0,1730 413,1730 413,757 766,1464 1089,1464 1449,712 1449,1730 1862,1730 1862,0 1456,0 948,1010 410,0 0,0">
            <text:p/>
          </draw:polygon>
          <draw:path draw:style-name="gr16" draw:text-style-name="P14" draw:layer="layout" svg:width="1.331cm" svg:height="1.729cm" svg:x="2.426cm" svg:y="3.919cm" svg:viewBox="0 0 1332 1730" svg:d="M0 1730h425v-508h139l86-3 80-9 77-14 73-21 67-25 63-30 58-35 53-41 48-43 41-50 36-52 31-57 24-62 16-65 10-67 5-72-3-67-9-61-16-59-20-55-26-51-31-49-38-43-42-39-48-35-52-30-57-27-61-21-67-16-71-12-76-8-80-3h-635zM601 379l33 1 30 3 28 5 26 7 27 11 24 10 21 14 20 15 18 16 15 18 15 20 10 21 9 23 7 24 3 25 2 26-2 25-3 26-4 22-9 21-9 20-12 19-13 17-15 15-16 14-19 12-21 10-22 9-24 6-25 5-25 3-29 1h-216v-464z">
            <text:p/>
          </draw:path>
          <draw:polygon draw:style-name="gr16" draw:text-style-name="P14" draw:layer="layout" svg:width="1.473cm" svg:height="1.729cm" svg:x="3.759cm" svg:y="3.919cm" svg:viewBox="0 0 1474 1730" draw:points="526,1730 944,1730 944,379 1474,379 1474,0 0,0 0,379 526,379">
            <text:p/>
          </draw:polygon>
          <draw:path draw:style-name="gr16" draw:text-style-name="P14" draw:layer="layout" svg:width="1.455cm" svg:height="1.729cm" svg:x="5.379cm" svg:y="3.919cm" svg:viewBox="0 0 1456 1730" svg:d="M0 1730h425v-591h190l330 591h511l-425-681 36-21 32-23 33-24 28-25 28-29 25-28 22-32 21-33 19-33 17-36 15-38 10-37 10-41 6-40 5-42 1-44-3-60-9-59-13-52-18-51-25-47-28-44-34-39-39-34-43-32-47-27-52-24-58-19-60-15-66-11-68-7-74-2h-702zM643 376l30 1 28 3 25 5 25 6 22 7 21 9 19 11 17 13 16 14 13 16 11 17 10 18 7 19 5 22 3 22 1 24v21l-3 21-4 20-5 18-7 16-9 15-10 15-12 12-12 12-15 11-16 7-18 8-18 6-20 4-21 2-24 1h-277v-396z">
            <text:p/>
          </draw:path>
          <draw:path draw:style-name="gr16" draw:text-style-name="P14" draw:layer="layout" svg:width="1.731cm" svg:height="1.729cm" svg:x="6.788cm" svg:y="3.919cm" svg:viewBox="0 0 1732 1730" svg:d="M0 1730h455l102-356h595l110 356h470l-582-1730h-543zM673 984l177-602 184 602z">
            <text:p/>
          </draw:path>
          <draw:polygon draw:style-name="gr16" draw:text-style-name="P14" draw:layer="layout" svg:width="1.424cm" svg:height="1.778cm" svg:x="8.397cm" svg:y="3.895cm" svg:viewBox="0 0 1425 1779" draw:points="877,1779 947,1776 1018,1770 1090,1760 1160,1745 1228,1728 1292,1707 1349,1683 1403,1658 1309,1347 1271,1359 1231,1369 1189,1378 1147,1386 1105,1393 1062,1398 1021,1399 981,1401 917,1398 859,1392 803,1380 753,1363 704,1344 659,1318 619,1289 584,1256 551,1219 523,1178 498,1135 478,1087 462,1034 452,980 444,921 441,860 444,803 450,748 461,699 474,651 492,609 514,570 539,534 567,502 600,473 637,449 677,428 720,412 766,398 816,389 870,383 926,382 976,382 1028,386 1080,391 1132,398 1181,407 1227,419 1269,431 1307,446 1425,107 1363,81 1302,60 1241,42 1179,27 1118,15 1056,6 994,2 930,0 830,5 733,17 641,36 554,65 473,99 396,143 324,191 261,248 201,310 150,377 105,452 68,532 39,618 18,708 4,803 0,902 4,999 16,1091 37,1178 64,1261 99,1339 141,1411 190,1477 244,1537 305,1593 372,1641 444,1682 521,1716 603,1743 690,1763 782,1775">
            <text:p/>
          </draw:polygon>
          <draw:custom-shape draw:style-name="gr35" draw:layer="layout" svg:width="0.666cm" svg:height="0.645cm" draw:transform="skewX (0.230034395412853) rotate (0.230383461263251) translate (1.965cm 2.6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 draw:layer="layout" svg:width="4.705cm" svg:height="0.552cm" draw:transform="skewX (0.233001455141243) rotate (0.231081592964049) translate (2.59717270332556cm 2.34603804657449cm)" svg:viewBox="0 0 4706 553" svg:d="M77 278c-21-30-47-56-77-78l88-21 155-32 159-28 164-26 166-22 171-21 174-15 173-14 177-11 178-7 178-3h180l178 3 177 8 177 10 175 12 174 17 170 19 166 23 165 27 159 28 139 29 93-176 970 553-1250-27 72-135-35-9-125-29-130-28-133-23-137-22-141-20-142-15-145-15-146-10-147-8-149-6-150-3h-151l-148 3-149 6-148 7-147 11-143 15-142 16-141 19-137 22-134 24-129 26-127 30-116 30c-9-48-29-93-59-134z">
            <text:p/>
          </draw:path>
          <draw:custom-shape draw:style-name="gr35" draw:layer="layout" svg:width="0.792cm" svg:height="0.704cm" svg:x="4.006cm" svg:y="2.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 draw:layer="layout" svg:width="4.212cm" svg:height="0.602cm" svg:x="4.778cm" svg:y="2.541cm" svg:viewBox="0 0 4213 603" svg:d="M69 302c-19-31-42-60-69-86l79-22 139-35 142-30 146-28 150-26 152-21 156-18 155-13 159-12 160-8 159-3h160l160 3 159 8 158 12 157 13 154 18 153 21 149 24 147 30 143 30 126 32 83-191 867 603-1119-30 65-148-31-10-113-32-116-28-120-26-122-24-125-21-127-18-130-15-131-12-132-9-134-6-133-3h-135l-134 3-133 6-133 9-130 12-130 15-127 18-127 21-122 23-119 27-117 28-113 32-104 33c-8-51-24-101-52-146z">
            <text:p/>
          </draw:path>
          <draw:custom-shape draw:style-name="gr35" draw:layer="layout" svg:width="0.652cm" svg:height="0.478cm" draw:transform="skewX (-0.294611577736643) rotate (-0.294087978961045) translate (1.039cm 7.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2.196cm" svg:height="0.34cm" draw:transform="skewX (-0.293389847260247) rotate (-0.29548424236264) translate (1.75369819276341cm 7.56955053843695cm)" svg:viewBox="0 0 2197 341" svg:d="M17 260c0-17-3-33-8-50l119-4 132-6 128-9 128-11 124-12 124-13 119-15 116-17 112-18 32-4-67-85 1121-16-867 341-84-108-124 18-144 16-146 17-150 13-152 14-154 9-157 9-159 6-60 1c11-25 17-51 17-76z">
            <text:p/>
          </draw:path>
          <draw:custom-shape draw:style-name="gr35" draw:layer="layout" svg:width="0.502cm" svg:height="0.498cm" svg:x="4.385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689cm" svg:height="0.355cm" svg:x="4.959cm" svg:y="7.653cm" svg:viewBox="0 0 1690 356" svg:d="M12 271c0-17-1-35-4-52l90-4 101-8 100-9 98-10 97-12 94-14 92-15 89-18 87-18 23-6-50-88 861-17-666 356-65-113-96 18-109 19-114 18-114 13-118 14-118 10-121 8-122 7-47 2c8-26 12-53 12-81z">
            <text:p/>
          </draw:path>
          <draw:custom-shape draw:style-name="gr35" draw:layer="layout" svg:width="0.503cm" svg:height="0.483cm" draw:transform="skewX (-0.251327412287183) rotate (-0.251327412287183) translate (2.193cm 6.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69cm" svg:height="0.344cm" draw:transform="skewX (-0.24923301718479) rotate (-0.249058484259591) translate (2.74885285206388cm 6.89439835760287cm)" svg:viewBox="0 0 1691 345" svg:d="M12 262c0-17-1-35-4-50l90-4 101-8 100-9 98-10 97-10 93-15 92-14 90-18 87-18 23-4-50-86 862-16-667 345-65-109-97 18-109 18-113 16-115 13-117 12-118 11-121 7-122 8-47 1c8-25 12-52 12-78z">
            <text:p/>
          </draw:path>
          <draw:custom-shape draw:style-name="gr35" draw:layer="layout" svg:width="0.501cm" svg:height="0.499cm" svg:x="3.855cm" svg:y="6.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689cm" svg:height="0.355cm" svg:x="4.429cm" svg:y="6.375cm" svg:viewBox="0 0 1690 356" svg:d="M12 271c0-17-1-35-4-52l90-4 101-8 100-9 98-10 97-12 94-14 92-15 89-18 87-18 23-6-50-88 861-17-666 356-65-113-96 18-109 19-114 18-114 13-118 14-118 10-121 8-122 7-47 2c8-26 12-53 12-81z">
            <text:p/>
          </draw:path>
          <draw:custom-shape draw:style-name="gr35" draw:layer="layout" svg:width="0.594cm" svg:height="0.533cm" draw:transform="skewX (-0.441568300754565) rotate (-0.441742833679765) translate (1.128cm 1.99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999cm" svg:height="0.381cm" draw:transform="skewX (0.439648438577372) rotate (-2.70176968208722) translate (3.55260169862349cm 1.69992930345938cm)" svg:viewBox="0 0 2000 382" svg:d="M1986 289c0-18 2-36 6-54l-108-6-120-8-117-9-117-10-113-14-113-15-107-16-107-20-101-20-29-6 59-93-1019-18 789 382 77-122 114 20 129 19 133 18 136 16 140 13 141 12 142 9 144 6 55 3c-9-28-14-57-14-87z">
            <text:p/>
          </draw:path>
          <draw:custom-shape draw:style-name="gr35" draw:layer="layout" svg:width="0.502cm" svg:height="0.499cm" svg:x="6.5cm" svg:y="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1.689cm" svg:height="0.355cm" svg:x="7.074cm" svg:y="6.45cm" svg:viewBox="0 0 1690 356" svg:d="M12 271c0-17-1-35-4-52l90-4 101-8 100-9 98-10 97-12 94-14 92-15 89-18 87-18 23-6-50-88 861-17-666 356-65-113-96 18-109 19-114 18-114 13-118 14-118 10-121 8-122 7-47 2c8-26 12-53 12-81z">
            <text:p/>
          </draw:path>
        </draw:g>
      </draw:page>
      <draw:page draw:name="page17" draw:style-name="dp1" draw:master-page-name="Default">
        <draw:g>
          <draw:g>
            <draw:custom-shape draw:style-name="gr1" draw:layer="layout" svg:width="10cm" svg:height="10cm" svg:x="0.001cm" svg:y="0.001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39" draw:text-style-name="P15" draw:layer="layout" svg:width="0.831cm" svg:height="1.481cm" svg:x="0.076cm" svg:y="0.205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39" draw:text-style-name="P15" draw:layer="layout" svg:width="1.275cm" svg:height="1.481cm" svg:x="1.149cm" svg:y="0.205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39" draw:text-style-name="P15" draw:layer="layout" svg:width="1.248cm" svg:height="1.46cm" svg:x="2.695cm" svg:y="0.205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39" draw:text-style-name="P15" draw:layer="layout" svg:width="1.484cm" svg:height="1.46cm" svg:x="3.94cm" svg:y="0.205cm" svg:viewBox="0 0 1485 1461" svg:d="M0 1461h390l88-301h510l94 301h403l-499-1461h-466zM577 831l152-509 158 509z">
              <text:p/>
            </draw:path>
            <draw:polygon draw:style-name="gr39" draw:text-style-name="P15" draw:layer="layout" svg:width="1.126cm" svg:height="1.502cm" svg:x="5.47cm" svg:y="0.185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39" draw:text-style-name="P15" draw:layer="layout" svg:width="1.126cm" svg:height="1.502cm" svg:x="6.714cm" svg:y="0.185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39" draw:text-style-name="P15" draw:layer="layout" svg:width="0.37cm" svg:height="1.46cm" svg:x="8.048cm" svg:y="0.205cm" svg:viewBox="0 0 371 1461" draw:points="0,1461 371,1461 371,0 0,0">
              <text:p/>
            </draw:polygon>
            <draw:polygon draw:style-name="gr39" draw:text-style-name="P15" draw:layer="layout" svg:width="1.22cm" svg:height="1.502cm" svg:x="8.646cm" svg:y="0.185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40" draw:text-style-name="P3" draw:layer="layout" svg:width="9.387cm" svg:height="3.417cm" svg:x="0.322cm" svg:y="6.508cm" svg:viewBox="0 0 9388 3418" svg:d="M0 3418c106-325 245-640 416-939 435-754 1059-1379 1809-1815 751-434 1602-664 2469-664s1719 230 2470 664c751 436 1373 1061 1808 1815 171 299 310 614 416 939z">
                <text:p/>
              </draw:path>
              <draw:path draw:style-name="gr41" draw:text-style-name="P4" draw:layer="layout" svg:width="8.538cm" svg:height="1.88cm" svg:x="0.676cm" svg:y="8.046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42" draw:text-style-name="P16" draw:layer="layout" svg:width="9.85cm" svg:height="5.672cm" svg:x="0.074cm" svg:y="4.253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43" draw:text-style-name="P3" draw:layer="layout" svg:width="0.001cm" svg:height="0.074cm" svg:x="5.076cm" svg:y="4.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layer="layout" svg:width="0.672cm" svg:height="0.672cm" svg:x="8.777cm" svg:y="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8" draw:layer="layout" svg:width="0.892cm" svg:height="2.567cm" svg:x="8.137cm" svg:y="4.884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45" draw:text-style-name="P8" draw:layer="layout" svg:width="1.124cm" svg:height="2.484cm" svg:x="7.873cm" svg:y="4.867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45" draw:text-style-name="P8" draw:layer="layout" svg:width="1.319cm" svg:height="2.355cm" svg:x="7.648cm" svg:y="4.849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45" draw:text-style-name="P8" draw:layer="layout" svg:width="7.618cm" svg:height="2.36cm" svg:x="1.155cm" svg:y="4.62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45" draw:text-style-name="P8" draw:layer="layout" svg:width="7.568cm" svg:height="1.779cm" svg:x="1.196cm" svg:y="4.595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45" draw:text-style-name="P8" draw:layer="layout" svg:width="7.659cm" svg:height="1.286cm" svg:x="1.096cm" svg:y="4.571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45" draw:text-style-name="P8" draw:layer="layout" svg:width="7.711cm" svg:height="0.858cm" svg:x="1.038cm" svg:y="4.551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g>
        </draw:g>
      </draw:page>
      <draw:page draw:name="page18" draw:style-name="dp1" draw:master-page-name="Default">
        <draw:g>
          <draw:custom-shape draw:style-name="gr5"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6" draw:text-style-name="P2" draw:layer="layout" svg:width="2.617cm" svg:height="1.151cm" svg:x="5.65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7" draw:text-style-name="P2" draw:layer="layout" svg:width="2.62cm" svg:height="1.902cm" svg:x="5.651cm" svg:y="6.398cm" svg:viewBox="0 0 2621 1903" svg:d="M2447 871c-115 88-280 161-479 211-199 51-425 77-655 77s-456-26-654-77c-200-50-365-123-480-211-101-77-160-164-173-253-2 14-3 28-3 42 0 101 60 200 175 288 115 87 281 160 480 210 199 51 424 78 654 78s456-27 655-78c199-50 364-123 479-210 99-76 158-160 172-247v588c2 13 3 25 3 39 0 101-60 200-175 288-115 87-280 160-480 211-199 50-424 76-654 76s-456-26-655-76c-199-51-365-124-479-211-110-84-171-179-175-276h-3v-1340h14c-8 24-11 49-11 73 0 101 60 201 175 288 115 88 281 160 480 211s424 77 654 77 456-26 655-77 364-123 479-211c99-76 158-159 172-246v516c-16 84-74 167-171 240zM2611 0h7v32c-2-11-4-22-7-32z">
            <text:p/>
          </draw:path>
        </draw:g>
        <draw:g>
          <draw:path draw:style-name="gr48" draw:text-style-name="P17" draw:layer="layout" svg:width="0.905cm" svg:height="0.978cm" svg:x="1.551cm" svg:y="5.906cm" svg:viewBox="0 0 906 979" svg:d="M0 979h349l61-2 59-7 56-12 52-15 50-20 45-24 43-28 38-31 35-35 30-39 26-42 22-45 17-48 13-51 7-54 3-56-2-54-7-51-12-48-16-45-20-42-24-38-29-36-33-32-36-28-41-25-44-21-48-18-52-14-55-10-58-6-62-2h-367zM240 769v-559h113l34 1 32 4 31 6 29 9 26 11 25 13 22 15 21 17 18 20 16 22 13 23 12 26 8 27 7 30 4 31 1 33-1 32-4 30-5 28-8 26-10 24-12 23-15 20-16 18-19 16-20 14-23 12-24 10-27 8-28 5-31 4-32 1z">
            <text:p/>
          </draw:path>
          <draw:path draw:style-name="gr48" draw:text-style-name="P17" draw:layer="layout" svg:width="0.994cm" svg:height="0.978cm" svg:x="2.499cm" svg:y="5.906cm" svg:viewBox="0 0 995 979" svg:d="M0 979h261l59-202h342l63 202h270l-335-979h-311zM387 557l101-341 106 341z">
            <text:p/>
          </draw:path>
          <draw:polygon draw:style-name="gr48" draw:text-style-name="P17" draw:layer="layout" svg:width="0.846cm" svg:height="0.978cm" svg:x="3.493cm" svg:y="5.906cm" svg:viewBox="0 0 847 979" draw:points="302,979 542,979 542,214 847,214 847,0 0,0 0,214 302,214">
            <text:p/>
          </draw:polygon>
          <draw:path draw:style-name="gr48" draw:text-style-name="P17" draw:layer="layout" svg:width="0.994cm" svg:height="0.978cm" svg:x="4.337cm" svg:y="5.906cm" svg:viewBox="0 0 995 979" svg:d="M0 979h261l59-202h342l63 202h270l-335-979h-311zM387 557l101-341 106 341z">
            <text:p/>
          </draw:path>
        </draw:g>
        <draw:g>
          <draw:polygon draw:style-name="gr49" draw:text-style-name="P18" draw:layer="layout" svg:width="1.094cm" svg:height="1.223cm" svg:x="1.576cm" svg:y="6.948cm" svg:viewBox="0 0 1095 1224" draw:points="0,1224 310,1224 310,741 785,741 785,1224 1095,1224 1095,0 785,0 785,466 310,466 310,0 0,0">
            <text:p/>
          </draw:polygon>
          <draw:polygon draw:style-name="gr49" draw:text-style-name="P18" draw:layer="layout" svg:width="1.068cm" svg:height="1.241cm" svg:x="2.898cm" svg:y="6.948cm" svg:viewBox="0 0 1069 1242" draw:points="520,1242 581,1240 640,1233 695,1221 747,1205 795,1184 840,1160 882,1131 920,1099 954,1063 983,1023 1009,980 1030,934 1047,884 1059,832 1066,776 1069,718 1069,0 767,0 767,753 766,779 764,803 759,826 753,848 745,868 735,886 724,903 711,918 696,932 680,944 663,954 644,962 623,969 602,974 578,976 554,977 525,976 498,973 473,967 449,960 427,950 406,938 388,924 371,909 356,891 342,871 331,850 322,827 315,802 309,776 306,748 305,718 305,0 0,0 0,736 2,793 9,848 20,900 36,948 55,993 79,1035 107,1073 138,1107 174,1138 213,1165 256,1188 302,1207 352,1222 405,1233 461,1240">
            <text:p/>
          </draw:polygon>
          <draw:path draw:style-name="gr49" draw:text-style-name="P18" draw:layer="layout" svg:width="0.999cm" svg:height="1.223cm" svg:x="4.192cm" svg:y="6.948cm" svg:viewBox="0 0 1000 1224" svg:d="M0 1224h487l57-2 54-5 51-9 48-13 46-16 42-18 39-22 35-25 32-28 28-30 24-33 20-36 16-37 12-40 7-42 2-44-1-28-2-27-5-26-6-25-8-24-10-22-11-22-13-20-14-20-16-18-18-17-19-15-21-15-22-13-24-12-25-10 13-11 12-10 11-12 11-12 10-12 9-13 8-14 8-14 7-14 6-15 5-15 4-15 3-16 2-16 2-17v-16l-2-35-5-32-9-30-13-28-16-26-20-23-24-22-27-19-31-17-34-15-37-12-42-11-44-8-48-5-107-5h-437zM300 240h120 19l17 2 17 3 16 4 15 5 14 5 13 7 12 8 10 8 10 10 8 10 6 11 5 11 4 13 2 13 1 13v9l-1 8-1 8-2 7-2 8-3 7-4 8-4 7-4 7-5 7-6 7-6 6-6 6-7 7-16 11h-222zM300 984v-275h210l20 1 19 2 17 3 17 4 15 6 15 7 13 7 11 9 11 10 9 11 8 12 6 13 5 14 4 14 2 15 1 17-1 15-2 15-3 14-4 12-6 12-6 11-8 10-10 8-10 8-11 7-13 5-14 5-15 3-17 3-17 2h-19z">
            <text:p/>
          </draw:path>
        </draw:g>
        <draw:g>
          <draw:custom-shape draw:style-name="gr7" draw:text-style-name="P3" draw:layer="layout" svg:width="1.968cm" svg:height="0.967cm" svg:x="1.704cm" svg:y="3.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7" draw:text-style-name="P3" draw:layer="layout" svg:width="1.97cm" svg:height="1.598cm" svg:x="1.702cm" svg:y="4.202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7" draw:text-style-name="P3" draw:layer="layout" svg:width="1.968cm" svg:height="0.967cm" svg:x="1.703cm" svg:y="1.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7" draw:text-style-name="P3" draw:layer="layout" svg:width="1.97cm" svg:height="1.598cm" svg:x="1.701cm" svg:y="2.202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line draw:style-name="gr50" draw:text-style-name="P3" draw:layer="layout" svg:x1="3.901cm" svg:y1="2.801cm" svg:x2="8.001cm" svg:y2="2.801cm">
          <text:p/>
        </draw:line>
        <draw:line draw:style-name="gr50" draw:text-style-name="P3" draw:layer="layout" svg:x1="3.901cm" svg:y1="4.801cm" svg:x2="7.651cm" svg:y2="4.801cm">
          <text:p/>
        </draw:line>
        <draw:line draw:style-name="gr50" draw:text-style-name="P3" draw:layer="layout" svg:x1="7.651cm" svg:y1="5.651cm" svg:x2="7.651cm" svg:y2="4.801cm">
          <text:p/>
        </draw:line>
        <draw:line draw:style-name="gr50" draw:text-style-name="P3" draw:layer="layout" svg:x1="8.001cm" svg:y1="5.751cm" svg:x2="8.001cm" svg:y2="2.801cm">
          <text:p/>
        </draw:line>
      </draw:page>
      <draw:page draw:name="page19" draw:style-name="dp1" draw:master-page-name="Default">
        <draw:g>
          <draw:g>
            <draw:custom-shape draw:style-name="gr5"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49" draw:text-style-name="P18" draw:layer="layout" svg:width="1.152cm" svg:height="1.223cm" svg:x="1.446cm" svg:y="4.945cm" svg:viewBox="0 0 1153 1224" draw:points="0,1224 327,1224 327,741 827,741 827,1224 1153,1224 1153,0 827,0 827,466 327,466 327,0 0,0">
                <text:p/>
              </draw:polygon>
              <draw:polygon draw:style-name="gr49" draw:text-style-name="P18" draw:layer="layout" svg:width="1.299cm" svg:height="1.241cm" svg:x="2.699cm" svg:y="4.945cm" svg:viewBox="0 0 1300 1242" draw:points="633,1242 707,1240 778,1233 845,1221 908,1205 967,1184 1022,1160 1073,1131 1118,1099 1160,1063 1196,1023 1227,980 1253,934 1273,884 1288,832 1297,776 1300,718 1300,0 933,0 933,753 932,779 929,803 923,826 916,848 906,868 894,886 880,903 865,918 847,932 827,944 806,954 783,962 758,969 732,974 703,976 674,977 639,976 606,973 575,967 546,960 519,950 494,938 471,924 451,909 432,891 416,871 403,850 392,827 383,802 376,776 372,748 371,718 371,0 0,0 0,736 3,793 11,848 25,900 43,948 67,993 96,1035 130,1073 168,1107 212,1138 259,1165 311,1188 367,1207 428,1222 492,1233 561,1240">
                <text:p/>
              </draw:polygon>
              <draw:path draw:style-name="gr49" draw:text-style-name="P18" draw:layer="layout" svg:width="1.037cm" svg:height="1.223cm" svg:x="4.162cm" svg:y="4.945cm" svg:viewBox="0 0 1038 1224" svg:d="M0 1224h505l59-2 56-5 54-9 50-13 47-16 44-18 40-22 37-25 33-28 29-30 25-33 21-36 16-37 12-40 8-42 2-44-1-28-3-27-4-26-7-25-8-24-10-22-12-22-13-20-15-20-17-18-18-17-20-15-22-15-23-13-24-12-26-10 13-11 13-10 12-12 11-12 10-12 10-13 8-14 8-14 7-14 6-15 5-15 4-15 4-16 2-16 2-17v-16l-2-35-5-32-10-30-13-28-17-26-21-23-24-22-28-19-32-17-36-15-39-12-42-11-47-8-50-5-110-5h-454zM311 240h125 19l19 2 17 3 17 4 16 5 14 5 13 7 13 8 10 8 10 10 8 10 7 11 5 11 4 13 3 13 1 13-1 9-1 8-1 8-2 7-2 8-3 7-4 8-4 7-5 7-5 7-6 7-6 6-7 6-7 7-16 11h-231zM311 984v-275h218l21 1 19 2 19 3 17 4 16 6 15 7 13 7 12 9 11 10 10 11 8 12 7 13 5 14 4 14 2 15 1 17-1 15-2 15-3 14-5 12-5 12-7 11-9 10-9 8-11 8-12 7-13 5-15 5-15 3-17 3-18 2h-20z">
                <text:p/>
              </draw:path>
            </draw:g>
            <draw:g>
              <draw:path draw:style-name="gr48" draw:text-style-name="P17" draw:layer="layout" svg:width="0.905cm" svg:height="0.978cm" svg:x="1.441cm" svg:y="3.906cm" svg:viewBox="0 0 906 979" svg:d="M0 979h349l61-2 59-7 56-12 52-15 50-20 45-24 43-28 38-31 35-35 30-39 26-42 22-45 17-48 13-51 7-54 3-56-2-54-7-51-12-48-16-45-20-42-24-38-29-36-33-32-36-28-41-25-44-21-48-18-52-14-55-10-58-6-62-2h-367zM240 769v-559h113l34 1 32 4 31 6 29 9 26 11 25 13 22 15 21 17 18 20 16 22 13 23 12 26 8 27 7 30 4 31 1 33-1 32-4 30-5 28-8 26-10 24-12 23-15 20-16 18-19 16-20 14-23 12-24 10-27 8-28 5-31 4-32 1z">
                <text:p/>
              </draw:path>
              <draw:path draw:style-name="gr48" draw:text-style-name="P17" draw:layer="layout" svg:width="0.994cm" svg:height="0.978cm" svg:x="2.389cm" svg:y="3.906cm" svg:viewBox="0 0 995 979" svg:d="M0 979h261l59-202h342l63 202h270l-335-979h-311zM387 557l101-341 106 341z">
                <text:p/>
              </draw:path>
              <draw:polygon draw:style-name="gr48" draw:text-style-name="P17" draw:layer="layout" svg:width="0.846cm" svg:height="0.978cm" svg:x="3.383cm" svg:y="3.906cm" svg:viewBox="0 0 847 979" draw:points="302,979 542,979 542,214 847,214 847,0 0,0 0,214 302,214">
                <text:p/>
              </draw:polygon>
              <draw:path draw:style-name="gr48" draw:text-style-name="P17" draw:layer="layout" svg:width="0.994cm" svg:height="0.978cm" svg:x="4.227cm" svg:y="3.906cm" svg:viewBox="0 0 995 979" svg:d="M0 979h261l59-202h342l63 202h270l-335-979h-311zM387 557l101-341 106 341z">
                <text:p/>
              </draw:path>
            </draw:g>
            <draw:g>
              <draw:custom-shape draw:style-name="gr51" draw:text-style-name="P2" draw:layer="layout" svg:width="2.617cm" svg:height="1.058cm" svg:x="5.555cm" svg:y="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7" draw:text-style-name="P2" draw:layer="layout" svg:width="2.62cm" svg:height="1.749cm" svg:x="5.552cm" svg:y="4.55cm" svg:viewBox="0 0 2621 1750" svg:d="M2447 801c-115 81-280 148-479 194-199 47-425 71-655 71s-456-24-654-71c-200-46-365-113-480-194-101-71-160-151-173-233-2 13-3 26-3 38 0 93 60 185 175 265 115 81 281 148 480 194s424 71 654 71 456-25 655-71 364-113 479-194c99-69 158-146 172-226v541c2 11 3 23 3 35 0 93-60 184-175 265-115 80-280 147-480 194-199 46-424 70-654 70s-456-24-655-70c-199-47-365-114-479-194-110-77-171-165-175-254h-3v-1232h14c-8 22-11 45-11 67 0 93 60 185 175 265 115 81 281 148 480 194s424 71 654 71 456-25 655-71 364-113 479-194c99-70 158-146 172-226v474c-16 77-74 153-171 221zM2611 0h7v29c-2-10-4-20-7-29z">
                <text:p/>
              </draw:path>
            </draw:g>
            <draw:g>
              <draw:custom-shape draw:style-name="gr35" draw:layer="layout" svg:width="0.65cm" svg:height="0.6cm" svg:x="2.801cm" svg:y="2.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layer="layout" svg:width="0.65cm" svg:height="0.6cm" svg:x="6.903cm" svg:y="3.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3.625cm" svg:height="0.63cm" svg:x="3.451cm" svg:y="2.731cm" svg:viewBox="0 0 3626 631" svg:d="M31 122c0-42-9-84-28-122h3147l476 461c-15 6-29 12-43 19-49 27-91 65-119 110-8 13-16 27-22 41l-393-381h-3049c21-40 31-84 31-128z">
                <text:p/>
              </draw:path>
            </draw:g>
            <draw:g>
              <draw:custom-shape draw:style-name="gr35" draw:layer="layout" svg:width="0.65cm" svg:height="0.6cm" svg:x="1.701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layer="layout" svg:width="0.65cm" svg:height="0.6cm" svg:x="5.902cm" svg:y="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3.55cm" svg:height="0.249cm" svg:x="2.351cm" svg:y="3.381cm" svg:viewBox="0 0 3551 250" svg:d="M33 122c0-42-10-84-29-122h3544c-19 38-30 80-30 123 0 44 12 87 33 127h-3551c22-40 33-84 33-128z">
                <text:p/>
              </draw:path>
            </draw:g>
            <draw:g>
              <draw:custom-shape draw:style-name="gr35" draw:layer="layout" svg:width="0.65cm" svg:height="0.6cm" svg:x="2.1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layer="layout" svg:width="0.65cm" svg:height="0.6cm" svg:x="7.402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4.65cm" svg:height="0.249cm" svg:x="2.751cm" svg:y="6.581cm" svg:viewBox="0 0 4651 250" svg:d="M4620 123c0 44 11 87 31 127h-4651c35-40 54-84 54-128 0-42-16-84-48-122h4643c-19 38-29 80-29 123z">
                <text:p/>
              </draw:path>
            </draw:g>
          </draw:g>
        </draw:g>
      </draw:page>
      <draw:page draw:name="page20"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2" draw:text-style-name="P3" draw:layer="layout" svg:width="1.363cm" svg:height="2.815cm" svg:x="1.703cm" svg:y="5.489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2" draw:text-style-name="P3" draw:layer="layout" svg:width="1.363cm" svg:height="2.815cm" svg:x="2.953cm" svg:y="5.489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2" draw:text-style-name="P3" draw:layer="layout" svg:width="1.363cm" svg:height="2.815cm" svg:x="4.203cm" svg:y="5.489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2" draw:text-style-name="P3" draw:layer="layout" svg:width="1.363cm" svg:height="2.815cm" svg:x="5.453cm" svg:y="5.489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olygon draw:style-name="gr16" draw:text-style-name="P3" draw:layer="layout" svg:width="6.582cm" svg:height="3.58cm" svg:x="1.716cm" svg:y="1.684cm" svg:viewBox="0 0 6583 3581" draw:points="1309,772 1343,698 1381,625 1425,556 1472,489 1524,426 1580,366 1640,310 1703,259 1769,211 1839,168 1912,129 1986,95 2063,66 2141,43 2220,24 2301,11 2382,3 2464,0 2546,3 2628,11 2709,24 2788,43 2866,66 2943,95 3017,129 3090,168 3159,211 3226,259 3289,310 3349,366 3396,416 3422,400 3516,351 3613,307 3712,270 3814,240 3917,216 4022,199 4128,188 4234,185 4341,188 4447,199 4552,216 4655,240 4757,270 4856,307 4953,351 5047,400 5138,456 5224,517 5306,584 5384,656 5456,732 5524,813 5586,899 5642,988 5693,1082 5720,1142 5734,1146 5810,1175 5885,1209 5957,1248 6027,1291 6093,1339 6157,1390 6216,1446 6272,1506 6324,1569 6372,1636 6415,1705 6454,1778 6487,1852 6516,1929 6540,2007 6558,2086 6572,2167 6580,2249 6583,2331 6580,2413 6572,2494 6558,2575 6540,2654 6516,2732 6487,2809 6454,2883 6415,2956 6372,3026 6324,3092 6272,3155 6216,3215 6157,3271 6093,3323 6027,3370 5957,3414 5885,3452 5810,3486 5734,3515 5656,3539 5576,3557 5495,3571 5414,3579 5332,3581 5250,3579 5214,3575 993,3575 987,3576 926,3577 865,3576 805,3570 745,3560 687,3546 629,3529 572,3508 517,3483 463,3455 411,3424 362,3389 315,3351 271,3310 230,3267 192,3221 156,3172 124,3121 95,3068 70,3014 49,2958 32,2901 18,2843 8,2784 2,2725 0,2665 2,2605 8,2546 18,2487 32,2429 49,2372 70,2316 95,2262 124,2209 156,2158 192,2109 230,2063 271,2020 315,1979 362,1941 411,1906 463,1875 517,1847 571,1822 577,1761 590,1680 609,1601 633,1523 661,1446 695,1372 734,1299 777,1229 825,1163 877,1100 933,1040 992,984 1055,932 1122,885 1192,841 1264,803 1304,784">
              <text:p/>
            </draw:polygon>
          </draw:g>
        </draw:g>
      </draw:page>
      <draw:page draw:name="page21" draw:style-name="dp1" draw:master-page-name="Default">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3" draw:text-style-name="P2" draw:layer="layout" svg:width="2.5cm" svg:height="2.5cm" svg:x="1.696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 draw:layer="layout" svg:width="3.75cm" svg:height="3.75cm" svg:x="4.55cm" svg:y="1.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 draw:layer="layout" svg:width="2.5cm" svg:height="2.5cm" svg:x="5.79cm" svg:y="5.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3.246cm" svg:height="3.25cm" svg:x="1.69cm" svg:y="5.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draw:layer="layout" svg:width="1.266cm" svg:height="1.154cm" svg:x="3.394cm" svg:y="3.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draw:layer="layout" svg:width="1.266cm" svg:height="1.154cm" svg:x="4.868cm" svg:y="5.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 draw:layer="layout" svg:width="1.115cm" svg:height="1.041cm" svg:x="1.703cm" svg:y="4.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 draw:layer="layout" svg:width="1.115cm" svg:height="1.041cm" svg:x="4.736cm" svg:y="7.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layer="layout" svg:width="6.624cm" svg:height="3.913cm" svg:x="1.694cm" svg:y="4.381cm">
              <text:p/>
              <draw:enhanced-geometry svg:viewBox="0 0 21600 21600" draw:type="rectangle" draw:enhanced-path="M 0 0 L 21600 0 21600 21600 0 21600 0 0 Z N"/>
            </draw:custom-shape>
          </draw:g>
        </draw:g>
      </draw:page>
      <draw:page draw:name="page22" draw:style-name="dp1" draw:master-page-name="Default">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59" draw:layer="layout" svg:width="3.041cm" svg:height="4.797cm" draw:transform="skewX (-0.327423767674136) rotate (-0.645248224462304) translate (1.86cm 1.75875cm)" svg:viewBox="0 0 3042 4798" svg:d="M0 0c3956 0 2920 4436 2920 4436l-76 362">
              <text:p/>
            </draw:path>
            <draw:path draw:style-name="gr59" draw:layer="layout" svg:width="4.069cm" svg:height="5.34cm" draw:transform="skewX (-0.00383972435438743) rotate (-0.463908515180093) translate (3.13375025133728cm 1.75874949279551cm)" svg:viewBox="0 0 4070 5341" svg:d="M0 0c5291-2 3906 4938 3906 4938l-101 403">
              <text:p/>
            </draw:path>
            <draw:path draw:style-name="gr59" draw:layer="layout" svg:width="4.815cm" svg:height="5.525cm" draw:transform="skewX (0.158650429006285) rotate (-0.387288561017542) translate (4.79375cm 1.765cm)" svg:viewBox="0 0 4816 5526" svg:d="M0 0c6260 0 4622 5109 4622 5109l-120 417">
              <text:p/>
            </draw:path>
            <draw:custom-shape draw:style-name="gr60" draw:layer="layout" svg:width="1.272cm" svg:height="0.496cm" draw:transform="rotate (-0.862192650485199) translate (2.648cm 2.11cm)">
              <text:p>70</text:p>
              <draw:enhanced-geometry svg:viewBox="0 0 21600 21600" draw:type="rectangle" draw:enhanced-path="M 0 0 L 21600 0 21600 21600 0 21600 0 0 Z N"/>
            </draw:custom-shape>
            <draw:custom-shape draw:style-name="gr61" draw:layer="layout" svg:width="1.273cm" svg:height="0.497cm" draw:transform="skewX (-0.00401425727958691) rotate (-0.759916356318332) translate (4.385cm 2.136cm)">
              <text:p>80</text:p>
              <draw:enhanced-geometry svg:viewBox="0 0 21600 21600" draw:type="rectangle" draw:enhanced-path="M 0 0 L 21600 0 21600 21600 0 21600 0 0 Z N"/>
            </draw:custom-shape>
            <draw:custom-shape draw:style-name="gr61" draw:layer="layout" svg:width="1.273cm" svg:height="0.497cm" draw:transform="rotate (-0.56356681546897) translate (6.184cm 2.146cm)">
              <text:p>90</text:p>
              <draw:enhanced-geometry svg:viewBox="0 0 21600 21600" draw:type="rectangle" draw:enhanced-path="M 0 0 L 21600 0 21600 21600 0 21600 0 0 Z N"/>
            </draw:custom-shape>
          </draw:g>
        </draw:g>
      </draw:page>
      <draw:page draw:name="page23"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2" draw:text-style-name="P3" draw:layer="layout" svg:width="3.75cm" svg:height="3.75cm" svg:x="3.003cm" svg:y="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layer="layout" svg:x1="4.879cm" svg:y1="7.033cm" svg:x2="4.879cm" svg:y2="8.033cm">
              <text:p/>
            </draw:line>
            <draw:line draw:style-name="gr63" draw:layer="layout" svg:x1="4.879cm" svg:y1="2.048cm" svg:x2="4.879cm" svg:y2="3.048cm">
              <text:p/>
            </draw:line>
            <draw:line draw:style-name="gr63" draw:layer="layout" svg:x1="6.879cm" svg:y1="5.003cm" svg:x2="7.879cm" svg:y2="5.003cm">
              <text:p/>
            </draw:line>
            <draw:line draw:style-name="gr63" draw:layer="layout" svg:x1="1.879cm" svg:y1="5.003cm" svg:x2="2.879cm" svg:y2="5.003cm">
              <text:p/>
            </draw:line>
            <draw:line draw:style-name="gr63" draw:layer="layout" svg:x1="6.324cm" svg:y1="6.429cm" svg:x2="7.032cm" svg:y2="7.137cm">
              <text:p/>
            </draw:line>
            <draw:line draw:style-name="gr63" draw:layer="layout" svg:x1="2.744cm" svg:y1="2.879cm" svg:x2="3.452cm" svg:y2="3.587cm">
              <text:p/>
            </draw:line>
            <draw:line draw:style-name="gr63" draw:layer="layout" svg:x1="3.407cm" svg:y1="6.441cm" svg:x2="2.699cm" svg:y2="7.149cm">
              <text:p/>
            </draw:line>
            <draw:line draw:style-name="gr63" draw:layer="layout" svg:x1="6.991cm" svg:y1="2.909cm" svg:x2="6.283cm" svg:y2="3.617cm">
              <text:p/>
            </draw:line>
            <draw:line draw:style-name="gr63" draw:layer="layout" svg:x1="5.675cm" svg:y1="6.863cm" svg:x2="6.058cm" svg:y2="7.787cm">
              <text:p/>
            </draw:line>
            <draw:line draw:style-name="gr63" draw:layer="layout" svg:x1="3.705cm" svg:y1="2.253cm" svg:x2="4.088cm" svg:y2="3.177cm">
              <text:p/>
            </draw:line>
            <draw:line draw:style-name="gr63" draw:layer="layout" svg:x1="6.028cm" svg:y1="2.26cm" svg:x2="5.645cm" svg:y2="3.184cm">
              <text:p/>
            </draw:line>
            <draw:line draw:style-name="gr63" draw:layer="layout" svg:x1="4.073cm" svg:y1="6.833cm" svg:x2="3.69cm" svg:y2="7.757cm">
              <text:p/>
            </draw:line>
            <draw:line draw:style-name="gr63" draw:layer="layout" svg:x1="2.064cm" svg:y1="6.211cm" svg:x2="2.988cm" svg:y2="5.828cm">
              <text:p/>
            </draw:line>
            <draw:line draw:style-name="gr63" draw:layer="layout" svg:x1="6.686cm" svg:y1="4.233cm" svg:x2="7.61cm" svg:y2="3.85cm">
              <text:p/>
            </draw:line>
            <draw:line draw:style-name="gr63" draw:layer="layout" svg:x1="6.704cm" svg:y1="5.805cm" svg:x2="7.628cm" svg:y2="6.188cm">
              <text:p/>
            </draw:line>
            <draw:line draw:style-name="gr63" draw:layer="layout" svg:x1="2.128cm" svg:y1="3.763cm" svg:x2="3.052cm" svg:y2="4.146cm">
              <text:p/>
            </draw:line>
          </draw:g>
        </draw:g>
      </draw:page>
      <draw:page draw:name="page24" draw:style-name="dp1" draw:master-page-name="Default">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4" draw:text-style-name="P2" draw:layer="layout" svg:width="1.987cm" svg:height="1.865cm" svg:x="4.101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 draw:layer="layout" svg:width="1.052cm" svg:height="5.773cm" svg:x="4.559cm" svg:y="1.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layer="layout" svg:width="1.19cm" svg:height="1.144cm" svg:x="4.506cm" svg:y="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layer="layout" svg:width="0.518cm" svg:height="2.596cm" svg:x="4.838cm" svg:y="4.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layer="layout" svg:width="0.316cm" svg:height="0.224cm" svg:x="5.064cm" svg:y="2.2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layer="layout" svg:width="0.316cm" svg:height="0.224cm" svg:x="5.064cm" svg:y="2.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layer="layout" svg:width="0.316cm" svg:height="0.223cm" svg:x="5.064cm" svg:y="2.9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layer="layout" svg:width="0.532cm" svg:height="0.223cm" svg:x="4.848cm" svg:y="3.3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layer="layout" svg:width="0.316cm" svg:height="0.223cm" svg:x="5.064cm" svg:y="3.7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layer="layout" svg:width="0.316cm" svg:height="0.223cm" svg:x="5.064cm" svg:y="4.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layer="layout" svg:width="0.316cm" svg:height="0.224cm" svg:x="5.064cm" svg:y="1.8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25"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6.582cm" svg:height="3.58cm" svg:x="1.733cm" svg:y="1.747cm" svg:viewBox="0 0 6583 3581" svg:d="M1381 625c110-190 268-348 458-457 190-110 406-168 625-168 220 0 436 58 626 168 115 66 218 150 305 248 9-6 18-11 27-16 247-141 527-215 812-215 286 0 566 74 813 215s453 344 595 588c29 50 56 102 79 154 82 27 161 62 236 106 190 109 348 267 458 457s168 406 168 626c0 219-58 435-168 625s-268 348-458 458c-190 109-406 167-625 167-42 0-84-2-125-6h-4212c-23 2-46 2-69 2-162 0-322-42-463-122s-258-195-339-334c-81-138-124-296-124-456s43-318 124-456c81-139 198-254 339-334 35-20 71-37 107-52 15-184 71-363 164-524 110-190 267-348 458-458 36-21 74-40 112-57 22-55 48-108 77-159z">
              <text:p/>
            </draw:path>
            <draw:custom-shape draw:style-name="gr70" draw:text-style-name="P3" draw:layer="layout" svg:width="1.143cm" svg:height="1.232cm" svg:x="2.636cm" svg:y="5.631cm">
              <text:p/>
              <draw:enhanced-geometry svg:viewBox="0 0 780 907" draw:type="non-primitive" draw:enhanced-path="M 390 0 L 492 276 780 228 594 457 780 679 492 631 390 907 288 631 0 679 186 457 0 228 288 276 390 0 Z N"/>
            </draw:custom-shape>
            <draw:custom-shape draw:style-name="gr71" draw:text-style-name="P3" draw:layer="layout" svg:width="1.142cm" svg:height="1.233cm" svg:x="4.513cm" svg:y="6.632cm">
              <text:p/>
              <draw:enhanced-geometry svg:viewBox="0 0 780 907" draw:type="non-primitive" draw:enhanced-path="M 390 0 L 492 276 780 228 594 457 780 679 492 631 390 907 288 631 0 679 186 457 0 228 288 276 390 0 Z N"/>
            </draw:custom-shape>
            <draw:custom-shape draw:style-name="gr71" draw:text-style-name="P3" draw:layer="layout" svg:width="1.142cm" svg:height="1.233cm" svg:x="6.389cm" svg:y="6.008cm">
              <text:p/>
              <draw:enhanced-geometry svg:viewBox="0 0 780 907" draw:type="non-primitive" draw:enhanced-path="M 390 0 L 492 276 780 228 594 457 780 679 492 631 390 907 288 631 0 679 186 457 0 228 288 276 390 0 Z N"/>
            </draw:custom-shape>
            <draw:custom-shape draw:style-name="gr72" draw:text-style-name="P3" draw:layer="layout" svg:width="0.511cm" svg:height="0.541cm" svg:x="4.84cm" svg:y="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0.511cm" svg:height="0.541cm" svg:x="2.84cm" svg:y="7.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3" draw:layer="layout" svg:width="0.294cm" svg:height="0.357cm" svg:x="7.215cm" svg:y="5.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3" draw:layer="layout" svg:width="0.294cm" svg:height="0.357cm" svg:x="5.965cm" svg:y="5.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 draw:layer="layout" svg:width="0.294cm" svg:height="0.358cm" svg:x="3.84cm" svg:y="7.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2cm" svg:height="0.255cm" svg:x="6.59cm" svg:y="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2cm" svg:height="0.255cm" svg:x="7.341cm" svg:y="7.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2cm" svg:height="0.255cm" svg:x="2.343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26"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5" draw:text-style-name="P3" draw:layer="layout" svg:width="2.36cm" svg:height="2.525cm" svg:x="3.698cm" svg:y="3.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 draw:layer="layout" svg:width="2.427cm" svg:height="2.375cm" svg:x="3.7cm" svg:y="5.949cm" svg:viewBox="0 0 2428 2376" svg:d="M1180 186c206 0 410-58 590-168 9-7 18-12 26-18 9 6 17 14 24 20 185 163 339 395 445 675 106 279 163 598 163 920 0 264-38 523-109 761h-2210c-71-238-109-497-109-761 0-322 56-641 163-920 106-277 257-509 440-670 176 106 375 161 577 161z">
              <text:p/>
            </draw:path>
          </draw:g>
        </draw:g>
      </draw:page>
      <draw:page draw:name="page27" draw:style-name="dp1" draw:master-page-name="Default">
        <draw:g>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layer="layout" svg:width="6.625cm" svg:height="6.626cm" svg:x="1.688cm" svg:y="1.687cm">
              <text:p/>
              <draw:enhanced-geometry svg:viewBox="0 0 21600 21600" draw:mirror-horizontal="false" draw:mirror-vertical="false" draw:type="rectangle" draw:enhanced-path="M 0 0 L 21600 0 21600 21600 0 21600 0 0 Z N"/>
            </draw:custom-shape>
          </draw:g>
          <draw:g>
            <draw:custom-shape draw:style-name="gr77" draw:layer="layout" svg:width="6.689cm" svg:height="6.761cm" svg:x="1.639cm" svg:y="1.609cm">
              <text:p/>
              <draw:enhanced-geometry svg:viewBox="0 0 21600 21600" draw:type="rectangle" draw:enhanced-path="M 0 0 L 21600 0 21600 21600 0 21600 0 0 Z N"/>
            </draw:custom-shape>
            <draw:path draw:style-name="gr16" draw:text-style-name="P3" draw:layer="layout" svg:width="3.544cm" svg:height="1.977cm" svg:x="4.748cm" svg:y="3.431cm" svg:viewBox="0 0 3545 1978" svg:d="M1230 1132c389-97-35-353-182-207-175 173-333-60-546 55-110 59-679 335-447 42 173-218 40-245 0-358-61-171 227-82 464-82 233 0 110-347 281-398 172-51 332 115 513 14 177-100 401-24 595-110 159-70 351-66 529-83 200-18 392 19 595 0 186-16 515 9 513 179-1 165-637 205-430 329 213 129 310 182 298 330-13 144 126 225 66 425-65 212-194 274-331 399-139 126 109 545-133 137-76-130-461-450-412-96 24 172-328 306-331 55-3-166-169-314-364-344-503-75 261 15-83 220-247 148-358-79-446-179l-116-137-149-136z">
              <text:p/>
            </draw:path>
            <draw:path draw:style-name="gr16" draw:text-style-name="P3" draw:layer="layout" svg:width="2.311cm" svg:height="3.135cm" svg:x="4.224cm" svg:y="4.625cm" svg:viewBox="0 0 2312 3136" svg:d="M1244 3136c-199-124-416-285-440-595-19-264 29-480 40-727 14-263-160-525-439-463-271 60-479-340-380-617 84-233 6-540 300-662 249-103 534-107 759 67 199 152 501 5 640 308 97 214 185 368 500 484 206 76 16 626-200 661-579 97 99 280-80 530-166 233-386 422-520 684l-120 220 20 110z">
              <text:p/>
            </draw:path>
            <draw:path draw:style-name="gr16" draw:text-style-name="P3" draw:layer="layout" svg:width="3.128cm" svg:height="4.43cm" svg:x="1.705cm" svg:y="3.072cm" svg:viewBox="0 0 3129 4431" svg:d="M470 746c15-326-409 29-460-107-81-213 354-233 561-335 470-233-65 276 460 136 281-75 303-310 596-320 208-7 412-206 647-76 180 100 435 121 630 45 476-185 58 235 0 306-138 164-334 260-494 396-361 308-85-133-221-228-210-145-427 97-255 290 83 95 307 488-35 366-420-150-178 291-545 214-363-77-44 503-374 275-261-180-406 275-170 275 307 0 157 343 425 305 230-33 380 68 527 182 192 148 527 231 478 474-45 216 180 305-136 504-178 111-249 278-342 458-95 185 175 402 18 504-173 110-225-236-255-397-36-187-176-347-204-534-24-158 135-308-154-444-182-85-326-286-290-487 27-145 195-342-101-443-164-56-290-115-375-336-74-191-160-318-255-474-90-145-80-362 103-457l152-77z">
              <text:p/>
            </draw:path>
          </draw:g>
        </draw:g>
      </draw:page>
      <draw:page draw:name="page28"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0" draw:layer="layout" svg:width="1.882cm" svg:height="1.999cm" svg:x="6.331cm" svg:y="1.85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th draw:style-name="gr2" draw:layer="layout" svg:width="6.614cm" svg:height="6.628cm" svg:x="1.715cm" svg:y="1.668cm" svg:viewBox="0 0 6615 6629" svg:d="M4869 265h-4604v6099h6085v-4532l265 280v4384c0 24-6 46-18 67-11 20-28 36-48 48s-43 18-67 18h-6349c-24 0-47-6-67-18s-37-28-48-48c-12-21-18-43-18-67v-6363c0-24 6-47 18-67 11-20 28-37 48-48 20-12 43-18 67-18h4486z">
              <text:p/>
            </draw:path>
            <draw:g>
              <draw:polygon draw:style-name="gr79" draw:layer="layout" svg:width="0.296cm" svg:height="0.644cm" svg:x="2.309cm" svg:y="3.185cm" svg:viewBox="0 0 297 645" draw:points="208,524 209,529 209,531 209,533 210,536 210,538 211,540 212,541 213,543 214,545 215,547 216,548 218,550 219,551 221,552 223,554 224,555 227,556 229,557 232,558 240,559 248,561 258,562 269,563 297,563 297,645 254,642 235,640 218,637 202,632 187,627 173,621 161,615 151,607 142,598 134,589 128,579 123,568 119,556 117,543 116,529 116,414 116,408 115,405 115,402 114,400 112,397 111,394 109,392 105,388 100,383 94,380 87,376 80,373 71,371 61,369 51,367 27,365 0,364 0,281 27,280 51,278 61,276 71,274 80,271 87,268 94,265 100,261 105,257 109,253 111,250 112,248 114,245 115,242 115,240 116,237 116,231 116,116 117,102 119,89 123,77 128,66 134,56 142,46 151,38 161,30 173,23 187,17 202,12 218,8 235,5 254,2 297,0 297,81 269,82 258,83 248,84 240,85 232,87 229,88 227,89 224,90 223,91 221,92 219,93 218,95 216,96 215,98 214,99 213,101 212,103 211,105 210,107 210,109 209,111 209,113 209,116 208,120 208,235 208,245 207,255 205,264 203,272 200,280 196,287 191,293 186,299 180,305 173,309 166,313 158,317 149,320 140,322 129,324 118,325 118,320 129,322 140,323 149,325 158,328 166,332 173,336 180,341 186,346 191,352 196,358 200,365 203,373 205,381 207,390 208,400 208,410">
                <text:p/>
              </draw:polygon>
              <draw:polygon draw:style-name="gr79" draw:layer="layout" svg:width="0.395cm" svg:height="0.546cm" svg:x="2.699cm" svg:y="3.179cm" svg:viewBox="0 0 396 547" draw:points="372,436 372,522 356,528 340,533 323,537 306,541 289,543 271,545 253,546 234,547 206,546 181,542 168,540 156,537 145,533 134,529 123,524 113,519 103,513 94,506 85,499 76,492 68,483 60,475 53,465 46,456 40,446 34,435 24,413 15,388 8,362 4,334 1,304 0,273 1,243 4,214 9,187 16,161 26,137 31,125 37,114 43,104 50,93 58,84 66,74 74,65 83,57 92,49 101,42 111,35 122,29 132,23 143,19 155,14 166,10 178,7 191,5 217,1 245,0 264,1 284,2 303,5 322,10 341,15 360,21 378,29 396,38 356,118 341,110 326,104 311,98 297,94 283,90 270,88 257,86 245,86 228,87 220,88 213,89 205,91 198,93 191,95 184,98 178,102 171,105 165,109 159,114 153,119 148,124 143,130 137,136 133,142 128,149 124,156 120,163 113,178 107,195 103,213 100,232 98,252 97,274 98,296 100,318 102,337 107,356 112,372 118,388 122,395 126,402 130,408 135,414 140,420 145,425 150,430 156,435 162,439 168,443 174,446 181,450 188,452 195,455 203,457 211,458 227,461 245,461 256,461 269,460 283,458 298,455 332,447">
                <text:p/>
              </draw:polygon>
              <draw:path draw:style-name="gr79" draw:layer="layout" svg:width="0.44cm" svg:height="0.534cm" svg:x="3.083cm" svg:y="3.184cm" svg:viewBox="0 0 441 535" svg:d="M344 535l-50-156h-147l-51 156h-96l176-535h88l177 535zM267 293l-40-127-6-19-1-8-2-7v-5-2-2-1-1h1v-1l1-1h1v1h1v1 1l1 1v2 1 2l-1 4-1 6-1 6-2 7-44 142z">
                <text:p/>
              </draw:path>
              <draw:polygon draw:style-name="gr79" draw:layer="layout" svg:width="0.38cm" svg:height="0.532cm" svg:x="3.536cm" svg:y="3.185cm" svg:viewBox="0 0 381 533" draw:points="238,533 144,533 144,86 0,86 0,0 381,0 381,86 238,86">
                <text:p/>
              </draw:polygon>
              <draw:path draw:style-name="gr79" draw:layer="layout" svg:width="0.44cm" svg:height="0.534cm" svg:x="3.931cm" svg:y="3.184cm" svg:viewBox="0 0 441 535" svg:d="M344 535l-50-156h-147l-51 156h-96l176-535h88l177 535zM267 293l-40-127-6-19-1-8-2-7v-5-2-2-1-1h1v-1l1-1h1v1h1v1 1l1 1v2 1 2l-1 4-1 6-1 6-2 7-44 142z">
                <text:p/>
              </draw:path>
              <draw:polygon draw:style-name="gr79" draw:layer="layout" svg:width="0.365cm" svg:height="0.546cm" svg:x="4.388cm" svg:y="3.179cm" svg:viewBox="0 0 366 547" draw:points="191,245 366,245 366,516 346,524 326,530 306,535 286,539 266,543 246,545 226,546 206,547 183,546 171,544 160,542 150,540 139,537 129,533 120,528 110,524 101,518 93,512 84,505 76,498 69,491 61,482 54,473 48,464 42,454 31,433 21,411 14,386 8,360 3,333 1,304 0,273 1,242 4,213 8,186 15,160 23,136 34,113 39,103 46,93 52,83 60,73 67,65 75,56 84,48 92,41 101,35 111,29 120,23 131,18 141,14 152,10 163,7 174,5 186,3 199,1 224,0 241,1 259,2 276,5 293,10 311,15 328,21 345,29 362,38 325,121 310,113 296,106 282,100 269,95 256,91 244,88 233,86 222,86 215,86 208,87 201,88 194,89 188,91 182,93 176,95 170,98 164,101 159,105 153,109 148,113 144,118 139,123 134,128 130,134 126,141 122,147 116,161 110,177 105,193 102,211 99,231 97,252 97,274 99,318 101,337 104,356 109,373 114,388 120,402 127,414 135,425 144,435 154,443 165,450 177,455 189,458 203,461 218,461 233,461 247,460 254,459 260,458 267,456 273,455 273,331 191,331">
                <text:p/>
              </draw:polygon>
              <draw:polygon draw:style-name="gr79" draw:layer="layout" svg:width="0.218cm" svg:height="0.532cm" svg:x="4.843cm" svg:y="3.186cm" svg:viewBox="0 0 219 533" draw:points="219,533 129,533 129,204 129,181 131,156 134,129 138,99 139,100 139,100 139,100 139,101 139,101 139,102 139,103 139,103 138,105 137,106 136,108 135,110 131,114 126,118 121,124 114,130 52,181 0,115 147,0 219,0">
                <text:p/>
              </draw:polygon>
              <draw:path draw:style-name="gr79" draw:layer="layout" svg:width="0.116cm" svg:height="0.426cm" svg:x="5.363cm" svg:y="3.302cm" svg:viewBox="0 0 117 427" svg:d="M58 0h7l7 1 6 1 6 2 5 2 5 3 4 3 4 4 4 4 3 4 2 6 2 5 2 6 1 7 1 7v8 7l-1 7-1 7-2 6-2 6-2 5-3 4-4 4-4 4-4 3-5 3-5 2-6 2-6 1-7 1h-7-7l-6-1-6-1-6-2-5-2-5-3-5-3-3-4-4-4-3-4-2-5-2-6-2-6-1-7-1-7v-7-8l1-7 1-7 2-6 2-5 2-6 3-4 4-4 3-4 5-3 5-3 5-2 6-2 6-1 6-1zM58 301l7 1h7l6 2 6 1 5 3 5 2 4 3 4 4 4 4 3 5 2 5 2 6 2 6 1 6 1 7v8 8l-1 7-1 6-2 6-2 6-2 5-3 5-4 4-4 4-4 3-5 3-5 2-6 2-6 1-7 1h-7-7l-6-1-6-1-6-2-5-2-5-3-5-3-3-4-4-4-3-5-2-5-2-6-2-6-1-6-1-7v-8-8l1-7 1-6 2-6 2-6 2-5 3-5 4-4 3-4 5-3 5-2 5-3 6-1 6-2h6z">
                <text:p/>
              </draw:path>
              <draw:polygon draw:style-name="gr79" draw:layer="layout" svg:width="0.296cm" svg:height="0.644cm" svg:x="3.155cm" svg:y="4.005cm" svg:viewBox="0 0 297 645" draw:points="208,524 209,529 209,531 209,533 210,536 210,538 211,540 212,541 213,543 214,545 215,547 216,548 218,550 219,551 221,552 223,554 224,555 227,556 229,557 232,558 240,559 248,561 258,562 269,563 297,563 297,645 254,642 235,640 218,637 202,632 187,627 173,621 161,615 151,607 142,598 134,589 128,579 123,568 119,556 117,543 116,529 116,414 116,408 115,405 115,402 114,400 112,397 111,394 109,392 105,388 100,383 94,380 87,376 80,373 71,371 61,369 51,367 27,365 0,364 0,281 27,280 51,278 61,276 71,274 80,271 87,268 94,265 100,261 105,257 109,253 111,250 112,248 114,245 115,242 115,240 116,237 116,231 116,116 117,102 119,89 123,77 128,66 134,56 142,46 151,38 161,30 173,23 187,17 202,12 218,8 235,5 254,2 297,0 297,81 269,82 258,83 248,84 240,85 232,87 229,88 227,89 224,90 223,91 221,92 219,93 218,95 216,96 215,98 214,99 213,101 212,103 211,105 210,107 210,109 209,111 209,113 209,116 208,120 208,235 208,245 207,255 205,264 203,272 200,280 196,287 191,293 186,299 180,305 173,309 166,313 158,317 149,320 140,322 129,324 118,325 118,320 129,322 140,323 149,325 158,328 166,332 173,336 180,341 186,346 191,352 196,358 200,365 203,373 205,381 207,390 208,400 208,410">
                <text:p/>
              </draw:polygon>
              <draw:polygon draw:style-name="gr79" draw:layer="layout" svg:width="0.296cm" svg:height="0.532cm" svg:x="3.579cm" svg:y="4.006cm" svg:viewBox="0 0 297 533" draw:points="297,533 0,533 0,462 102,455 102,78 0,71 0,0 297,0 297,71 195,78 195,455 297,462">
                <text:p/>
              </draw:polygon>
              <draw:polygon draw:style-name="gr79" draw:layer="layout" svg:width="0.38cm" svg:height="0.532cm" svg:x="3.959cm" svg:y="4.005cm" svg:viewBox="0 0 381 533" draw:points="238,533 144,533 144,86 0,86 0,0 381,0 381,86 238,86">
                <text:p/>
              </draw:polygon>
              <draw:polygon draw:style-name="gr79" draw:layer="layout" svg:width="0.318cm" svg:height="0.532cm" svg:x="4.422cm" svg:y="4.006cm" svg:viewBox="0 0 319 533" draw:points="319,533 0,533 0,0 319,0 319,86 93,86 93,213 306,213 306,298 93,298 93,447 319,447">
                <text:p/>
              </draw:polygon>
              <draw:polygon draw:style-name="gr79" draw:layer="layout" svg:width="0.374cm" svg:height="0.532cm" svg:x="4.81cm" svg:y="4.006cm" svg:viewBox="0 0 375 533" draw:points="147,533 60,81 63,80 71,122 77,159 80,190 81,204 81,217 81,533 0,533 0,0 112,0 187,423 185,423 261,0 375,0 375,533 293,533 293,213 293,203 294,191 297,162 302,125 309,81 312,81 224,533">
                <text:p/>
              </draw:polygon>
              <draw:polygon draw:style-name="gr79" draw:layer="layout" svg:width="0.218cm" svg:height="0.532cm" svg:x="5.265cm" svg:y="4.006cm" svg:viewBox="0 0 219 533" draw:points="219,533 129,533 129,204 129,181 131,156 134,129 138,99 139,100 139,100 139,100 139,101 139,101 139,102 139,103 139,103 138,105 137,106 136,108 135,110 131,114 126,118 121,124 114,130 52,181 0,115 147,0 219,0">
                <text:p/>
              </draw:polygon>
              <draw:path draw:style-name="gr79" draw:layer="layout" svg:width="0.116cm" svg:height="0.426cm" svg:x="5.785cm" svg:y="4.122cm" svg:viewBox="0 0 117 427" svg:d="M58 0h7l7 1 6 1 6 2 5 2 5 3 4 3 4 4 4 4 3 4 2 6 2 5 2 6 1 7 1 7v8 7l-1 7-1 7-2 6-2 6-2 5-3 4-4 4-4 4-4 3-5 3-5 2-6 2-6 1-7 1h-7-7l-6-1-6-1-6-2-5-2-5-3-5-3-3-4-4-4-3-4-2-5-2-6-2-6-1-7-1-7v-7-8l1-7 1-7 2-6 2-5 2-6 3-4 4-4 3-4 5-3 5-3 5-2 6-2 6-1 6-1zM58 301l7 1h7l6 2 6 1 5 3 5 2 4 3 4 4 4 4 3 5 2 5 2 6 2 6 1 6 1 7v8 8l-1 7-1 6-2 6-2 6-2 5-3 5-4 4-4 4-4 3-5 3-5 2-6 2-6 1-7 1h-7-7l-6-1-6-1-6-2-5-2-5-3-5-3-3-4-4-4-3-5-2-5-2-6-2-6-1-6-1-7v-8-8l1-7 1-6 2-6 2-6 2-5 3-5 4-4 3-4 5-3 5-2 5-3 6-1 6-2h6z">
                <text:p/>
              </draw:path>
              <draw:polygon draw:style-name="gr79" draw:layer="layout" svg:width="0.296cm" svg:height="0.644cm" svg:x="3.579cm" svg:y="4.825cm" svg:viewBox="0 0 297 645" draw:points="88,410 88,400 90,390 91,381 94,373 97,365 101,358 105,352 111,346 117,341 123,336 131,332 139,328 148,325 157,323 168,322 178,320 178,325 168,324 157,322 148,320 139,317 131,313 123,309 117,305 111,299 105,293 101,287 97,280 94,272 91,264 90,255 88,245 88,235 88,121 88,116 88,113 87,111 87,109 86,107 85,105 85,103 84,101 83,100 81,98 80,96 79,95 77,93 76,92 74,91 72,90 69,89 67,88 64,87 57,85 48,84 38,83 27,82 0,81 0,0 42,2 61,5 79,8 95,12 110,17 123,23 135,30 146,38 155,46 163,56 169,66 174,77 178,89 180,102 180,116 180,231 181,237 182,240 182,242 183,245 185,248 186,250 188,253 192,257 197,261 203,265 210,268 217,271 226,274 235,276 246,278 270,280 297,281 297,364 270,365 246,367 235,369 226,371 217,373 210,376 203,380 197,383 192,388 188,392 186,394 185,397 183,400 182,402 182,405 181,408 180,414 180,529 180,543 178,556 174,568 169,579 163,589 155,599 146,607 135,615 123,622 110,628 95,633 79,637 61,640 42,643 0,645 0,564 27,563 38,562 48,561 57,560 64,558 67,557 69,556 72,555 74,554 76,553 77,551 79,550 80,549 81,547 83,545 84,544 85,542 85,540 86,538 87,536 87,534 88,531 88,529 88,524">
                <text:p/>
              </draw:polygon>
              <draw:polygon draw:style-name="gr79" draw:layer="layout" svg:width="0.296cm" svg:height="0.644cm" svg:x="3.155cm" svg:y="5.645cm" svg:viewBox="0 0 297 645" draw:points="208,524 209,529 209,531 209,533 210,536 210,538 211,540 212,541 213,543 214,545 215,547 216,548 218,550 219,551 221,552 223,554 224,555 227,556 229,557 232,558 240,559 248,561 258,562 269,563 297,563 297,645 254,642 235,640 218,637 202,632 187,627 173,621 161,615 151,607 142,598 134,589 128,579 123,568 119,556 117,543 116,529 116,414 116,408 115,405 115,402 114,400 112,397 111,394 109,392 105,388 100,383 94,380 87,376 80,373 71,371 61,369 51,367 27,365 0,364 0,281 27,280 51,278 61,276 71,274 80,271 87,268 94,265 100,261 105,257 109,253 111,250 112,248 114,245 115,242 115,240 116,237 116,231 116,116 117,102 119,89 123,77 128,66 134,56 142,46 151,38 161,30 173,23 187,17 202,12 218,8 235,5 254,2 297,0 297,81 269,82 258,83 248,84 240,85 232,87 229,88 227,89 224,90 223,91 221,92 219,93 218,95 216,96 215,98 214,99 213,101 212,103 211,105 210,107 210,109 209,111 209,113 209,116 208,120 208,235 208,245 207,255 205,264 203,272 200,280 196,287 191,293 186,299 180,305 173,309 166,313 158,317 149,320 140,322 129,324 118,325 118,320 129,322 140,323 149,325 158,328 166,332 173,336 180,341 186,346 191,352 196,358 200,365 203,373 205,381 207,390 208,400 208,410">
                <text:p/>
              </draw:polygon>
              <draw:polygon draw:style-name="gr79" draw:layer="layout" svg:width="0.296cm" svg:height="0.532cm" svg:x="3.579cm" svg:y="5.646cm" svg:viewBox="0 0 297 533" draw:points="297,533 0,533 0,462 102,455 102,78 0,71 0,0 297,0 297,71 195,78 195,455 297,462">
                <text:p/>
              </draw:polygon>
              <draw:polygon draw:style-name="gr79" draw:layer="layout" svg:width="0.38cm" svg:height="0.532cm" svg:x="3.959cm" svg:y="5.645cm" svg:viewBox="0 0 381 533" draw:points="238,533 144,533 144,86 0,86 0,0 381,0 381,86 238,86">
                <text:p/>
              </draw:polygon>
              <draw:polygon draw:style-name="gr79" draw:layer="layout" svg:width="0.318cm" svg:height="0.532cm" svg:x="4.422cm" svg:y="5.646cm" svg:viewBox="0 0 319 533" draw:points="319,533 0,533 0,0 319,0 319,86 93,86 93,213 306,213 306,298 93,298 93,447 319,447">
                <text:p/>
              </draw:polygon>
              <draw:polygon draw:style-name="gr79" draw:layer="layout" svg:width="0.374cm" svg:height="0.532cm" svg:x="4.81cm" svg:y="5.646cm" svg:viewBox="0 0 375 533" draw:points="147,533 60,81 63,80 71,122 77,159 80,190 81,204 81,217 81,533 0,533 0,0 112,0 187,423 185,423 261,0 375,0 375,533 293,533 293,213 293,203 294,191 297,162 302,125 309,81 312,81 224,533">
                <text:p/>
              </draw:polygon>
              <draw:polygon draw:style-name="gr79" draw:layer="layout" svg:width="0.343cm" svg:height="0.539cm" svg:x="5.247cm" svg:y="5.639cm" svg:viewBox="0 0 344 540" draw:points="344,540 1,540 1,466 125,330 156,297 180,268 199,244 206,234 211,225 216,216 220,207 224,199 226,190 228,180 230,171 231,161 231,152 231,144 230,136 229,129 227,122 226,119 224,116 223,113 221,111 220,108 218,105 216,103 214,101 211,98 209,96 207,94 204,93 201,91 199,90 196,88 193,87 190,86 186,85 180,84 173,83 165,82 159,83 152,83 146,84 140,86 133,88 126,90 113,96 98,103 84,112 69,123 54,136 0,73 20,56 41,41 61,28 82,18 103,10 113,7 124,5 134,3 145,1 155,0 166,0 183,1 200,3 216,6 231,10 238,13 245,16 252,19 258,23 264,27 270,31 276,36 281,41 287,46 291,51 296,57 300,63 304,69 308,75 311,81 314,88 316,95 318,102 322,117 324,133 324,149 324,160 323,172 321,183 319,194 316,205 312,216 308,228 303,239 297,251 288,265 278,279 266,295 237,331 200,372 99,468 95,465 344,453">
                <text:p/>
              </draw:polygon>
              <draw:path draw:style-name="gr79" draw:layer="layout" svg:width="0.116cm" svg:height="0.426cm" svg:x="5.785cm" svg:y="5.762cm" svg:viewBox="0 0 117 427" svg:d="M58 0h7l7 1 6 1 6 2 5 2 5 3 4 3 4 4 4 4 3 4 2 6 2 5 2 6 1 7 1 7v8 7l-1 7-1 7-2 6-2 6-2 5-3 4-4 4-4 4-4 3-5 3-5 2-6 2-6 1-7 1h-7-7l-6-1-6-1-6-2-5-2-5-3-5-3-3-4-4-4-3-4-2-5-2-6-2-6-1-7-1-7v-7-8l1-7 1-7 2-6 2-5 2-6 3-4 4-4 3-4 5-3 5-3 5-2 6-2 6-1 6-1zM58 301l7 1h7l6 2 6 1 5 3 5 2 4 3 4 4 4 4 3 5 2 5 2 6 2 6 1 6 1 7v8 8l-1 7-1 6-2 6-2 6-2 5-3 5-4 4-4 4-4 3-5 3-5 2-6 2-6 1-7 1h-7-7l-6-1-6-1-6-2-5-2-5-3-5-3-3-4-4-4-3-5-2-5-2-6-2-6-1-6-1-7v-8-8l1-7 1-6 2-6 2-6 2-5 3-5 4-4 3-4 5-3 5-2 5-3 6-1 6-2h6z">
                <text:p/>
              </draw:path>
              <draw:polygon draw:style-name="gr79" draw:layer="layout" svg:width="0.296cm" svg:height="0.644cm" svg:x="3.156cm" svg:y="6.465cm" svg:viewBox="0 0 297 645" draw:points="88,410 88,400 90,390 91,381 94,373 97,365 101,358 105,352 111,346 117,341 123,336 131,332 139,328 148,325 157,323 168,322 178,320 178,325 168,324 157,322 148,320 139,317 131,313 123,309 117,305 111,299 105,293 101,287 97,280 94,272 91,264 90,255 88,245 88,235 88,121 88,116 88,113 87,111 87,109 86,107 85,105 85,103 84,101 83,100 81,98 80,96 79,95 77,93 76,92 74,91 72,90 69,89 67,88 64,87 57,85 48,84 38,83 27,82 0,81 0,0 42,2 61,5 79,8 95,12 110,17 123,23 135,30 146,38 155,46 163,56 169,66 174,77 178,89 180,102 180,116 180,231 181,237 182,240 182,242 183,245 185,248 186,250 188,253 192,257 197,261 203,265 210,268 217,271 226,274 235,276 246,278 270,280 297,281 297,364 270,365 246,367 235,369 226,371 217,373 210,376 203,380 197,383 192,388 188,392 186,394 185,397 183,400 182,402 182,405 181,408 180,414 180,529 180,543 178,556 174,568 169,579 163,589 155,599 146,607 135,615 123,622 110,628 95,633 79,637 61,640 42,643 0,645 0,564 27,563 38,562 48,561 57,560 64,558 67,557 69,556 72,555 74,554 76,553 77,551 79,550 80,549 81,547 83,545 84,544 85,542 85,540 86,538 87,536 87,534 88,531 88,529 88,524">
                <text:p/>
              </draw:polygon>
              <draw:polygon draw:style-name="gr79" draw:layer="layout" svg:width="0.296cm" svg:height="0.644cm" svg:x="2.309cm" svg:y="7.285cm" svg:viewBox="0 0 297 645" draw:points="88,410 88,400 90,390 91,381 94,373 97,365 101,358 105,352 111,346 117,341 123,336 131,332 139,328 148,325 157,323 168,322 178,320 178,325 168,324 157,322 148,320 139,317 131,313 123,309 117,305 111,299 105,293 101,287 97,280 94,272 91,264 90,255 88,245 88,235 88,121 88,116 88,113 87,111 87,109 86,107 85,105 85,103 84,101 83,100 81,98 80,96 79,95 77,93 76,92 74,91 72,90 69,89 67,88 64,87 57,85 48,84 38,83 27,82 0,81 0,0 42,2 61,5 79,8 95,12 110,17 123,23 135,30 146,38 155,46 163,56 169,66 174,77 178,89 180,102 180,116 180,231 181,237 182,240 182,242 183,245 185,248 186,250 188,253 192,257 197,261 203,265 210,268 217,271 226,274 235,276 246,278 270,280 297,281 297,364 270,365 246,367 235,369 226,371 217,373 210,376 203,380 197,383 192,388 188,392 186,394 185,397 183,400 182,402 182,405 181,408 180,414 180,529 180,543 178,556 174,568 169,579 163,589 155,599 146,607 135,615 123,622 110,628 95,633 79,637 61,640 42,643 0,645 0,564 27,563 38,562 48,561 57,560 64,558 67,557 69,556 72,555 74,554 76,553 77,551 79,550 80,549 81,547 83,545 84,544 85,542 85,540 86,538 87,536 87,534 88,531 88,529 88,524">
                <text:p/>
              </draw:polygon>
            </draw:g>
          </draw:g>
        </draw:g>
      </draw:page>
      <draw:page draw:name="page29"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0" draw:text-style-name="P2" draw:layer="layout" svg:width="1.819cm" svg:height="2.237cm" svg:x="4.075cm" svg:y="3.784cm">
              <text:p/>
              <draw:enhanced-geometry svg:viewBox="0 0 21600 21600" draw:mirror-horizontal="false" draw:mirror-vertical="false" draw:type="rectangle" draw:enhanced-path="M 0 0 L 21600 0 21600 21600 0 21600 0 0 Z N"/>
            </draw:custom-shape>
            <draw:custom-shape draw:style-name="gr81" draw:layer="layout" svg:width="1.176cm" svg:height="1.194cm" svg:x="4.368cm" svg:y="4.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2.913cm" svg:height="1.03cm" svg:x="3.493cm" svg:y="6.234cm">
              <text:p/>
              <draw:enhanced-geometry svg:viewBox="0 0 21600 21600" draw:mirror-horizontal="false" draw:mirror-vertical="false" draw:type="rectangle" draw:enhanced-path="M 0 0 L 21600 0 21600 21600 0 21600 0 0 Z N"/>
            </draw:custom-shape>
            <draw:custom-shape draw:style-name="gr83" draw:text-style-name="P2" draw:layer="layout" svg:width="0.777cm" svg:height="1.026cm" svg:x="4.568cm" svg:y="2.598cm">
              <text:p/>
              <draw:enhanced-geometry svg:viewBox="0 0 21600 21600" draw:mirror-horizontal="false" draw:mirror-vertical="false" draw:type="rectangle" draw:enhanced-path="M 0 0 L 21600 0 21600 21600 0 21600 0 0 Z N"/>
            </draw:custom-shape>
            <draw:custom-shape draw:style-name="gr84" draw:text-style-name="P3" draw:layer="layout" svg:width="1.884cm" svg:height="2.237cm" svg:x="6.424cm" svg:y="3.784cm">
              <text:p/>
              <draw:enhanced-geometry svg:viewBox="0 0 21600 21600" draw:mirror-horizontal="false" draw:mirror-vertical="false" draw:type="rectangle" draw:enhanced-path="M 0 0 L 21600 0 21600 21600 0 21600 0 0 Z N"/>
            </draw:custom-shape>
            <draw:line draw:style-name="gr85" draw:layer="layout" svg:x1="6.424cm" svg:y1="5.278cm" svg:x2="8.305cm" svg:y2="5.278cm">
              <text:p/>
            </draw:line>
            <draw:line draw:style-name="gr85" draw:layer="layout" svg:x1="6.424cm" svg:y1="4.531cm" svg:x2="8.305cm" svg:y2="4.531cm">
              <text:p/>
            </draw:line>
            <draw:custom-shape draw:style-name="gr86" draw:text-style-name="P3" draw:layer="layout" svg:width="1.883cm" svg:height="2.237cm" svg:x="1.718cm" svg:y="3.784cm">
              <text:p/>
              <draw:enhanced-geometry svg:viewBox="0 0 21600 21600" draw:mirror-horizontal="false" draw:mirror-vertical="false" draw:type="rectangle" draw:enhanced-path="M 0 0 L 21600 0 21600 21600 0 21600 0 0 Z N"/>
            </draw:custom-shape>
            <draw:line draw:style-name="gr85" draw:layer="layout" svg:x1="1.718cm" svg:y1="5.278cm" svg:x2="3.599cm" svg:y2="5.278cm">
              <text:p/>
            </draw:line>
            <draw:line draw:style-name="gr85" draw:layer="layout" svg:x1="1.718cm" svg:y1="4.531cm" svg:x2="3.599cm" svg:y2="4.531cm">
              <text:p/>
            </draw:line>
          </draw:g>
        </draw:g>
      </draw:page>
      <draw:page draw:name="page30"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6.633cm" svg:height="1.152cm" svg:x="1.674cm" svg:y="7.164cm" svg:viewBox="0 0 6634 1153" svg:d="M6634 1153h-6634v-727c255-76 534-143 831-201 768-147 1637-225 2522-225 886 0 1755 78 2522 225 270 53 524 113 759 180z">
              <text:p/>
            </draw:path>
            <draw:g>
              <draw:custom-shape draw:style-name="gr87" draw:text-style-name="P2" draw:layer="layout" svg:width="0.98cm" svg:height="1.172cm" draw:transform="rotate (-0.457799862798113) translate (6.456cm 3.623cm)">
                <text:p/>
                <draw:enhanced-geometry svg:viewBox="0 0 21600 21600" draw:mirror-horizontal="false" draw:mirror-vertical="false" draw:type="rectangle" draw:enhanced-path="M 0 0 L 21600 0 21600 21600 0 21600 0 0 Z N"/>
              </draw:custom-shape>
              <draw:custom-shape draw:style-name="gr88" draw:layer="layout" svg:width="0.632cm" svg:height="0.625cm" draw:transform="skewX (0.001570796326795) rotate (-0.45867252742411) translate (6.488cm 3.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568cm" svg:height="0.538cm" draw:transform="skewX (0.00191986217719378) rotate (-0.459021593274509) translate (5.609cm 4.634cm)">
                <text:p/>
                <draw:enhanced-geometry svg:viewBox="0 0 21600 21600" draw:mirror-horizontal="false" draw:mirror-vertical="false" draw:type="rectangle" draw:enhanced-path="M 0 0 L 21600 0 21600 21600 0 21600 0 0 Z N"/>
              </draw:custom-shape>
              <draw:custom-shape draw:style-name="gr90" draw:text-style-name="P2" draw:layer="layout" svg:width="0.418cm" svg:height="0.538cm" draw:transform="skewX (0.0036651914291881) rotate (-0.458323461573711) translate (6.97cm 3.184cm)">
                <text:p/>
                <draw:enhanced-geometry svg:viewBox="0 0 21600 21600" draw:mirror-horizontal="false" draw:mirror-vertical="false" draw:type="rectangle" draw:enhanced-path="M 0 0 L 21600 0 21600 21600 0 21600 0 0 Z N"/>
              </draw:custom-shape>
              <draw:custom-shape draw:style-name="gr91" draw:text-style-name="P3" draw:layer="layout" svg:width="1.014cm" svg:height="1.17cm" draw:transform="rotate (-0.458847060349309) translate (7.591cm 4.184cm)">
                <text:p/>
                <draw:enhanced-geometry svg:viewBox="0 0 21600 21600" draw:mirror-horizontal="false" draw:mirror-vertical="false" draw:type="rectangle" draw:enhanced-path="M 0 0 L 21600 0 21600 21600 0 21600 0 0 Z N"/>
              </draw:custom-shape>
              <draw:line draw:style-name="gr85" draw:layer="layout" svg:x1="7.245cm" svg:y1="4.884cm" svg:x2="8.153cm" svg:y2="5.332cm">
                <text:p/>
              </draw:line>
              <draw:line draw:style-name="gr85" draw:layer="layout" svg:x1="7.418cm" svg:y1="4.534cm" svg:x2="8.326cm" svg:y2="4.982cm">
                <text:p/>
              </draw:line>
              <draw:custom-shape draw:style-name="gr92" draw:text-style-name="P3" draw:layer="layout" svg:width="1.014cm" svg:height="1.171cm" draw:transform="rotate (-0.458847060349309) translate (5.319cm 3.061cm)">
                <text:p/>
                <draw:enhanced-geometry svg:viewBox="0 0 21600 21600" draw:mirror-horizontal="false" draw:mirror-vertical="false" draw:type="rectangle" draw:enhanced-path="M 0 0 L 21600 0 21600 21600 0 21600 0 0 Z N"/>
              </draw:custom-shape>
              <draw:line draw:style-name="gr85" draw:layer="layout" svg:x1="4.974cm" svg:y1="3.762cm" svg:x2="5.882cm" svg:y2="4.21cm">
                <text:p/>
              </draw:line>
              <draw:line draw:style-name="gr85" draw:layer="layout" svg:x1="5.146cm" svg:y1="3.412cm" svg:x2="6.054cm" svg:y2="3.86cm">
                <text:p/>
              </draw:line>
            </draw:g>
          </draw:g>
        </draw:g>
      </draw:page>
      <draw:page draw:name="page31"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93" draw:text-style-name="P2" draw:layer="layout" svg:width="1.764cm" svg:height="3.367cm" svg:x="4.089cm" svg:y="4.928cm" svg:viewBox="0 0 1765 3368" draw:points="873,1059 291,3368 0,3368 883,0 1765,3368 1454,3368">
                <text:p/>
              </draw:polygon>
            </draw:g>
            <draw:g>
              <draw:path draw:style-name="gr94" draw:text-style-name="P2" draw:layer="layout" svg:width="3.519cm" svg:height="3.268cm" svg:x="3.778cm" svg:y="1.693cm" svg:viewBox="0 0 3520 3269" svg:d="M2334 2845l1186 424h-1186zM0 3268v-350h2298v350zM211 2479v-2219h107v-260h1640v260h72v2219zM1793 260v-96h-1334v96zM331 2853v-302h1600v302z">
                <text:p/>
              </draw:path>
              <draw:custom-shape draw:style-name="gr95" draw:layer="layout" svg:width="1.177cm" svg:height="1.184cm" svg:x="4.316cm" svg:y="2.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age>
      <draw:page draw:name="page32"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7" draw:text-style-name="P3" draw:layer="layout" svg:width="6.635cm" svg:height="5.055cm" svg:x="1.701cm" svg:y="3.291cm" svg:viewBox="0 0 6636 5056" draw:points="5618,395 6023,395 6023,0 6636,0 6636,5056 0,5056 0,0 368,0 368,395 773,395 773,0 5618,0">
            <text:p/>
          </draw:polygon>
          <draw:g>
            <draw:path draw:style-name="gr3" draw:layer="layout" svg:width="0.618cm" svg:height="5.241cm" draw:transform="rotate (-1.5707963267949) translate (7.49875cm 3.87375cm)" svg:viewBox="0 0 619 5242" svg:d="M7 5242c1381 0-7-5242-7-5242">
              <text:p/>
            </draw:path>
            <draw:path draw:style-name="gr3" draw:layer="layout" svg:width="1.124cm" svg:height="5.249cm" draw:transform="rotate (-1.5707963267949) translate (7.49875cm 3.88787523900574cm)" svg:viewBox="0 0 1125 5250" svg:d="M13 5250c2510 0-13-5250-13-5250">
              <text:p/>
            </draw:path>
            <draw:path draw:style-name="gr3" draw:layer="layout" svg:width="1.626cm" svg:height="5.249cm" draw:transform="rotate (-1.5707963267949) translate (7.49875cm 3.88787523900574cm)" svg:viewBox="0 0 1627 5250" svg:d="M19 5250c3630 0-19-5250-19-5250">
              <text:p/>
            </draw:path>
            <draw:path draw:style-name="gr3" draw:layer="layout" svg:width="2.447cm" svg:height="5.249cm" draw:transform="rotate (-1.5707963267949) translate (7.49875cm 3.88787523900574cm)" svg:viewBox="0 0 2448 5250" svg:d="M28 5250c5461 0-28-5250-28-5250">
              <text:p/>
            </draw:path>
          </draw:g>
          <draw:g>
            <draw:custom-shape draw:style-name="gr96" draw:text-style-name="P3" draw:layer="layout" svg:width="0.264cm" svg:height="1.022cm" svg:x="2.14cm" svg:y="2.594cm">
              <text:p/>
              <draw:enhanced-geometry svg:viewBox="0 0 21600 21600" draw:type="rectangle" draw:enhanced-path="M 0 0 L 21600 0 21600 21600 0 21600 0 0 Z N"/>
            </draw:custom-shape>
            <draw:custom-shape draw:style-name="gr96" draw:text-style-name="P3" draw:layer="layout" svg:width="0.264cm" svg:height="1.022cm" svg:x="7.39cm" svg:y="2.594cm">
              <text:p/>
              <draw:enhanced-geometry svg:viewBox="0 0 21600 21600" draw:type="rectangle" draw:enhanced-path="M 0 0 L 21600 0 21600 21600 0 21600 0 0 Z N"/>
            </draw:custom-shape>
            <draw:g>
              <draw:custom-shape draw:style-name="gr97" draw:text-style-name="P3" draw:layer="layout" svg:width="1.375cm" svg:height="1.66cm" svg:x="2.749cm" svg:y="1.499cm">
                <text:p/>
                <draw:enhanced-geometry svg:viewBox="0 0 21600 21600" draw:type="rectangle" draw:enhanced-path="M 0 0 L 21600 0 21600 21600 0 21600 0 0 Z N"/>
              </draw:custom-shape>
              <draw:path draw:style-name="gr98" draw:text-style-name="P3" draw:layer="layout" svg:width="1.125cm" svg:height="0.624cm" svg:x="2.874cm" svg:y="1.624cm" svg:viewBox="0 0 1126 625" svg:d="M0 625c0-110 26-217 75-312 50-95 121-174 207-229 85-55 182-84 281-84s196 29 282 84c85 55 156 134 206 229 49 95 75 202 75 312z">
                <text:p/>
              </draw:path>
              <draw:custom-shape draw:style-name="gr99" draw:text-style-name="P3" draw:layer="layout" svg:width="0.125cm" svg:height="0.381cm" draw:transform="skewX (-0.689230521612561) translate (3.06cm 1.86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8" draw:layer="layout" svg:width="0.25cm" svg:height="0.25cm" svg:x="2.999cm" svg:y="2.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layer="layout" svg:width="0.25cm" svg:height="0.25cm" svg:x="3.625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33"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7" draw:text-style-name="P3" draw:layer="layout" svg:width="0.9cm" svg:height="4.984cm" svg:x="3.985cm" svg:y="3.289cm" svg:viewBox="0 0 901 4985" draw:points="673,76 663,113 656,160 644,278 638,420 634,581 640,1286 688,2020 701,2183 719,2323 729,2381 739,2433 750,2474 755,2491 761,2506 775,2545 789,2593 800,2649 811,2715 831,2863 846,3031 873,3400 889,3756 899,4164 901,4511 896,4661 888,4791 874,4900 865,4946 854,4985 221,4909 231,4868 241,4816 255,4699 263,4559 266,4401 255,3680 216,2990 199,2809 180,2649 169,2583 156,2526 145,2479 138,2463 131,2448 119,2415 108,2371 98,2318 86,2256 69,2111 53,1944 5,1193 0,469 4,311 10,176 15,118 23,69 31,30 36,15 41,0">
                <text:p/>
              </draw:polygon>
              <draw:g>
                <draw:polygon draw:style-name="gr16" draw:text-style-name="P3" draw:layer="layout" svg:width="4.019cm" svg:height="2.398cm" svg:x="4.313cm" svg:y="1.909cm" svg:viewBox="0 0 4020 2399" draw:points="2621,229 4008,8 3979,23 4020,0 3374,891 3060,1279 2764,1595 2486,1851 2226,2050 1986,2198 1765,2300 1663,2335 1564,2364 1470,2381 1381,2394 1298,2399 1221,2399 1148,2394 1080,2384 1016,2369 959,2354 860,2315 784,2275 728,2239 694,2211 683,2201 554,2106 455,2035 415,2008 400,2000 390,1996 390,1996 390,1994 390,1994 396,1989 418,1974 413,1976 380,1991 371,1994 370,1994 368,1994 368,1994 365,1984 356,1971 329,1939 255,1854 154,1743 143,1733 114,1704 79,1658 41,1593 13,1518 4,1473 0,1429 4,1380 13,1328 31,1274 58,1220 98,1161 146,1105 208,1044 283,981 479,856 741,729 1078,599 1498,474 2010,349">
                  <text:p/>
                </draw:polygon>
              </draw:g>
              <draw:g>
                <draw:polygon draw:style-name="gr16" draw:text-style-name="P3" draw:layer="layout" svg:width="2.7cm" svg:height="2.113cm" svg:x="1.718cm" svg:y="1.955cm" svg:viewBox="0 0 2701 2114" draw:points="940,201 9,5 28,20 0,0 433,785 644,1126 843,1406 1030,1630 1204,1806 1366,1934 1514,2025 1584,2058 1650,2081 1714,2099 1771,2109 1828,2114 1880,2114 1930,2109 1976,2099 2016,2089 2056,2074 2123,2040 2175,2003 2213,1971 2235,1949 2241,1939 2329,1856 2395,1793 2420,1770 2430,1763 2439,1758 2439,1758 2439,1758 2439,1755 2434,1750 2420,1738 2424,1740 2446,1753 2451,1755 2453,1755 2453,1755 2453,1755 2456,1748 2461,1738 2480,1709 2529,1633 2598,1536 2604,1526 2623,1500 2649,1460 2673,1404 2693,1338 2698,1299 2701,1259 2700,1215 2693,1171 2679,1124 2663,1075 2636,1024 2603,973 2561,918 2510,864 2379,754 2203,641 1978,528 1695,418 1350,306">
                  <text:p/>
                </draw:polygon>
              </draw:g>
            </draw:g>
          </draw:g>
        </draw:g>
      </draw:page>
      <draw:page draw:name="page34"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0" draw:layer="layout" svg:width="6.653cm" svg:height="6.653cm" svg:x="1.69cm" svg:y="1.66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19" draw:layer="layout" svg:width="0.096cm" svg:height="1.995cm" svg:x="2.375cm" svg:y="1.896cm">
              <text:p/>
              <draw:enhanced-geometry svg:viewBox="0 0 21600 21600" draw:type="rectangle" draw:enhanced-path="M 0 0 L 21600 0 21600 21600 0 21600 0 0 Z N"/>
            </draw:custom-shape>
            <draw:custom-shape draw:style-name="gr101" draw:text-style-name="P19" draw:layer="layout" svg:width="0.095cm" svg:height="1.995cm" svg:x="2.651cm" svg:y="1.896cm">
              <text:p/>
              <draw:enhanced-geometry svg:viewBox="0 0 21600 21600" draw:type="rectangle" draw:enhanced-path="M 0 0 L 21600 0 21600 21600 0 21600 0 0 Z N"/>
            </draw:custom-shape>
            <draw:custom-shape draw:style-name="gr101" draw:text-style-name="P19" draw:layer="layout" svg:width="0.096cm" svg:height="1.995cm" svg:x="2.925cm" svg:y="1.896cm">
              <text:p/>
              <draw:enhanced-geometry svg:viewBox="0 0 21600 21600" draw:type="rectangle" draw:enhanced-path="M 0 0 L 21600 0 21600 21600 0 21600 0 0 Z N"/>
            </draw:custom-shape>
            <draw:custom-shape draw:style-name="gr101" draw:text-style-name="P19" draw:layer="layout" svg:width="0.096cm" svg:height="1.995cm" svg:x="3.199cm" svg:y="1.896cm">
              <text:p/>
              <draw:enhanced-geometry svg:viewBox="0 0 21600 21600" draw:type="rectangle" draw:enhanced-path="M 0 0 L 21600 0 21600 21600 0 21600 0 0 Z N"/>
            </draw:custom-shape>
            <draw:custom-shape draw:style-name="gr101" draw:text-style-name="P19" draw:layer="layout" svg:width="0.092cm" svg:height="1.995cm" svg:x="3.474cm" svg:y="1.896cm">
              <text:p/>
              <draw:enhanced-geometry svg:viewBox="0 0 21600 21600" draw:type="rectangle" draw:enhanced-path="M 0 0 L 21600 0 21600 21600 0 21600 0 0 Z N"/>
            </draw:custom-shape>
            <draw:custom-shape draw:style-name="gr102" draw:text-style-name="P19" draw:layer="layout" svg:width="0.1cm" svg:height="1.993cm" draw:transform="rotate (-1.5707963267949) translate (3.968cm 2.295cm)">
              <text:p/>
              <draw:enhanced-geometry svg:viewBox="0 0 21600 21600" draw:type="rectangle" draw:enhanced-path="M 0 0 L 21600 0 21600 21600 0 21600 0 0 Z N"/>
            </draw:custom-shape>
            <draw:custom-shape draw:style-name="gr102" draw:text-style-name="P19" draw:layer="layout" svg:width="0.089cm" svg:height="1.993cm" draw:transform="rotate (-1.5707963267949) translate (3.968cm 2.575cm)">
              <text:p/>
              <draw:enhanced-geometry svg:viewBox="0 0 21600 21600" draw:type="rectangle" draw:enhanced-path="M 0 0 L 21600 0 21600 21600 0 21600 0 0 Z N"/>
            </draw:custom-shape>
            <draw:custom-shape draw:style-name="gr102" draw:text-style-name="P19" draw:layer="layout" svg:width="0.099cm" svg:height="1.993cm" draw:transform="rotate (-1.5707963267949) translate (3.968cm 2.845cm)">
              <text:p/>
              <draw:enhanced-geometry svg:viewBox="0 0 21600 21600" draw:type="rectangle" draw:enhanced-path="M 0 0 L 21600 0 21600 21600 0 21600 0 0 Z N"/>
            </draw:custom-shape>
            <draw:custom-shape draw:style-name="gr102" draw:text-style-name="P19" draw:layer="layout" svg:width="0.093cm" svg:height="1.993cm" draw:transform="rotate (-1.5707963267949) translate (3.968cm 3.121cm)">
              <text:p/>
              <draw:enhanced-geometry svg:viewBox="0 0 21600 21600" draw:type="rectangle" draw:enhanced-path="M 0 0 L 21600 0 21600 21600 0 21600 0 0 Z N"/>
            </draw:custom-shape>
            <draw:custom-shape draw:style-name="gr102" draw:text-style-name="P19" draw:layer="layout" svg:width="0.091cm" svg:height="1.993cm" draw:transform="rotate (-1.5707963267949) translate (3.968cm 3.395cm)">
              <text:p/>
              <draw:enhanced-geometry svg:viewBox="0 0 21600 21600" draw:type="rectangle" draw:enhanced-path="M 0 0 L 21600 0 21600 21600 0 21600 0 0 Z N"/>
            </draw:custom-shape>
          </draw:g>
          <draw:g>
            <draw:custom-shape draw:style-name="gr103" draw:layer="layout" svg:width="0.096cm" svg:height="1.995cm" svg:x="2.38cm" svg:y="1.896cm">
              <text:p/>
              <draw:enhanced-geometry svg:viewBox="0 0 21600 21600" draw:type="rectangle" draw:enhanced-path="M 0 0 L 21600 0 21600 21600 0 21600 0 0 Z N"/>
            </draw:custom-shape>
            <draw:custom-shape draw:style-name="gr103" draw:layer="layout" svg:width="0.093cm" svg:height="1.995cm" svg:x="2.656cm" svg:y="1.896cm">
              <text:p/>
              <draw:enhanced-geometry svg:viewBox="0 0 21600 21600" draw:type="rectangle" draw:enhanced-path="M 0 0 L 21600 0 21600 21600 0 21600 0 0 Z N"/>
            </draw:custom-shape>
            <draw:custom-shape draw:style-name="gr103" draw:layer="layout" svg:width="0.098cm" svg:height="1.995cm" svg:x="2.928cm" svg:y="1.896cm">
              <text:p/>
              <draw:enhanced-geometry svg:viewBox="0 0 21600 21600" draw:type="rectangle" draw:enhanced-path="M 0 0 L 21600 0 21600 21600 0 21600 0 0 Z N"/>
            </draw:custom-shape>
            <draw:custom-shape draw:style-name="gr103" draw:layer="layout" svg:width="0.097cm" svg:height="1.995cm" svg:x="3.201cm" svg:y="1.896cm">
              <text:p/>
              <draw:enhanced-geometry svg:viewBox="0 0 21600 21600" draw:type="rectangle" draw:enhanced-path="M 0 0 L 21600 0 21600 21600 0 21600 0 0 Z N"/>
            </draw:custom-shape>
            <draw:custom-shape draw:style-name="gr103" draw:layer="layout" svg:width="0.093cm" svg:height="1.995cm" svg:x="3.476cm" svg:y="1.896cm">
              <text:p/>
              <draw:enhanced-geometry svg:viewBox="0 0 21600 21600" draw:type="rectangle" draw:enhanced-path="M 0 0 L 21600 0 21600 21600 0 21600 0 0 Z N"/>
            </draw:custom-shape>
            <draw:custom-shape draw:style-name="gr104" draw:layer="layout" svg:width="0.1cm" svg:height="1.992cm" draw:transform="rotate (-1.5707963267949) translate (3.97cm 2.295cm)">
              <text:p/>
              <draw:enhanced-geometry svg:viewBox="0 0 21600 21600" draw:type="rectangle" draw:enhanced-path="M 0 0 L 21600 0 21600 21600 0 21600 0 0 Z N"/>
            </draw:custom-shape>
            <draw:custom-shape draw:style-name="gr104" draw:layer="layout" svg:width="0.089cm" svg:height="1.992cm" draw:transform="rotate (-1.5707963267949) translate (3.97cm 2.575cm)">
              <text:p/>
              <draw:enhanced-geometry svg:viewBox="0 0 21600 21600" draw:type="rectangle" draw:enhanced-path="M 0 0 L 21600 0 21600 21600 0 21600 0 0 Z N"/>
            </draw:custom-shape>
            <draw:custom-shape draw:style-name="gr104" draw:layer="layout" svg:width="0.099cm" svg:height="1.992cm" draw:transform="rotate (-1.5707963267949) translate (3.97cm 2.845cm)">
              <text:p/>
              <draw:enhanced-geometry svg:viewBox="0 0 21600 21600" draw:type="rectangle" draw:enhanced-path="M 0 0 L 21600 0 21600 21600 0 21600 0 0 Z N"/>
            </draw:custom-shape>
            <draw:custom-shape draw:style-name="gr104" draw:layer="layout" svg:width="0.093cm" svg:height="1.992cm" draw:transform="rotate (-1.5707963267949) translate (3.97cm 3.121cm)">
              <text:p/>
              <draw:enhanced-geometry svg:viewBox="0 0 21600 21600" draw:type="rectangle" draw:enhanced-path="M 0 0 L 21600 0 21600 21600 0 21600 0 0 Z N"/>
            </draw:custom-shape>
            <draw:custom-shape draw:style-name="gr104" draw:layer="layout" svg:width="0.091cm" svg:height="1.992cm" draw:transform="rotate (-1.5707963267949) translate (3.97cm 3.395cm)">
              <text:p/>
              <draw:enhanced-geometry svg:viewBox="0 0 21600 21600" draw:type="rectangle" draw:enhanced-path="M 0 0 L 21600 0 21600 21600 0 21600 0 0 Z N"/>
            </draw:custom-shape>
            <draw:custom-shape draw:style-name="gr105" draw:layer="layout" svg:width="1.468cm" svg:height="1.453cm" svg:x="2.238cm" svg:y="2.178cm">
              <text:p/>
              <draw:enhanced-geometry svg:viewBox="0 0 21600 21600" draw:type="rectangle" draw:enhanced-path="M 0 0 L 21600 0 21600 21600 0 21600 0 0 Z N"/>
            </draw:custom-shape>
          </draw:g>
          <draw:g>
            <draw:custom-shape draw:style-name="gr103" draw:layer="layout" svg:width="0.098cm" svg:height="1.995cm" svg:x="4.388cm" svg:y="1.896cm">
              <text:p/>
              <draw:enhanced-geometry svg:viewBox="0 0 21600 21600" draw:type="rectangle" draw:enhanced-path="M 0 0 L 21600 0 21600 21600 0 21600 0 0 Z N"/>
            </draw:custom-shape>
            <draw:custom-shape draw:style-name="gr103" draw:layer="layout" svg:width="0.093cm" svg:height="1.995cm" svg:x="4.665cm" svg:y="1.896cm">
              <text:p/>
              <draw:enhanced-geometry svg:viewBox="0 0 21600 21600" draw:type="rectangle" draw:enhanced-path="M 0 0 L 21600 0 21600 21600 0 21600 0 0 Z N"/>
            </draw:custom-shape>
            <draw:custom-shape draw:style-name="gr103" draw:layer="layout" svg:width="0.1cm" svg:height="1.995cm" svg:x="4.936cm" svg:y="1.896cm">
              <text:p/>
              <draw:enhanced-geometry svg:viewBox="0 0 21600 21600" draw:type="rectangle" draw:enhanced-path="M 0 0 L 21600 0 21600 21600 0 21600 0 0 Z N"/>
            </draw:custom-shape>
            <draw:custom-shape draw:style-name="gr103" draw:layer="layout" svg:width="0.096cm" svg:height="1.995cm" svg:x="5.21cm" svg:y="1.896cm">
              <text:p/>
              <draw:enhanced-geometry svg:viewBox="0 0 21600 21600" draw:type="rectangle" draw:enhanced-path="M 0 0 L 21600 0 21600 21600 0 21600 0 0 Z N"/>
            </draw:custom-shape>
            <draw:custom-shape draw:style-name="gr103" draw:layer="layout" svg:width="0.093cm" svg:height="1.995cm" svg:x="5.486cm" svg:y="1.896cm">
              <text:p/>
              <draw:enhanced-geometry svg:viewBox="0 0 21600 21600" draw:type="rectangle" draw:enhanced-path="M 0 0 L 21600 0 21600 21600 0 21600 0 0 Z N"/>
            </draw:custom-shape>
            <draw:custom-shape draw:style-name="gr103" draw:layer="layout" svg:width="0.1cm" svg:height="1.995cm" draw:transform="rotate (-1.5707963267949) translate (5.983cm 2.295cm)">
              <text:p/>
              <draw:enhanced-geometry svg:viewBox="0 0 21600 21600" draw:type="rectangle" draw:enhanced-path="M 0 0 L 21600 0 21600 21600 0 21600 0 0 Z N"/>
            </draw:custom-shape>
            <draw:custom-shape draw:style-name="gr103" draw:layer="layout" svg:width="0.089cm" svg:height="1.995cm" draw:transform="rotate (-1.5707963267949) translate (5.983cm 2.575cm)">
              <text:p/>
              <draw:enhanced-geometry svg:viewBox="0 0 21600 21600" draw:type="rectangle" draw:enhanced-path="M 0 0 L 21600 0 21600 21600 0 21600 0 0 Z N"/>
            </draw:custom-shape>
            <draw:custom-shape draw:style-name="gr103" draw:layer="layout" svg:width="0.099cm" svg:height="1.995cm" draw:transform="rotate (-1.5707963267949) translate (5.983cm 2.845cm)">
              <text:p/>
              <draw:enhanced-geometry svg:viewBox="0 0 21600 21600" draw:type="rectangle" draw:enhanced-path="M 0 0 L 21600 0 21600 21600 0 21600 0 0 Z N"/>
            </draw:custom-shape>
            <draw:custom-shape draw:style-name="gr103" draw:layer="layout" svg:width="0.093cm" svg:height="1.995cm" draw:transform="rotate (-1.5707963267949) translate (5.983cm 3.121cm)">
              <text:p/>
              <draw:enhanced-geometry svg:viewBox="0 0 21600 21600" draw:type="rectangle" draw:enhanced-path="M 0 0 L 21600 0 21600 21600 0 21600 0 0 Z N"/>
            </draw:custom-shape>
            <draw:custom-shape draw:style-name="gr103" draw:layer="layout" svg:width="0.091cm" svg:height="1.995cm" draw:transform="rotate (-1.5707963267949) translate (5.983cm 3.395cm)">
              <text:p/>
              <draw:enhanced-geometry svg:viewBox="0 0 21600 21600" draw:type="rectangle" draw:enhanced-path="M 0 0 L 21600 0 21600 21600 0 21600 0 0 Z N"/>
            </draw:custom-shape>
            <draw:custom-shape draw:style-name="gr106" draw:layer="layout" svg:width="1.464cm" svg:height="1.453cm" svg:x="4.245cm" svg:y="2.178cm">
              <text:p/>
              <draw:enhanced-geometry svg:viewBox="0 0 21600 21600" draw:type="rectangle" draw:enhanced-path="M 0 0 L 21600 0 21600 21600 0 21600 0 0 Z N"/>
            </draw:custom-shape>
          </draw:g>
          <draw:g>
            <draw:custom-shape draw:style-name="gr107" draw:layer="layout" svg:width="0.094cm" svg:height="1.993cm" svg:x="4.395cm" svg:y="3.901cm">
              <text:p/>
              <draw:enhanced-geometry svg:viewBox="0 0 21600 21600" draw:type="rectangle" draw:enhanced-path="M 0 0 L 21600 0 21600 21600 0 21600 0 0 Z N"/>
            </draw:custom-shape>
            <draw:custom-shape draw:style-name="gr107" draw:layer="layout" svg:width="0.092cm" svg:height="1.993cm" svg:x="4.668cm" svg:y="3.901cm">
              <text:p/>
              <draw:enhanced-geometry svg:viewBox="0 0 21600 21600" draw:type="rectangle" draw:enhanced-path="M 0 0 L 21600 0 21600 21600 0 21600 0 0 Z N"/>
            </draw:custom-shape>
            <draw:custom-shape draw:style-name="gr107" draw:layer="layout" svg:width="0.1cm" svg:height="1.993cm" svg:x="4.939cm" svg:y="3.901cm">
              <text:p/>
              <draw:enhanced-geometry svg:viewBox="0 0 21600 21600" draw:type="rectangle" draw:enhanced-path="M 0 0 L 21600 0 21600 21600 0 21600 0 0 Z N"/>
            </draw:custom-shape>
            <draw:custom-shape draw:style-name="gr107" draw:layer="layout" svg:width="0.094cm" svg:height="1.993cm" svg:x="5.215cm" svg:y="3.901cm">
              <text:p/>
              <draw:enhanced-geometry svg:viewBox="0 0 21600 21600" draw:type="rectangle" draw:enhanced-path="M 0 0 L 21600 0 21600 21600 0 21600 0 0 Z N"/>
            </draw:custom-shape>
            <draw:custom-shape draw:style-name="gr107" draw:layer="layout" svg:width="0.091cm" svg:height="1.993cm" svg:x="5.493cm" svg:y="3.901cm">
              <text:p/>
              <draw:enhanced-geometry svg:viewBox="0 0 21600 21600" draw:type="rectangle" draw:enhanced-path="M 0 0 L 21600 0 21600 21600 0 21600 0 0 Z N"/>
            </draw:custom-shape>
            <draw:custom-shape draw:style-name="gr108" draw:layer="layout" svg:width="0.095cm" svg:height="1.996cm" draw:transform="rotate (-1.5707963267949) translate (5.986cm 4.303cm)">
              <text:p/>
              <draw:enhanced-geometry svg:viewBox="0 0 21600 21600" draw:type="rectangle" draw:enhanced-path="M 0 0 L 21600 0 21600 21600 0 21600 0 0 Z N"/>
            </draw:custom-shape>
            <draw:custom-shape draw:style-name="gr108" draw:layer="layout" svg:width="0.097cm" svg:height="1.996cm" draw:transform="rotate (-1.5707963267949) translate (5.986cm 4.576cm)">
              <text:p/>
              <draw:enhanced-geometry svg:viewBox="0 0 21600 21600" draw:type="rectangle" draw:enhanced-path="M 0 0 L 21600 0 21600 21600 0 21600 0 0 Z N"/>
            </draw:custom-shape>
            <draw:custom-shape draw:style-name="gr108" draw:layer="layout" svg:width="0.093cm" svg:height="1.996cm" draw:transform="rotate (-1.5707963267949) translate (5.986cm 4.853cm)">
              <text:p/>
              <draw:enhanced-geometry svg:viewBox="0 0 21600 21600" draw:type="rectangle" draw:enhanced-path="M 0 0 L 21600 0 21600 21600 0 21600 0 0 Z N"/>
            </draw:custom-shape>
            <draw:custom-shape draw:style-name="gr108" draw:layer="layout" svg:width="0.097cm" svg:height="1.996cm" draw:transform="rotate (-1.5707963267949) translate (5.986cm 5.123cm)">
              <text:p/>
              <draw:enhanced-geometry svg:viewBox="0 0 21600 21600" draw:type="rectangle" draw:enhanced-path="M 0 0 L 21600 0 21600 21600 0 21600 0 0 Z N"/>
            </draw:custom-shape>
            <draw:custom-shape draw:style-name="gr108" draw:layer="layout" svg:width="0.094cm" svg:height="1.996cm" draw:transform="rotate (-1.5707963267949) translate (5.986cm 5.4cm)">
              <text:p/>
              <draw:enhanced-geometry svg:viewBox="0 0 21600 21600" draw:type="rectangle" draw:enhanced-path="M 0 0 L 21600 0 21600 21600 0 21600 0 0 Z N"/>
            </draw:custom-shape>
            <draw:custom-shape draw:style-name="gr109" draw:layer="layout" svg:width="1.467cm" svg:height="1.458cm" svg:x="4.249cm" svg:y="4.181cm">
              <text:p/>
              <draw:enhanced-geometry svg:viewBox="0 0 21600 21600" draw:type="rectangle" draw:enhanced-path="M 0 0 L 21600 0 21600 21600 0 21600 0 0 Z N"/>
            </draw:custom-shape>
          </draw:g>
          <draw:g>
            <draw:custom-shape draw:style-name="gr107" draw:layer="layout" svg:width="0.096cm" svg:height="1.993cm" svg:x="2.383cm" svg:y="3.901cm">
              <text:p/>
              <draw:enhanced-geometry svg:viewBox="0 0 21600 21600" draw:type="rectangle" draw:enhanced-path="M 0 0 L 21600 0 21600 21600 0 21600 0 0 Z N"/>
            </draw:custom-shape>
            <draw:custom-shape draw:style-name="gr107" draw:layer="layout" svg:width="0.096cm" svg:height="1.993cm" svg:x="2.66cm" svg:y="3.901cm">
              <text:p/>
              <draw:enhanced-geometry svg:viewBox="0 0 21600 21600" draw:type="rectangle" draw:enhanced-path="M 0 0 L 21600 0 21600 21600 0 21600 0 0 Z N"/>
            </draw:custom-shape>
            <draw:custom-shape draw:style-name="gr107" draw:layer="layout" svg:width="0.094cm" svg:height="1.993cm" svg:x="2.935cm" svg:y="3.901cm">
              <text:p/>
              <draw:enhanced-geometry svg:viewBox="0 0 21600 21600" draw:type="rectangle" draw:enhanced-path="M 0 0 L 21600 0 21600 21600 0 21600 0 0 Z N"/>
            </draw:custom-shape>
            <draw:custom-shape draw:style-name="gr107" draw:layer="layout" svg:width="0.092cm" svg:height="1.993cm" svg:x="3.208cm" svg:y="3.901cm">
              <text:p/>
              <draw:enhanced-geometry svg:viewBox="0 0 21600 21600" draw:type="rectangle" draw:enhanced-path="M 0 0 L 21600 0 21600 21600 0 21600 0 0 Z N"/>
            </draw:custom-shape>
            <draw:custom-shape draw:style-name="gr107" draw:layer="layout" svg:width="0.092cm" svg:height="1.993cm" svg:x="3.484cm" svg:y="3.901cm">
              <text:p/>
              <draw:enhanced-geometry svg:viewBox="0 0 21600 21600" draw:type="rectangle" draw:enhanced-path="M 0 0 L 21600 0 21600 21600 0 21600 0 0 Z N"/>
            </draw:custom-shape>
            <draw:custom-shape draw:style-name="gr103" draw:layer="layout" svg:width="0.095cm" svg:height="1.995cm" draw:transform="rotate (-1.5707963267949) translate (3.975cm 4.303cm)">
              <text:p/>
              <draw:enhanced-geometry svg:viewBox="0 0 21600 21600" draw:type="rectangle" draw:enhanced-path="M 0 0 L 21600 0 21600 21600 0 21600 0 0 Z N"/>
            </draw:custom-shape>
            <draw:custom-shape draw:style-name="gr103" draw:layer="layout" svg:width="0.097cm" svg:height="1.995cm" draw:transform="rotate (-1.5707963267949) translate (3.975cm 4.576cm)">
              <text:p/>
              <draw:enhanced-geometry svg:viewBox="0 0 21600 21600" draw:type="rectangle" draw:enhanced-path="M 0 0 L 21600 0 21600 21600 0 21600 0 0 Z N"/>
            </draw:custom-shape>
            <draw:custom-shape draw:style-name="gr103" draw:layer="layout" svg:width="0.093cm" svg:height="1.995cm" draw:transform="rotate (-1.5707963267949) translate (3.975cm 4.853cm)">
              <text:p/>
              <draw:enhanced-geometry svg:viewBox="0 0 21600 21600" draw:type="rectangle" draw:enhanced-path="M 0 0 L 21600 0 21600 21600 0 21600 0 0 Z N"/>
            </draw:custom-shape>
            <draw:custom-shape draw:style-name="gr103" draw:layer="layout" svg:width="0.097cm" svg:height="1.995cm" draw:transform="rotate (-1.5707963267949) translate (3.975cm 5.123cm)">
              <text:p/>
              <draw:enhanced-geometry svg:viewBox="0 0 21600 21600" draw:type="rectangle" draw:enhanced-path="M 0 0 L 21600 0 21600 21600 0 21600 0 0 Z N"/>
            </draw:custom-shape>
            <draw:custom-shape draw:style-name="gr103" draw:layer="layout" svg:width="0.094cm" svg:height="1.995cm" draw:transform="rotate (-1.5707963267949) translate (3.975cm 5.4cm)">
              <text:p/>
              <draw:enhanced-geometry svg:viewBox="0 0 21600 21600" draw:type="rectangle" draw:enhanced-path="M 0 0 L 21600 0 21600 21600 0 21600 0 0 Z N"/>
            </draw:custom-shape>
            <draw:custom-shape draw:style-name="gr110" draw:layer="layout" svg:width="1.469cm" svg:height="1.458cm" svg:x="2.24cm" svg:y="4.181cm">
              <text:p/>
              <draw:enhanced-geometry svg:viewBox="0 0 21600 21600" draw:type="rectangle" draw:enhanced-path="M 0 0 L 21600 0 21600 21600 0 21600 0 0 Z N"/>
            </draw:custom-shape>
          </draw:g>
          <draw:g>
            <draw:custom-shape draw:style-name="gr104" draw:layer="layout" svg:width="0.095cm" svg:height="1.992cm" svg:x="4.399cm" svg:y="5.904cm">
              <text:p/>
              <draw:enhanced-geometry svg:viewBox="0 0 21600 21600" draw:type="rectangle" draw:enhanced-path="M 0 0 L 21600 0 21600 21600 0 21600 0 0 Z N"/>
            </draw:custom-shape>
            <draw:custom-shape draw:style-name="gr104" draw:layer="layout" svg:width="0.092cm" svg:height="1.992cm" svg:x="4.673cm" svg:y="5.904cm">
              <text:p/>
              <draw:enhanced-geometry svg:viewBox="0 0 21600 21600" draw:type="rectangle" draw:enhanced-path="M 0 0 L 21600 0 21600 21600 0 21600 0 0 Z N"/>
            </draw:custom-shape>
            <draw:custom-shape draw:style-name="gr104" draw:layer="layout" svg:width="0.097cm" svg:height="1.992cm" svg:x="4.948cm" svg:y="5.904cm">
              <text:p/>
              <draw:enhanced-geometry svg:viewBox="0 0 21600 21600" draw:type="rectangle" draw:enhanced-path="M 0 0 L 21600 0 21600 21600 0 21600 0 0 Z N"/>
            </draw:custom-shape>
            <draw:custom-shape draw:style-name="gr104" draw:layer="layout" svg:width="0.096cm" svg:height="1.992cm" svg:x="5.218cm" svg:y="5.904cm">
              <text:p/>
              <draw:enhanced-geometry svg:viewBox="0 0 21600 21600" draw:type="rectangle" draw:enhanced-path="M 0 0 L 21600 0 21600 21600 0 21600 0 0 Z N"/>
            </draw:custom-shape>
            <draw:custom-shape draw:style-name="gr104" draw:layer="layout" svg:width="0.095cm" svg:height="1.992cm" svg:x="5.495cm" svg:y="5.904cm">
              <text:p/>
              <draw:enhanced-geometry svg:viewBox="0 0 21600 21600" draw:type="rectangle" draw:enhanced-path="M 0 0 L 21600 0 21600 21600 0 21600 0 0 Z N"/>
            </draw:custom-shape>
            <draw:custom-shape draw:style-name="gr111" draw:layer="layout" svg:width="0.1cm" svg:height="1.994cm" draw:transform="rotate (-1.5707963267949) translate (5.989cm 6.303cm)">
              <text:p/>
              <draw:enhanced-geometry svg:viewBox="0 0 21600 21600" draw:type="rectangle" draw:enhanced-path="M 0 0 L 21600 0 21600 21600 0 21600 0 0 Z N"/>
            </draw:custom-shape>
            <draw:custom-shape draw:style-name="gr111" draw:layer="layout" svg:width="0.092cm" svg:height="1.994cm" draw:transform="rotate (-1.5707963267949) translate (5.989cm 6.583cm)">
              <text:p/>
              <draw:enhanced-geometry svg:viewBox="0 0 21600 21600" draw:type="rectangle" draw:enhanced-path="M 0 0 L 21600 0 21600 21600 0 21600 0 0 Z N"/>
            </draw:custom-shape>
            <draw:custom-shape draw:style-name="gr111" draw:layer="layout" svg:width="0.096cm" svg:height="1.994cm" draw:transform="rotate (-1.5707963267949) translate (5.989cm 6.853cm)">
              <text:p/>
              <draw:enhanced-geometry svg:viewBox="0 0 21600 21600" draw:type="rectangle" draw:enhanced-path="M 0 0 L 21600 0 21600 21600 0 21600 0 0 Z N"/>
            </draw:custom-shape>
            <draw:custom-shape draw:style-name="gr111" draw:layer="layout" svg:width="0.1cm" svg:height="1.994cm" draw:transform="rotate (-1.5707963267949) translate (5.989cm 7.128cm)">
              <text:p/>
              <draw:enhanced-geometry svg:viewBox="0 0 21600 21600" draw:type="rectangle" draw:enhanced-path="M 0 0 L 21600 0 21600 21600 0 21600 0 0 Z N"/>
            </draw:custom-shape>
            <draw:custom-shape draw:style-name="gr111" draw:layer="layout" svg:width="0.088cm" svg:height="1.994cm" draw:transform="rotate (-1.5707963267949) translate (5.989cm 7.408cm)">
              <text:p/>
              <draw:enhanced-geometry svg:viewBox="0 0 21600 21600" draw:type="rectangle" draw:enhanced-path="M 0 0 L 21600 0 21600 21600 0 21600 0 0 Z N"/>
            </draw:custom-shape>
            <draw:custom-shape draw:style-name="gr112" draw:layer="layout" svg:width="1.463cm" svg:height="1.452cm" svg:x="4.256cm" svg:y="6.189cm">
              <text:p/>
              <draw:enhanced-geometry svg:viewBox="0 0 21600 21600" draw:type="rectangle" draw:enhanced-path="M 0 0 L 21600 0 21600 21600 0 21600 0 0 Z N"/>
            </draw:custom-shape>
          </draw:g>
          <draw:g>
            <draw:custom-shape draw:style-name="gr104" draw:layer="layout" svg:width="0.098cm" svg:height="1.992cm" svg:x="2.388cm" svg:y="5.904cm">
              <text:p/>
              <draw:enhanced-geometry svg:viewBox="0 0 21600 21600" draw:type="rectangle" draw:enhanced-path="M 0 0 L 21600 0 21600 21600 0 21600 0 0 Z N"/>
            </draw:custom-shape>
            <draw:custom-shape draw:style-name="gr104" draw:layer="layout" svg:width="0.092cm" svg:height="1.992cm" svg:x="2.668cm" svg:y="5.904cm">
              <text:p/>
              <draw:enhanced-geometry svg:viewBox="0 0 21600 21600" draw:type="rectangle" draw:enhanced-path="M 0 0 L 21600 0 21600 21600 0 21600 0 0 Z N"/>
            </draw:custom-shape>
            <draw:custom-shape draw:style-name="gr104" draw:layer="layout" svg:width="0.093cm" svg:height="1.992cm" svg:x="2.938cm" svg:y="5.904cm">
              <text:p/>
              <draw:enhanced-geometry svg:viewBox="0 0 21600 21600" draw:type="rectangle" draw:enhanced-path="M 0 0 L 21600 0 21600 21600 0 21600 0 0 Z N"/>
            </draw:custom-shape>
            <draw:custom-shape draw:style-name="gr104" draw:layer="layout" svg:width="0.099cm" svg:height="1.992cm" svg:x="3.21cm" svg:y="5.904cm">
              <text:p/>
              <draw:enhanced-geometry svg:viewBox="0 0 21600 21600" draw:type="rectangle" draw:enhanced-path="M 0 0 L 21600 0 21600 21600 0 21600 0 0 Z N"/>
            </draw:custom-shape>
            <draw:custom-shape draw:style-name="gr104" draw:layer="layout" svg:width="0.093cm" svg:height="1.992cm" svg:x="3.486cm" svg:y="5.904cm">
              <text:p/>
              <draw:enhanced-geometry svg:viewBox="0 0 21600 21600" draw:type="rectangle" draw:enhanced-path="M 0 0 L 21600 0 21600 21600 0 21600 0 0 Z N"/>
            </draw:custom-shape>
            <draw:custom-shape draw:style-name="gr113" draw:layer="layout" svg:width="0.1cm" svg:height="1.99cm" draw:transform="rotate (-1.5707963267949) translate (3.978cm 6.303cm)">
              <text:p/>
              <draw:enhanced-geometry svg:viewBox="0 0 21600 21600" draw:type="rectangle" draw:enhanced-path="M 0 0 L 21600 0 21600 21600 0 21600 0 0 Z N"/>
            </draw:custom-shape>
            <draw:custom-shape draw:style-name="gr113" draw:layer="layout" svg:width="0.092cm" svg:height="1.99cm" draw:transform="rotate (-1.5707963267949) translate (3.978cm 6.583cm)">
              <text:p/>
              <draw:enhanced-geometry svg:viewBox="0 0 21600 21600" draw:type="rectangle" draw:enhanced-path="M 0 0 L 21600 0 21600 21600 0 21600 0 0 Z N"/>
            </draw:custom-shape>
            <draw:custom-shape draw:style-name="gr113" draw:layer="layout" svg:width="0.096cm" svg:height="1.99cm" draw:transform="rotate (-1.5707963267949) translate (3.978cm 6.853cm)">
              <text:p/>
              <draw:enhanced-geometry svg:viewBox="0 0 21600 21600" draw:type="rectangle" draw:enhanced-path="M 0 0 L 21600 0 21600 21600 0 21600 0 0 Z N"/>
            </draw:custom-shape>
            <draw:custom-shape draw:style-name="gr113" draw:layer="layout" svg:width="0.1cm" svg:height="1.99cm" draw:transform="rotate (-1.5707963267949) translate (3.978cm 7.128cm)">
              <text:p/>
              <draw:enhanced-geometry svg:viewBox="0 0 21600 21600" draw:type="rectangle" draw:enhanced-path="M 0 0 L 21600 0 21600 21600 0 21600 0 0 Z N"/>
            </draw:custom-shape>
            <draw:custom-shape draw:style-name="gr113" draw:layer="layout" svg:width="0.088cm" svg:height="1.99cm" draw:transform="rotate (-1.5707963267949) translate (3.978cm 7.408cm)">
              <text:p/>
              <draw:enhanced-geometry svg:viewBox="0 0 21600 21600" draw:type="rectangle" draw:enhanced-path="M 0 0 L 21600 0 21600 21600 0 21600 0 0 Z N"/>
            </draw:custom-shape>
            <draw:custom-shape draw:style-name="gr114" draw:layer="layout" svg:width="1.468cm" svg:height="1.452cm" svg:x="2.243cm" svg:y="6.189cm">
              <text:p/>
              <draw:enhanced-geometry svg:viewBox="0 0 21600 21600" draw:type="rectangle" draw:enhanced-path="M 0 0 L 21600 0 21600 21600 0 21600 0 0 Z N"/>
            </draw:custom-shape>
          </draw:g>
          <draw:g>
            <draw:custom-shape draw:style-name="gr115" draw:layer="layout" svg:width="5.889cm" svg:height="1.638cm" draw:transform="rotate (-1.5707963267949) translate (7.846cm 2.079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layer="layout" svg:width="0.354cm" svg:height="1.213cm" draw:transform="rotate (-1.5707963267949) translate (7.596cm 2.3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layer="layout" svg:width="3.967cm" svg:height="0.301cm" draw:transform="rotate (-1.5707963267949) translate (7.596cm 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layer="layout" svg:width="3.97cm" svg:height="0.298cm" draw:transform="rotate (-1.5707963267949) translate (7.138cm 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layer="layout" svg:width="3.968cm" svg:height="0.297cm" draw:transform="rotate (-1.5707963267949) translate (6.68cm 3.8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0.186cm" svg:height="0.066cm" draw:transform="rotate (-1.5707963267949) translate (7.596cm 3.1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0.186cm" svg:height="0.06cm" draw:transform="rotate (-1.5707963267949) translate (7.389cm 3.1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0.186cm" svg:height="0.064cm" draw:transform="rotate (-1.5707963267949) translate (7.138cm 3.1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0.186cm" svg:height="0.06cm" draw:transform="rotate (-1.5707963267949) translate (6.931cm 3.1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0.186cm" svg:height="0.064cm" draw:transform="rotate (-1.5707963267949) translate (6.68cm 3.1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0.186cm" svg:height="0.066cm" draw:transform="rotate (-1.5707963267949) translate (6.479cm 3.1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ge>
      <draw:page draw:name="page35" draw:style-name="dp1" draw:master-page-name="Default">
        <draw:g>
          <draw:polygon draw:style-name="gr121" draw:text-style-name="P2" draw:layer="layout" svg:width="0.72cm" svg:height="3.987cm" svg:x="4.078cm" svg:y="3.686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22" draw:text-style-name="P2" draw:layer="layout" svg:width="3.215cm" svg:height="1.918cm" svg:x="4.34cm" svg:y="2.582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22" draw:text-style-name="P2" draw:layer="layout" svg:width="2.16cm" svg:height="1.69cm" svg:x="2.264cm" svg:y="2.619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6.627cm" svg:height="5.795cm" svg:x="1.694cm" svg:y="2.515cm" svg:viewBox="0 0 6628 5796" svg:d="M0 3185v-1187h1115v-1896c0-16 4-32 12-45 8-14 20-26 33-34 6-3 12-6 18-8 13-6 28-10 43-10h932c10-3 20-5 30-5h363c16 0 31 4 45 12 11 7 21 16 29 27 3 3 6 7 8 11 8 14 12 30 12 46v362c0 9-1 18-4 26v460c0 16-4 32-12 46-8 13-19 25-33 33s-29 12-45 12l-1-1-362 1c-16 0-31-4-45-12s-25-20-33-33c-8-14-12-30-12-46v-395h-434v1449h4969v1187h-258c4 38 6 76 6 114v1421c0 189-49 375-144 538-94 164-230 300-394 394-163 95-349 144-538 144h-3948c-188 0-374-49-538-144-163-94-299-230-394-394-94-163-144-349-144-538v-1421c0-38 2-76 6-114z">
              <text:p/>
            </draw:path>
          </draw:g>
        </draw:g>
      </draw:page>
      <draw:page draw:name="page36"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6.634cm" svg:height="6.622cm" svg:x="1.674cm" svg:y="1.711cm" svg:viewBox="0 0 6635 6623" svg:d="M0 6623v-1055h480c0-8 0-16 0-24v-4729c0-143 38-284 109-408 72-123 175-226 298-298 124-71 265-109 408-109h3259c143 0 283 38 407 109 124 72 227 175 299 298 71 124 109 265 109 408v1868h912c4-1 8-2 13-2v2l265-2c11 0 23 3 33 9s18 14 24 24c4 7 7 15 8 23 4 10 6 21 6 31v344c0 10-2 19-5 29v1120c0 12-3 23-9 33s-14 19-24 25c-10 5-22 9-33 9h-265c-12 0-23-4-33-9-10-6-19-15-25-25-5-10-8-21-8-33v-1063h-859v2346c0 8 0 16-1 24h1267v1055z">
              <text:p/>
            </draw:path>
            <draw:polygon draw:style-name="gr123" draw:layer="layout" svg:width="1.569cm" svg:height="2.253cm" svg:x="4.026cm" svg:y="3.67cm" svg:viewBox="0 0 1570 2254" draw:points="0,1771 0,0 1570,0 1570,1771 1557,1771 1393,2254 1053,2254 888,1771 682,1771 518,2254 178,2254 13,1771">
              <text:p/>
            </draw:polygon>
            <draw:custom-shape draw:style-name="gr124" draw:layer="layout" svg:width="0.947cm" svg:height="0.947cm" svg:x="2.553cm" svg:y="2.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layer="layout" svg:width="0.557cm" svg:height="0.57cm" svg:x="4.054cm" svg:y="2.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layer="layout" svg:width="0.558cm" svg:height="0.57cm" svg:x="4.805cm" svg:y="2.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layer="layout" svg:width="0.558cm" svg:height="0.57cm" svg:x="5.556cm" svg:y="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layer="layout" svg:width="0.557cm" svg:height="0.57cm" svg:x="6.308cm" svg:y="2.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6" draw:layer="layout" svg:width="1.723cm" svg:height="1.159cm" svg:x="3.998cm" svg:y="6.088cm" svg:viewBox="0 0 1724 1160" svg:d="M11 1071h413l-419-923h1v-54c-1-1-2-3-3-4-2-2-3-6-3-9v-65c0-2 1-6 3-7 1-3 3-5 6-6 1-2 5-3 7-3h1679c3 0 6 1 9 3 1 1 4 3 5 6 1 1 2 5 2 7v38h5v94h2l-420 923h426l-429 89h-856z">
              <text:p/>
            </draw:path>
          </draw:g>
        </draw:g>
      </draw:page>
      <draw:page draw:name="page37"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27" draw:text-style-name="P3" draw:layer="layout" svg:width="6.608cm" svg:height="6.056cm" svg:x="1.701cm" svg:y="2.248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3" draw:layer="layout" svg:width="6.644cm" svg:height="0.712cm" svg:x="1.671cm" svg:y="1.694cm">
                <text:p/>
                <draw:enhanced-geometry svg:viewBox="0 0 21600 21600" draw:type="rectangle" draw:enhanced-path="M 0 0 L 21600 0 21600 21600 0 21600 0 0 Z N"/>
              </draw:custom-shape>
              <draw:custom-shape draw:style-name="gr129" draw:layer="layout" svg:width="5.398cm" svg:height="3.439cm" svg:x="2.328cm" svg:y="4.215cm">
                <text:p/>
                <draw:enhanced-geometry svg:viewBox="0 0 21600 21600" draw:type="rectangle" draw:enhanced-path="M 0 0 L 21600 0 21600 21600 0 21600 0 0 Z N"/>
              </draw:custom-shape>
              <draw:custom-shape draw:style-name="gr130" draw:layer="layout" svg:width="0.677cm" svg:height="0.728cm" svg:x="2.394cm" svg:y="2.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layer="layout" svg:width="1.128cm" svg:height="0.701cm" svg:x="6.585cm" svg:y="2.853cm">
                <text:p/>
                <draw:enhanced-geometry svg:viewBox="0 0 21600 21600" draw:type="rectangle" draw:enhanced-path="M 0 0 L 21600 0 21600 21600 0 21600 0 0 Z N"/>
              </draw:custom-shape>
            </draw:g>
            <draw:g>
              <draw:custom-shape draw:style-name="gr132" draw:text-style-name="P3" draw:layer="layout" svg:width="2.638cm" svg:height="0.212cm" draw:transform="rotate (-1.5707963267949) translate (2.733cm 4.925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3" draw:layer="layout" svg:width="2.638cm" svg:height="0.211cm" draw:transform="rotate (-1.5707963267949) translate (3.109cm 4.926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3" draw:text-style-name="P3" draw:layer="layout" svg:width="2.637cm" svg:height="0.211cm" draw:transform="rotate (-1.5707963267949) translate (3.485cm 4.928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4" draw:text-style-name="P3" draw:layer="layout" svg:width="1.426cm" svg:height="0.199cm" svg:x="5.374cm" svg:y="7.406cm">
                  <text:p/>
                  <draw:enhanced-geometry svg:viewBox="0 0 21600 21600" draw:type="rectangle" draw:enhanced-path="M 0 0 L 21600 0 21600 21600 0 21600 0 0 Z N"/>
                </draw:custom-shape>
                <draw:custom-shape draw:style-name="gr135" draw:text-style-name="P3" draw:layer="layout" svg:width="1.2cm" svg:height="0.908cm" svg:x="5.505cm" svg:y="6.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6" draw:text-style-name="P3" draw:layer="layout" svg:width="1.699cm" svg:height="0.115cm" draw:transform="skewX (0.00872664625997167) rotate (-1.05417886820457) translate (6.496cm 6.039cm)">
                  <text:p/>
                  <draw:enhanced-geometry svg:viewBox="0 0 21600 21600" draw:mirror-horizontal="false" draw:mirror-vertical="false" draw:type="rectangle" draw:enhanced-path="M 0 0 L 21600 0 21600 21600 0 21600 0 0 Z N"/>
                </draw:custom-shape>
                <draw:custom-shape draw:style-name="gr137" draw:text-style-name="P3" draw:layer="layout" svg:width="1.565cm" svg:height="0.499cm" draw:transform="rotate (-1.05487699990537) translate (6.914cm 5.8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3" draw:layer="layout" svg:width="0.238cm" svg:height="1.363cm" draw:transform="skewX (-0.00226892802759262) rotate (0.514523063487928) translate (5.916cm 4.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9" draw:text-style-name="P3" draw:layer="layout" svg:width="0.456cm" svg:height="0.943cm" draw:transform="rotate (-3.14159265358979) translate (4.25cm 7.53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9" draw:text-style-name="P3" draw:layer="layout" svg:width="0.456cm" svg:height="0.943cm" draw:transform="rotate (-3.14159265358979) translate (4.835cm 7.53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page>
      <draw:page draw:name="page38"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6.627cm" svg:height="6.614cm" svg:x="1.693cm" svg:y="1.696cm" svg:viewBox="0 0 6628 6615" svg:d="M6628 2903v2610c0 193-52 383-148 551-97 167-236 306-404 404-167 96-357 147-551 147h-4422c-194 0-384-51-552-147-167-98-306-237-403-404-97-168-148-358-148-551v-2610zM0 2680v-1577c0-194 51-384 148-552 97-167 236-306 403-403 168-97 358-148 552-148h4422c194 0 384 51 551 148 168 97 307 236 404 403 96 168 148 358 148 552v1577z">
              <text:p/>
            </draw:path>
            <draw:custom-shape draw:style-name="gr140" draw:layer="layout" svg:width="0.221cm" svg:height="1.379cm" svg:x="2.339cm" svg:y="2.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layer="layout" svg:width="0.221cm" svg:height="1.379cm" svg:x="2.338cm" svg:y="4.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39"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7" draw:text-style-name="P3" draw:layer="layout" svg:width="6.614cm" svg:height="0.629cm" svg:x="1.699cm" svg:y="1.691cm" svg:viewBox="0 0 6615 630" draw:points="0,480 0,0 6615,0 6615,480 6483,480 6483,630 65,630 65,480">
              <text:p/>
            </draw:polygon>
            <draw:polygon draw:style-name="gr7" draw:text-style-name="P3" draw:layer="layout" svg:width="6.614cm" svg:height="0.579cm" svg:x="1.699cm" svg:y="7.841cm" svg:viewBox="0 0 6615 580" draw:points="0,580 0,100 65,100 65,0 6483,0 6483,100 6615,100 6615,580">
              <text:p/>
            </draw:polygon>
            <draw:custom-shape draw:style-name="gr141" draw:text-style-name="P3" draw:layer="layout" svg:width="2.176cm" svg:height="1.937cm" svg:x="1.673cm" svg:y="2.384cm">
              <text:p/>
              <draw:enhanced-geometry svg:viewBox="0 0 21600 21600" draw:type="rectangle" draw:enhanced-path="M 0 0 L 21600 0 21600 21600 0 21600 0 0 Z N"/>
            </draw:custom-shape>
            <draw:custom-shape draw:style-name="gr142" draw:text-style-name="P3" draw:layer="layout" svg:width="2.1cm" svg:height="1.937cm" svg:x="3.923cm" svg:y="2.384cm">
              <text:p/>
              <draw:enhanced-geometry svg:viewBox="0 0 21600 21600" draw:type="rectangle" draw:enhanced-path="M 0 0 L 21600 0 21600 21600 0 21600 0 0 Z N"/>
            </draw:custom-shape>
            <draw:custom-shape draw:style-name="gr143" draw:text-style-name="P3" draw:layer="layout" svg:width="2.219cm" svg:height="1.937cm" svg:x="6.096cm" svg:y="2.384cm">
              <text:p/>
              <draw:enhanced-geometry svg:viewBox="0 0 21600 21600" draw:type="rectangle" draw:enhanced-path="M 0 0 L 21600 0 21600 21600 0 21600 0 0 Z N"/>
            </draw:custom-shape>
            <draw:custom-shape draw:style-name="gr68" draw:layer="layout" svg:width="0.3cm" svg:height="0.286cm" svg:x="3.459cm" svg:y="3.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layer="layout" svg:width="0.3cm" svg:height="0.286cm" svg:x="4.016cm" svg:y="3.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layer="layout" svg:width="0.3cm" svg:height="0.286cm" svg:x="6.211cm" svg:y="3.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3" draw:layer="layout" svg:width="2.177cm" svg:height="2.513cm" svg:x="1.671cm" svg:y="5.247cm">
              <text:p/>
              <draw:enhanced-geometry svg:viewBox="0 0 21600 21600" draw:mirror-vertical="true" draw:type="rectangle" draw:enhanced-path="M 0 0 L 21600 0 21600 21600 0 21600 0 0 Z N"/>
            </draw:custom-shape>
            <draw:custom-shape draw:style-name="gr145" draw:text-style-name="P3" draw:layer="layout" svg:width="2.1cm" svg:height="2.513cm" svg:x="3.921cm" svg:y="5.247cm">
              <text:p/>
              <draw:enhanced-geometry svg:viewBox="0 0 21600 21600" draw:mirror-vertical="true" draw:type="rectangle" draw:enhanced-path="M 0 0 L 21600 0 21600 21600 0 21600 0 0 Z N"/>
            </draw:custom-shape>
            <draw:custom-shape draw:style-name="gr146" draw:text-style-name="P3" draw:layer="layout" svg:width="2.219cm" svg:height="2.513cm" svg:x="6.095cm" svg:y="5.247cm">
              <text:p/>
              <draw:enhanced-geometry svg:viewBox="0 0 21600 21600" draw:mirror-vertical="true" draw:type="rectangle" draw:enhanced-path="M 0 0 L 21600 0 21600 21600 0 21600 0 0 Z N"/>
            </draw:custom-shape>
            <draw:custom-shape draw:style-name="gr68" draw:layer="layout" svg:width="0.3cm" svg:height="0.286cm" svg:x="3.458cm" svg:y="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8" draw:layer="layout" svg:width="0.3cm" svg:height="0.286cm" svg:x="4.015cm" svg:y="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8" draw:layer="layout" svg:width="0.3cm" svg:height="0.286cm" svg:x="6.21cm" svg:y="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olygon draw:style-name="gr7" draw:text-style-name="P3" draw:layer="layout" svg:width="6.614cm" svg:height="0.248cm" svg:x="1.699cm" svg:y="4.923cm" svg:viewBox="0 0 6615 249" draw:points="6615,0 6615,139 6483,139 6483,249 65,249 65,139 0,139 0,0">
              <text:p/>
            </draw:polygon>
          </draw:g>
        </draw:g>
      </draw:page>
      <draw:page draw:name="page40"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7" draw:text-style-name="P2" draw:layer="layout" svg:width="6.653cm" svg:height="6.618cm" svg:x="1.7cm" svg:y="1.689cm" svg:viewBox="0 0 6654 6619" svg:d="M1540 959v-514h-4l4-2v-7h13l793-436h2310l795 436h17v9 514zM0 6619l591-604 949-4118v-836h3928v840h-1824l-765 3319h2404l1371 1399zM4273 1990h623l-156 583h-312zM6608 1094l-1034-550v-135-9h-16l-702-385h315l1437 764z">
              <text:p/>
            </draw:path>
          </draw:g>
        </draw:g>
        <draw:path draw:style-name="gr148" draw:layer="layout" svg:width="1.378cm" svg:height="0.927cm" svg:x="5.6cm" svg:y="5.772cm" svg:viewBox="0 0 1379 928" svg:d="M9 857h330l-335-739h1v-43c-1-1-2-2-3-3-1-2-2-5-2-7v-52c0-2 1-5 2-6 1-2 3-4 5-5 1-1 4-2 6-2h1343c2 0 5 1 7 2 1 1 3 3 4 5 1 1 2 4 2 6v30h4v75h1l-336 739h341l-343 71h-685z">
          <text:p/>
        </draw:path>
      </draw:page>
      <draw:page draw:name="page41"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9" draw:text-style-name="P3" draw:layer="layout" svg:width="6.625cm" svg:height="6.62cm" svg:x="1.744cm" svg:y="1.703cm" svg:viewBox="0 0 6626 6621" svg:d="M0 6621v-1685h6626v1685zM1954 4781v-3855h4v-7c0-161 68-320 198-460 130-139 317-255 542-336 226-80 481-123 741-123s515 43 740 123c226 81 412 197 542 336 130 140 199 299 199 460 0 12 0 25-1 37v3825z">
              <text:p/>
            </draw:path>
            <draw:polygon draw:style-name="gr150" draw:text-style-name="P3" draw:layer="layout" svg:width="1.569cm" svg:height="2.16cm" svg:x="4.341cm" svg:y="3.781cm" svg:viewBox="0 0 1570 2161" draw:points="0,1680 0,0 1570,0 1570,1680 1136,1680 971,2161 631,2161 467,1680">
              <text:p/>
            </draw:polygon>
            <draw:custom-shape draw:style-name="gr151" draw:layer="layout" svg:width="0.463cm" svg:height="0.463cm" svg:x="3.991cm" svg:y="2.9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1" draw:layer="layout" svg:width="0.462cm" svg:height="0.463cm" svg:x="4.618cm" svg:y="2.9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1" draw:layer="layout" svg:width="0.462cm" svg:height="0.463cm" svg:x="5.244cm" svg:y="2.9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1" draw:layer="layout" svg:width="0.463cm" svg:height="0.463cm" svg:x="5.87cm" svg:y="2.9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page>
      <draw:page draw:name="page42"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7" draw:text-style-name="P3" draw:layer="layout" svg:width="6.615cm" svg:height="6.63cm" svg:x="1.694cm" svg:y="1.679cm" svg:viewBox="0 0 6616 6631" svg:d="M58 16c18-11 38-16 59-16h6383c20 0 40 5 58 16 18 10 32 25 43 42 10 18 15 38 15 59v466c0 21-5 41-15 59-11 17-25 32-43 42-18 11-38 16-58 16h-1-62l-1381 5482v449h-3488v-398l-1394-5533h-57c-21 0-41-5-59-16-17-10-32-25-42-42-11-18-16-38-16-59v-466c0-21 5-41 16-59 10-17 25-32 42-42zM5910 700l-271 1076h381l271-1076zM4727 700l-135 1076h901l271-1076zM3511 700v1076h939l134-1076zM2239 700l135 1076h989v-1076zM972 700l271 1076h988l-135-1076zM320 700l271 1076h506l-271-1076zM1630 5905h507l-369-1464h-506zM1453 3191h-506l273 1085h507zM1139 1941h-507l273 1085h507zM2282 5905h466l-183-1464h-651zM2408 3191h-809l273 1085h672zM2252 1941h-967l273 1085h830zM2890 5905h473v-1464h-656zM3363 3191h-812l135 1085h677zM3363 1941h-968l135 1085h833zM3511 5905h422l183-1464h-605zM4273 3191h-762v1085h626zM4429 1941h-918v1085h782zM4075 5905h379l368-1464h-563zM5137 3191h-722l-136 1085h585zM5451 1941h-879l-136 1085h742zM4599 5905h382l368-1464h-381zM5664 3191h-382l-273 1085h382zM5979 1941h-382l-273 1085h381z">
              <text:p/>
            </draw:path>
          </draw:g>
        </draw:g>
      </draw:page>
      <draw:page draw:name="page43" draw:style-name="dp1" draw:master-page-name="Default">
        <draw:g>
          <draw:g>
            <draw:custom-shape draw:style-name="gr5"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2" draw:layer="layout" svg:width="5.77cm" svg:height="6.095cm" svg:x="1.641cm" svg:y="1.754cm" svg:viewBox="0 0 5771 6096" svg:d="M128 4345l-3-21 3365 240 133 1532-1690-121zM95 4268l519-1115-614-319 1729-205 777 1502-532-275-253 545zM4351 0l20 9-1897 2691-1443-655 955-1350zM4438 13l742 991 591-354-678 1546-1738-101 514-307-364-484z">
              <text:p/>
            </draw:path>
            <draw:g>
              <draw:polygon draw:style-name="gr148" draw:layer="layout" svg:width="3.252cm" svg:height="2.096cm" draw:transform="skewX (0.03385938748869) rotate (2.19475153438287) translate (7.69814716816988cm 7.435841489706cm)" svg:viewBox="0 0 3253 2097" draw:points="0,23 0,0 3253,522 3253,2097 1620,1833">
                <text:p/>
              </draw:polygon>
              <draw:polygon draw:style-name="gr148" draw:layer="layout" svg:width="2.356cm" svg:height="1.808cm" draw:transform="skewX (0.0349065850398867) rotate (2.19492606730807) translate (6.38198639473617cm 8.34476887181115cm)" svg:viewBox="0 0 2357 1809" draw:points="0,1539 598,443 27,68 1725,0 2357,1599 1861,1274 1570,1809">
                <text:p/>
              </draw:polygon>
            </draw:g>
          </draw:g>
        </draw:g>
      </draw:page>
      <draw:page draw:name="page44" draw:style-name="dp1" draw:master-page-name="Default">
        <draw:g>
          <draw:custom-shape draw:style-name="gr5"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layer="layout" svg:width="6.625cm" svg:height="6.625cm" svg:x="1.688cm" svg:y="1.688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adornments="Extra Bold" style:font-pitch="variable"/>
    <style:font-face style:name="Cantarell Extra Bold1"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pitch="fixed"/>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_5f_Background" style:display-name="Obj_Background" style:family="graphic" style:parent-style-name="standard">
      <style:graphic-properties draw:stroke="none" svg:stroke-width="0cm" svg:stroke-color="#3465a4" draw:marker-start-width="0.2cm" draw:marker-start-center="false" draw:marker-end-width="0.2cm" draw:marker-end-center="false" svg:stroke-opacity="100%" draw:stroke-linejoin="round" svg:stroke-linecap="butt" draw:fill="solid" draw:fill-color="#1c527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8.774cm" fo:min-width="8.524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Obj_5f_Background" style:display-name="Obj_Backgroun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_5f_Inner_5f_01" style:display-name="Obj_Inner_01" style:family="graphic" style:parent-style-name="standard">
      <style:graphic-properties draw:stroke="none" draw:fill-color="#ffffff" fo:min-height="0cm" fo:min-width="0cm"/>
    </style:style>
    <style:style style:name="Obj_5f_Line_5f_02_5f_Dash" style:display-name="Obj_Line_02_Dash" style:family="graphic" style:parent-style-name="standard">
      <style:graphic-properties draw:stroke="dash" draw:stroke-dash="Long_20_Dash_20__28_Rounded_29_" svg:stroke-width="0.081cm" svg:stroke-color="#3465a4" draw:marker-start-center="false" draw:marker-end-center="false" svg:stroke-opacity="100%" draw:stroke-linejoin="round" svg:stroke-linecap="round" draw:fill="solid"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4cm" fo:padding-bottom="0.04cm" fo:padding-left="0.04cm" fo:padding-right="0.04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Obj_5f_Line_5f_02_5f_Dash" style:display-name="Obj_Line_02_Dash">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family="'Liberation Serif'"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_5f_Inner_5f_02" style:display-name="Obj_Inner_02" style:family="graphic" style:parent-style-name="standard">
      <style:graphic-properties draw:stroke="none" draw:stroke-dash="Dash_20_Dot_20_4" draw:fill-color="#1c527f" draw:fill-gradient-name="Gradient_20_1" draw:fill-hatch-name="Red_20_90_20_Degrees_20_Crossed_20_1" draw:fill-image-name="Bitmap_20_1" draw:textarea-vertical-align="middle"/>
      <style:paragraph-properties fo:text-align="center"/>
    </style:style>
    <style:style style:name="Obj_5f_Inner_5f_01_5f_T80" style:display-name="Obj_Inner_01_T80" style:family="graphic" style:parent-style-name="standard">
      <style:graphic-properties draw:fill-color="#ffffff" draw:opacity="20%" draw:auto-grow-height="false" fo:min-height="4.456cm" fo:min-width="4.182cm"/>
    </style:style>
    <style:style style:name="Obj_5f_Inner_5f_02_5f_T20" style:display-name="Obj_Inner_02_T20" style:family="graphic" style:parent-style-name="standard">
      <style:graphic-properties draw:stroke="none" draw:fill-color="#1c527f" draw:opacity="80%" draw:textarea-vertical-align="middle"/>
      <style:paragraph-properties fo:text-align="center"/>
    </style:style>
    <style:style style:name="Obj_5f_Text_5f_01" style:display-name="Obj_Text_01" style:family="graphic" style:parent-style-name="standard">
      <style:graphic-properties draw:stroke="none" draw:fill="solid" draw:fill-color="#1c527f" draw:textarea-horizontal-align="justify" draw:textarea-vertical-align="middle" draw:auto-grow-height="false" fo:min-height="0.147cm" fo:min-width="0.518cm"/>
      <style:paragraph-properties fo:text-align="center" style:writing-mode="lr-tb"/>
      <style:text-properties fo:color="#ffffff" loext:opacity="100%" fo:font-size="12pt" style:font-size-asian="12pt" style:font-size-complex="12pt"/>
    </style:style>
    <style:style style:name="Obj_5f_Line_5f_01_5f_Dash" style:display-name="Obj_Line_01_Dash" style:family="graphic" style:parent-style-name="standard">
      <style:graphic-properties draw:stroke="dash" draw:stroke-dash="Long_20_Dash_20__28_Rounded_29_" svg:stroke-width="0.1cm" svg:stroke-color="#ffffff" draw:marker-start-width="0.35cm" draw:marker-end-width="0.35cm" svg:stroke-linecap="round" draw:fill="none" draw:fill-color="#ffffff" draw:fill-gradient-name="Gradient_20_1" draw:fill-hatch-name="Red_20_90_20_Degrees_20_Crossed_20_1" draw:fill-image-name="Bitmap_20_1"/>
    </style:style>
    <style:style style:name="Obj_5f_Line_5f_01_5f_Solid" style:display-name="Obj_Line_01_Solid" style:family="graphic" style:parent-style-name="standard">
      <style:graphic-properties svg:stroke-width="0.159cm" svg:stroke-color="#ffffff" draw:marker-start-width="0.438cm" draw:marker-end-width="0.438cm" draw:fill="none" draw:textarea-vertical-align="middle" fo:padding-top="0.204cm" fo:padding-bottom="0.204cm" fo:padding-left="0.329cm" fo:padding-right="0.329cm"/>
      <style:paragraph-properties fo:text-align="center"/>
    </style:style>
    <style:style style:name="Obj_5f_Line_5f_02_5f_Solid" style:display-name="Obj_Line_02_Solid" style:family="graphic" style:parent-style-name="standard">
      <style:graphic-properties draw:stroke="solid" svg:stroke-width="0.035cm" svg:stroke-color="#1c527f" draw:marker-start-width="0.252cm" draw:marker-end-width="0.252cm" draw:fill="none" draw:textarea-vertical-align="middle" fo:padding-top="0.142cm" fo:padding-bottom="0.142cm" fo:padding-left="0.267cm" fo:padding-right="0.267cm"/>
      <style:paragraph-properties fo:text-align="center"/>
    </style:style>
    <style:style style:name="Obj_5f_Boundary" style:display-name="Obj_Boundary" style:family="graphic" style:parent-style-name="standard">
      <style:graphic-properties draw:stroke="dash" draw:stroke-dash="Long_20_Dash" svg:stroke-width="0.018cm" svg:stroke-color="#ffffff" draw:marker-start-width="0.227cm" draw:marker-end-width="0.227cm" draw:fill="none" draw:fill-gradient-name="Gradient_20_1" draw:fill-hatch-name="Red_20_90_20_Degrees_20_Crossed_20_1" draw:fill-image-name="Bitmap_20_1" fo:min-height="0cm" fo:min-width="0cm" fo:padding-top="0.084cm" fo:padding-bottom="0.084cm" fo:padding-left="0.209cm" fo:padding-right="0.209cm"/>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9T23:56:08.962231220</meta:creation-date>
    <dc:date>2023-03-20T14:42:00.828907759</dc:date>
    <dc:creator>Yen-Sen Lu</dc:creator>
    <meta:editing-duration>PT9H16M47S</meta:editing-duration>
    <meta:editing-cycles>10</meta:editing-cycles>
    <meta:generator>LibreOffice/7.3.7.2$Linux_X86_64 LibreOffice_project/30$Build-2</meta:generator>
    <meta:document-statistic meta:object-count="739"/>
  </office:meta>
</office:document-meta>
</file>